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1.60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8"/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row table:style-name="ro1">
          <table:table-cell office:value-type="string">
            <text:p>0</text:p>
          </table:table-cell>
          <table:table-cell table:formula="of:=[.A1]&amp;&quot;00&quot;" office:value-type="string" office:string-value="000">
            <text:p>000</text:p>
          </table:table-cell>
          <table:table-cell table:formula="of:=&quot;alias 'cross12rgb.setcolor=&quot;&amp;[.A1]&amp;&quot;' exec yamahadodger/cross12rgb/rgb/&quot;&amp;[.B1]" office:value-type="string" office:string-value="alias 'cross12rgb.setcolor=0' exec yamahadodger/cross12rgb/rgb/000">
            <text:p>alias 'cross12rgb.setcolor=0' exec yamahadodger/cross12rgb/rgb/000</text:p>
          </table:table-cell>
        </table:table-row>
        <table:table-row table:style-name="ro1">
          <table:table-cell office:value-type="string">
            <text:p>01</text:p>
          </table:table-cell>
          <table:table-cell table:formula="of:=[.A2]&amp;&quot;0&quot;" office:value-type="string" office:string-value="010">
            <text:p>010</text:p>
          </table:table-cell>
          <table:table-cell table:formula="of:=&quot;alias 'cross12rgb.setcolor=&quot;&amp;[.A2]&amp;&quot;' exec yamahadodger/cross12rgb/rgb/&quot;&amp;[.B2]" office:value-type="string" office:string-value="alias 'cross12rgb.setcolor=01' exec yamahadodger/cross12rgb/rgb/010">
            <text:p>alias 'cross12rgb.setcolor=01' exec yamahadodger/cross12rgb/rgb/010</text:p>
          </table:table-cell>
        </table:table-row>
        <table:table-row table:style-name="ro1">
          <table:table-cell office:value-type="string">
            <text:p>02</text:p>
          </table:table-cell>
          <table:table-cell table:formula="of:=[.A3]&amp;&quot;0&quot;" office:value-type="string" office:string-value="020">
            <text:p>020</text:p>
          </table:table-cell>
          <table:table-cell table:formula="of:=&quot;alias 'cross12rgb.setcolor=&quot;&amp;[.A3]&amp;&quot;' exec yamahadodger/cross12rgb/rgb/&quot;&amp;[.B3]" office:value-type="string" office:string-value="alias 'cross12rgb.setcolor=02' exec yamahadodger/cross12rgb/rgb/020">
            <text:p>alias 'cross12rgb.setcolor=02' exec yamahadodger/cross12rgb/rgb/020</text:p>
          </table:table-cell>
        </table:table-row>
        <table:table-row table:style-name="ro1">
          <table:table-cell office:value-type="string">
            <text:p>03</text:p>
          </table:table-cell>
          <table:table-cell table:formula="of:=[.A4]&amp;&quot;0&quot;" office:value-type="string" office:string-value="030">
            <text:p>030</text:p>
          </table:table-cell>
          <table:table-cell table:formula="of:=&quot;alias 'cross12rgb.setcolor=&quot;&amp;[.A4]&amp;&quot;' exec yamahadodger/cross12rgb/rgb/&quot;&amp;[.B4]" office:value-type="string" office:string-value="alias 'cross12rgb.setcolor=03' exec yamahadodger/cross12rgb/rgb/030">
            <text:p>alias 'cross12rgb.setcolor=03' exec yamahadodger/cross12rgb/rgb/030</text:p>
          </table:table-cell>
        </table:table-row>
        <table:table-row table:style-name="ro1">
          <table:table-cell office:value-type="string">
            <text:p>04</text:p>
          </table:table-cell>
          <table:table-cell table:formula="of:=[.A5]&amp;&quot;0&quot;" office:value-type="string" office:string-value="040">
            <text:p>040</text:p>
          </table:table-cell>
          <table:table-cell table:formula="of:=&quot;alias 'cross12rgb.setcolor=&quot;&amp;[.A5]&amp;&quot;' exec yamahadodger/cross12rgb/rgb/&quot;&amp;[.B5]" office:value-type="string" office:string-value="alias 'cross12rgb.setcolor=04' exec yamahadodger/cross12rgb/rgb/040">
            <text:p>alias 'cross12rgb.setcolor=04' exec yamahadodger/cross12rgb/rgb/040</text:p>
          </table:table-cell>
        </table:table-row>
        <table:table-row table:style-name="ro1">
          <table:table-cell office:value-type="string">
            <text:p>05</text:p>
          </table:table-cell>
          <table:table-cell table:formula="of:=[.A6]&amp;&quot;0&quot;" office:value-type="string" office:string-value="050">
            <text:p>050</text:p>
          </table:table-cell>
          <table:table-cell table:formula="of:=&quot;alias 'cross12rgb.setcolor=&quot;&amp;[.A6]&amp;&quot;' exec yamahadodger/cross12rgb/rgb/&quot;&amp;[.B6]" office:value-type="string" office:string-value="alias 'cross12rgb.setcolor=05' exec yamahadodger/cross12rgb/rgb/050">
            <text:p>alias 'cross12rgb.setcolor=05' exec yamahadodger/cross12rgb/rgb/050</text:p>
          </table:table-cell>
        </table:table-row>
        <table:table-row table:style-name="ro1">
          <table:table-cell office:value-type="string">
            <text:p>06</text:p>
          </table:table-cell>
          <table:table-cell table:formula="of:=[.A7]&amp;&quot;0&quot;" office:value-type="string" office:string-value="060">
            <text:p>060</text:p>
          </table:table-cell>
          <table:table-cell table:formula="of:=&quot;alias 'cross12rgb.setcolor=&quot;&amp;[.A7]&amp;&quot;' exec yamahadodger/cross12rgb/rgb/&quot;&amp;[.B7]" office:value-type="string" office:string-value="alias 'cross12rgb.setcolor=06' exec yamahadodger/cross12rgb/rgb/060">
            <text:p>alias 'cross12rgb.setcolor=06' exec yamahadodger/cross12rgb/rgb/060</text:p>
          </table:table-cell>
        </table:table-row>
        <table:table-row table:style-name="ro1">
          <table:table-cell office:value-type="string">
            <text:p>07</text:p>
          </table:table-cell>
          <table:table-cell table:formula="of:=[.A8]&amp;&quot;0&quot;" office:value-type="string" office:string-value="070">
            <text:p>070</text:p>
          </table:table-cell>
          <table:table-cell table:formula="of:=&quot;alias 'cross12rgb.setcolor=&quot;&amp;[.A8]&amp;&quot;' exec yamahadodger/cross12rgb/rgb/&quot;&amp;[.B8]" office:value-type="string" office:string-value="alias 'cross12rgb.setcolor=07' exec yamahadodger/cross12rgb/rgb/070">
            <text:p>alias 'cross12rgb.setcolor=07' exec yamahadodger/cross12rgb/rgb/070</text:p>
          </table:table-cell>
        </table:table-row>
        <table:table-row table:style-name="ro1">
          <table:table-cell office:value-type="string">
            <text:p>08</text:p>
          </table:table-cell>
          <table:table-cell table:formula="of:=[.A9]&amp;&quot;0&quot;" office:value-type="string" office:string-value="080">
            <text:p>080</text:p>
          </table:table-cell>
          <table:table-cell table:formula="of:=&quot;alias 'cross12rgb.setcolor=&quot;&amp;[.A9]&amp;&quot;' exec yamahadodger/cross12rgb/rgb/&quot;&amp;[.B9]" office:value-type="string" office:string-value="alias 'cross12rgb.setcolor=08' exec yamahadodger/cross12rgb/rgb/080">
            <text:p>alias 'cross12rgb.setcolor=08' exec yamahadodger/cross12rgb/rgb/080</text:p>
          </table:table-cell>
        </table:table-row>
        <table:table-row table:style-name="ro1">
          <table:table-cell office:value-type="string">
            <text:p>09</text:p>
          </table:table-cell>
          <table:table-cell table:formula="of:=[.A10]&amp;&quot;0&quot;" office:value-type="string" office:string-value="090">
            <text:p>090</text:p>
          </table:table-cell>
          <table:table-cell table:formula="of:=&quot;alias 'cross12rgb.setcolor=&quot;&amp;[.A10]&amp;&quot;' exec yamahadodger/cross12rgb/rgb/&quot;&amp;[.B10]" office:value-type="string" office:string-value="alias 'cross12rgb.setcolor=09' exec yamahadodger/cross12rgb/rgb/090">
            <text:p>alias 'cross12rgb.setcolor=09' exec yamahadodger/cross12rgb/rgb/090</text:p>
          </table:table-cell>
        </table:table-row>
        <table:table-row table:style-name="ro1">
          <table:table-cell office:value-type="string">
            <text:p>0a</text:p>
          </table:table-cell>
          <table:table-cell table:formula="of:=[.A11]&amp;&quot;0&quot;" office:value-type="string" office:string-value="0a0">
            <text:p>0a0</text:p>
          </table:table-cell>
          <table:table-cell table:formula="of:=&quot;alias 'cross12rgb.setcolor=&quot;&amp;[.A11]&amp;&quot;' exec yamahadodger/cross12rgb/rgb/&quot;&amp;[.B11]" office:value-type="string" office:string-value="alias 'cross12rgb.setcolor=0a' exec yamahadodger/cross12rgb/rgb/0a0">
            <text:p>alias 'cross12rgb.setcolor=0a' exec yamahadodger/cross12rgb/rgb/0a0</text:p>
          </table:table-cell>
        </table:table-row>
        <table:table-row table:style-name="ro1">
          <table:table-cell office:value-type="string">
            <text:p>0b</text:p>
          </table:table-cell>
          <table:table-cell table:formula="of:=[.A12]&amp;&quot;0&quot;" office:value-type="string" office:string-value="0b0">
            <text:p>0b0</text:p>
          </table:table-cell>
          <table:table-cell table:formula="of:=&quot;alias 'cross12rgb.setcolor=&quot;&amp;[.A12]&amp;&quot;' exec yamahadodger/cross12rgb/rgb/&quot;&amp;[.B12]" office:value-type="string" office:string-value="alias 'cross12rgb.setcolor=0b' exec yamahadodger/cross12rgb/rgb/0b0">
            <text:p>alias 'cross12rgb.setcolor=0b' exec yamahadodger/cross12rgb/rgb/0b0</text:p>
          </table:table-cell>
        </table:table-row>
        <table:table-row table:style-name="ro1">
          <table:table-cell office:value-type="string">
            <text:p>0c</text:p>
          </table:table-cell>
          <table:table-cell table:formula="of:=[.A13]&amp;&quot;0&quot;" office:value-type="string" office:string-value="0c0">
            <text:p>0c0</text:p>
          </table:table-cell>
          <table:table-cell table:formula="of:=&quot;alias 'cross12rgb.setcolor=&quot;&amp;[.A13]&amp;&quot;' exec yamahadodger/cross12rgb/rgb/&quot;&amp;[.B13]" office:value-type="string" office:string-value="alias 'cross12rgb.setcolor=0c' exec yamahadodger/cross12rgb/rgb/0c0">
            <text:p>alias 'cross12rgb.setcolor=0c' exec yamahadodger/cross12rgb/rgb/0c0</text:p>
          </table:table-cell>
        </table:table-row>
        <table:table-row table:style-name="ro1">
          <table:table-cell office:value-type="string">
            <text:p>0d</text:p>
          </table:table-cell>
          <table:table-cell table:formula="of:=[.A14]&amp;&quot;0&quot;" office:value-type="string" office:string-value="0d0">
            <text:p>0d0</text:p>
          </table:table-cell>
          <table:table-cell table:formula="of:=&quot;alias 'cross12rgb.setcolor=&quot;&amp;[.A14]&amp;&quot;' exec yamahadodger/cross12rgb/rgb/&quot;&amp;[.B14]" office:value-type="string" office:string-value="alias 'cross12rgb.setcolor=0d' exec yamahadodger/cross12rgb/rgb/0d0">
            <text:p>alias 'cross12rgb.setcolor=0d' exec yamahadodger/cross12rgb/rgb/0d0</text:p>
          </table:table-cell>
        </table:table-row>
        <table:table-row table:style-name="ro1">
          <table:table-cell office:value-type="string">
            <text:p>0e</text:p>
          </table:table-cell>
          <table:table-cell table:formula="of:=[.A15]&amp;&quot;0&quot;" office:value-type="string" office:string-value="0e0">
            <text:p>0e0</text:p>
          </table:table-cell>
          <table:table-cell table:formula="of:=&quot;alias 'cross12rgb.setcolor=&quot;&amp;[.A15]&amp;&quot;' exec yamahadodger/cross12rgb/rgb/&quot;&amp;[.B15]" office:value-type="string" office:string-value="alias 'cross12rgb.setcolor=0e' exec yamahadodger/cross12rgb/rgb/0e0">
            <text:p>alias 'cross12rgb.setcolor=0e' exec yamahadodger/cross12rgb/rgb/0e0</text:p>
          </table:table-cell>
        </table:table-row>
        <table:table-row table:style-name="ro1">
          <table:table-cell office:value-type="string">
            <text:p>0f</text:p>
          </table:table-cell>
          <table:table-cell table:formula="of:=[.A16]&amp;&quot;0&quot;" office:value-type="string" office:string-value="0f0">
            <text:p>0f0</text:p>
          </table:table-cell>
          <table:table-cell table:formula="of:=&quot;alias 'cross12rgb.setcolor=&quot;&amp;[.A16]&amp;&quot;' exec yamahadodger/cross12rgb/rgb/&quot;&amp;[.B16]" office:value-type="string" office:string-value="alias 'cross12rgb.setcolor=0f' exec yamahadodger/cross12rgb/rgb/0f0">
            <text:p>alias 'cross12rgb.setcolor=0f' exec yamahadodger/cross12rgb/rgb/0f0</text:p>
          </table:table-cell>
        </table:table-row>
        <table:table-row table:style-name="ro1">
          <table:table-cell office:value-type="string">
            <text:p>1</text:p>
          </table:table-cell>
          <table:table-cell table:formula="of:=[.A17]&amp;&quot;00&quot;" office:value-type="string" office:string-value="100">
            <text:p>100</text:p>
          </table:table-cell>
          <table:table-cell table:formula="of:=&quot;alias 'cross12rgb.setcolor=&quot;&amp;[.A17]&amp;&quot;' exec yamahadodger/cross12rgb/rgb/&quot;&amp;[.B17]" office:value-type="string" office:string-value="alias 'cross12rgb.setcolor=1' exec yamahadodger/cross12rgb/rgb/100">
            <text:p>alias 'cross12rgb.setcolor=1' exec yamahadodger/cross12rgb/rgb/100</text:p>
          </table:table-cell>
        </table:table-row>
        <table:table-row table:style-name="ro1">
          <table:table-cell office:value-type="string">
            <text:p>11</text:p>
          </table:table-cell>
          <table:table-cell table:formula="of:=[.A18]&amp;&quot;0&quot;" office:value-type="string" office:string-value="110">
            <text:p>110</text:p>
          </table:table-cell>
          <table:table-cell table:formula="of:=&quot;alias 'cross12rgb.setcolor=&quot;&amp;[.A18]&amp;&quot;' exec yamahadodger/cross12rgb/rgb/&quot;&amp;[.B18]" office:value-type="string" office:string-value="alias 'cross12rgb.setcolor=11' exec yamahadodger/cross12rgb/rgb/110">
            <text:p>alias 'cross12rgb.setcolor=11' exec yamahadodger/cross12rgb/rgb/110</text:p>
          </table:table-cell>
        </table:table-row>
        <table:table-row table:style-name="ro1">
          <table:table-cell office:value-type="string">
            <text:p>12</text:p>
          </table:table-cell>
          <table:table-cell table:formula="of:=[.A19]&amp;&quot;0&quot;" office:value-type="string" office:string-value="120">
            <text:p>120</text:p>
          </table:table-cell>
          <table:table-cell table:formula="of:=&quot;alias 'cross12rgb.setcolor=&quot;&amp;[.A19]&amp;&quot;' exec yamahadodger/cross12rgb/rgb/&quot;&amp;[.B19]" office:value-type="string" office:string-value="alias 'cross12rgb.setcolor=12' exec yamahadodger/cross12rgb/rgb/120">
            <text:p>alias 'cross12rgb.setcolor=12' exec yamahadodger/cross12rgb/rgb/120</text:p>
          </table:table-cell>
        </table:table-row>
        <table:table-row table:style-name="ro1">
          <table:table-cell office:value-type="string">
            <text:p>13</text:p>
          </table:table-cell>
          <table:table-cell table:formula="of:=[.A20]&amp;&quot;0&quot;" office:value-type="string" office:string-value="130">
            <text:p>130</text:p>
          </table:table-cell>
          <table:table-cell table:formula="of:=&quot;alias 'cross12rgb.setcolor=&quot;&amp;[.A20]&amp;&quot;' exec yamahadodger/cross12rgb/rgb/&quot;&amp;[.B20]" office:value-type="string" office:string-value="alias 'cross12rgb.setcolor=13' exec yamahadodger/cross12rgb/rgb/130">
            <text:p>alias 'cross12rgb.setcolor=13' exec yamahadodger/cross12rgb/rgb/130</text:p>
          </table:table-cell>
        </table:table-row>
        <table:table-row table:style-name="ro1">
          <table:table-cell office:value-type="string">
            <text:p>14</text:p>
          </table:table-cell>
          <table:table-cell table:formula="of:=[.A21]&amp;&quot;0&quot;" office:value-type="string" office:string-value="140">
            <text:p>140</text:p>
          </table:table-cell>
          <table:table-cell table:formula="of:=&quot;alias 'cross12rgb.setcolor=&quot;&amp;[.A21]&amp;&quot;' exec yamahadodger/cross12rgb/rgb/&quot;&amp;[.B21]" office:value-type="string" office:string-value="alias 'cross12rgb.setcolor=14' exec yamahadodger/cross12rgb/rgb/140">
            <text:p>alias 'cross12rgb.setcolor=14' exec yamahadodger/cross12rgb/rgb/140</text:p>
          </table:table-cell>
        </table:table-row>
        <table:table-row table:style-name="ro1">
          <table:table-cell office:value-type="string">
            <text:p>15</text:p>
          </table:table-cell>
          <table:table-cell table:formula="of:=[.A22]&amp;&quot;0&quot;" office:value-type="string" office:string-value="150">
            <text:p>150</text:p>
          </table:table-cell>
          <table:table-cell table:formula="of:=&quot;alias 'cross12rgb.setcolor=&quot;&amp;[.A22]&amp;&quot;' exec yamahadodger/cross12rgb/rgb/&quot;&amp;[.B22]" office:value-type="string" office:string-value="alias 'cross12rgb.setcolor=15' exec yamahadodger/cross12rgb/rgb/150">
            <text:p>alias 'cross12rgb.setcolor=15' exec yamahadodger/cross12rgb/rgb/150</text:p>
          </table:table-cell>
        </table:table-row>
        <table:table-row table:style-name="ro1">
          <table:table-cell office:value-type="string">
            <text:p>16</text:p>
          </table:table-cell>
          <table:table-cell table:formula="of:=[.A23]&amp;&quot;0&quot;" office:value-type="string" office:string-value="160">
            <text:p>160</text:p>
          </table:table-cell>
          <table:table-cell table:formula="of:=&quot;alias 'cross12rgb.setcolor=&quot;&amp;[.A23]&amp;&quot;' exec yamahadodger/cross12rgb/rgb/&quot;&amp;[.B23]" office:value-type="string" office:string-value="alias 'cross12rgb.setcolor=16' exec yamahadodger/cross12rgb/rgb/160">
            <text:p>alias 'cross12rgb.setcolor=16' exec yamahadodger/cross12rgb/rgb/160</text:p>
          </table:table-cell>
        </table:table-row>
        <table:table-row table:style-name="ro1">
          <table:table-cell office:value-type="string">
            <text:p>17</text:p>
          </table:table-cell>
          <table:table-cell table:formula="of:=[.A24]&amp;&quot;0&quot;" office:value-type="string" office:string-value="170">
            <text:p>170</text:p>
          </table:table-cell>
          <table:table-cell table:formula="of:=&quot;alias 'cross12rgb.setcolor=&quot;&amp;[.A24]&amp;&quot;' exec yamahadodger/cross12rgb/rgb/&quot;&amp;[.B24]" office:value-type="string" office:string-value="alias 'cross12rgb.setcolor=17' exec yamahadodger/cross12rgb/rgb/170">
            <text:p>alias 'cross12rgb.setcolor=17' exec yamahadodger/cross12rgb/rgb/170</text:p>
          </table:table-cell>
        </table:table-row>
        <table:table-row table:style-name="ro1">
          <table:table-cell office:value-type="string">
            <text:p>18</text:p>
          </table:table-cell>
          <table:table-cell table:formula="of:=[.A25]&amp;&quot;0&quot;" office:value-type="string" office:string-value="180">
            <text:p>180</text:p>
          </table:table-cell>
          <table:table-cell table:formula="of:=&quot;alias 'cross12rgb.setcolor=&quot;&amp;[.A25]&amp;&quot;' exec yamahadodger/cross12rgb/rgb/&quot;&amp;[.B25]" office:value-type="string" office:string-value="alias 'cross12rgb.setcolor=18' exec yamahadodger/cross12rgb/rgb/180">
            <text:p>alias 'cross12rgb.setcolor=18' exec yamahadodger/cross12rgb/rgb/180</text:p>
          </table:table-cell>
        </table:table-row>
        <table:table-row table:style-name="ro1">
          <table:table-cell office:value-type="string">
            <text:p>19</text:p>
          </table:table-cell>
          <table:table-cell table:formula="of:=[.A26]&amp;&quot;0&quot;" office:value-type="string" office:string-value="190">
            <text:p>190</text:p>
          </table:table-cell>
          <table:table-cell table:formula="of:=&quot;alias 'cross12rgb.setcolor=&quot;&amp;[.A26]&amp;&quot;' exec yamahadodger/cross12rgb/rgb/&quot;&amp;[.B26]" office:value-type="string" office:string-value="alias 'cross12rgb.setcolor=19' exec yamahadodger/cross12rgb/rgb/190">
            <text:p>alias 'cross12rgb.setcolor=19' exec yamahadodger/cross12rgb/rgb/190</text:p>
          </table:table-cell>
        </table:table-row>
        <table:table-row table:style-name="ro1">
          <table:table-cell office:value-type="string">
            <text:p>1a</text:p>
          </table:table-cell>
          <table:table-cell table:formula="of:=[.A27]&amp;&quot;0&quot;" office:value-type="string" office:string-value="1a0">
            <text:p>1a0</text:p>
          </table:table-cell>
          <table:table-cell table:formula="of:=&quot;alias 'cross12rgb.setcolor=&quot;&amp;[.A27]&amp;&quot;' exec yamahadodger/cross12rgb/rgb/&quot;&amp;[.B27]" office:value-type="string" office:string-value="alias 'cross12rgb.setcolor=1a' exec yamahadodger/cross12rgb/rgb/1a0">
            <text:p>alias 'cross12rgb.setcolor=1a' exec yamahadodger/cross12rgb/rgb/1a0</text:p>
          </table:table-cell>
        </table:table-row>
        <table:table-row table:style-name="ro1">
          <table:table-cell office:value-type="string">
            <text:p>1b</text:p>
          </table:table-cell>
          <table:table-cell table:formula="of:=[.A28]&amp;&quot;0&quot;" office:value-type="string" office:string-value="1b0">
            <text:p>1b0</text:p>
          </table:table-cell>
          <table:table-cell table:formula="of:=&quot;alias 'cross12rgb.setcolor=&quot;&amp;[.A28]&amp;&quot;' exec yamahadodger/cross12rgb/rgb/&quot;&amp;[.B28]" office:value-type="string" office:string-value="alias 'cross12rgb.setcolor=1b' exec yamahadodger/cross12rgb/rgb/1b0">
            <text:p>alias 'cross12rgb.setcolor=1b' exec yamahadodger/cross12rgb/rgb/1b0</text:p>
          </table:table-cell>
        </table:table-row>
        <table:table-row table:style-name="ro1">
          <table:table-cell office:value-type="string">
            <text:p>1c</text:p>
          </table:table-cell>
          <table:table-cell table:formula="of:=[.A29]&amp;&quot;0&quot;" office:value-type="string" office:string-value="1c0">
            <text:p>1c0</text:p>
          </table:table-cell>
          <table:table-cell table:formula="of:=&quot;alias 'cross12rgb.setcolor=&quot;&amp;[.A29]&amp;&quot;' exec yamahadodger/cross12rgb/rgb/&quot;&amp;[.B29]" office:value-type="string" office:string-value="alias 'cross12rgb.setcolor=1c' exec yamahadodger/cross12rgb/rgb/1c0">
            <text:p>alias 'cross12rgb.setcolor=1c' exec yamahadodger/cross12rgb/rgb/1c0</text:p>
          </table:table-cell>
        </table:table-row>
        <table:table-row table:style-name="ro1">
          <table:table-cell office:value-type="string">
            <text:p>1d</text:p>
          </table:table-cell>
          <table:table-cell table:formula="of:=[.A30]&amp;&quot;0&quot;" office:value-type="string" office:string-value="1d0">
            <text:p>1d0</text:p>
          </table:table-cell>
          <table:table-cell table:formula="of:=&quot;alias 'cross12rgb.setcolor=&quot;&amp;[.A30]&amp;&quot;' exec yamahadodger/cross12rgb/rgb/&quot;&amp;[.B30]" office:value-type="string" office:string-value="alias 'cross12rgb.setcolor=1d' exec yamahadodger/cross12rgb/rgb/1d0">
            <text:p>alias 'cross12rgb.setcolor=1d' exec yamahadodger/cross12rgb/rgb/1d0</text:p>
          </table:table-cell>
        </table:table-row>
        <table:table-row table:style-name="ro1">
          <table:table-cell office:value-type="string">
            <text:p>1e</text:p>
          </table:table-cell>
          <table:table-cell table:formula="of:=[.A31]&amp;&quot;0&quot;" office:value-type="string" office:string-value="1e0">
            <text:p>1e0</text:p>
          </table:table-cell>
          <table:table-cell table:formula="of:=&quot;alias 'cross12rgb.setcolor=&quot;&amp;[.A31]&amp;&quot;' exec yamahadodger/cross12rgb/rgb/&quot;&amp;[.B31]" office:value-type="string" office:string-value="alias 'cross12rgb.setcolor=1e' exec yamahadodger/cross12rgb/rgb/1e0">
            <text:p>alias 'cross12rgb.setcolor=1e' exec yamahadodger/cross12rgb/rgb/1e0</text:p>
          </table:table-cell>
        </table:table-row>
        <table:table-row table:style-name="ro1">
          <table:table-cell office:value-type="string">
            <text:p>1f</text:p>
          </table:table-cell>
          <table:table-cell table:formula="of:=[.A32]&amp;&quot;0&quot;" office:value-type="string" office:string-value="1f0">
            <text:p>1f0</text:p>
          </table:table-cell>
          <table:table-cell table:formula="of:=&quot;alias 'cross12rgb.setcolor=&quot;&amp;[.A32]&amp;&quot;' exec yamahadodger/cross12rgb/rgb/&quot;&amp;[.B32]" office:value-type="string" office:string-value="alias 'cross12rgb.setcolor=1f' exec yamahadodger/cross12rgb/rgb/1f0">
            <text:p>alias 'cross12rgb.setcolor=1f' exec yamahadodger/cross12rgb/rgb/1f0</text:p>
          </table:table-cell>
        </table:table-row>
        <table:table-row table:style-name="ro1">
          <table:table-cell office:value-type="string">
            <text:p>2</text:p>
          </table:table-cell>
          <table:table-cell table:formula="of:=[.A33]&amp;&quot;00&quot;" office:value-type="string" office:string-value="200">
            <text:p>200</text:p>
          </table:table-cell>
          <table:table-cell table:formula="of:=&quot;alias 'cross12rgb.setcolor=&quot;&amp;[.A33]&amp;&quot;' exec yamahadodger/cross12rgb/rgb/&quot;&amp;[.B33]" office:value-type="string" office:string-value="alias 'cross12rgb.setcolor=2' exec yamahadodger/cross12rgb/rgb/200">
            <text:p>alias 'cross12rgb.setcolor=2' exec yamahadodger/cross12rgb/rgb/200</text:p>
          </table:table-cell>
        </table:table-row>
        <table:table-row table:style-name="ro1">
          <table:table-cell office:value-type="string">
            <text:p>21</text:p>
          </table:table-cell>
          <table:table-cell table:formula="of:=[.A34]&amp;&quot;0&quot;" office:value-type="string" office:string-value="210">
            <text:p>210</text:p>
          </table:table-cell>
          <table:table-cell table:formula="of:=&quot;alias 'cross12rgb.setcolor=&quot;&amp;[.A34]&amp;&quot;' exec yamahadodger/cross12rgb/rgb/&quot;&amp;[.B34]" office:value-type="string" office:string-value="alias 'cross12rgb.setcolor=21' exec yamahadodger/cross12rgb/rgb/210">
            <text:p>alias 'cross12rgb.setcolor=21' exec yamahadodger/cross12rgb/rgb/210</text:p>
          </table:table-cell>
        </table:table-row>
        <table:table-row table:style-name="ro1">
          <table:table-cell office:value-type="string">
            <text:p>22</text:p>
          </table:table-cell>
          <table:table-cell table:formula="of:=[.A35]&amp;&quot;0&quot;" office:value-type="string" office:string-value="220">
            <text:p>220</text:p>
          </table:table-cell>
          <table:table-cell table:formula="of:=&quot;alias 'cross12rgb.setcolor=&quot;&amp;[.A35]&amp;&quot;' exec yamahadodger/cross12rgb/rgb/&quot;&amp;[.B35]" office:value-type="string" office:string-value="alias 'cross12rgb.setcolor=22' exec yamahadodger/cross12rgb/rgb/220">
            <text:p>alias 'cross12rgb.setcolor=22' exec yamahadodger/cross12rgb/rgb/220</text:p>
          </table:table-cell>
        </table:table-row>
        <table:table-row table:style-name="ro1">
          <table:table-cell office:value-type="string">
            <text:p>23</text:p>
          </table:table-cell>
          <table:table-cell table:formula="of:=[.A36]&amp;&quot;0&quot;" office:value-type="string" office:string-value="230">
            <text:p>230</text:p>
          </table:table-cell>
          <table:table-cell table:formula="of:=&quot;alias 'cross12rgb.setcolor=&quot;&amp;[.A36]&amp;&quot;' exec yamahadodger/cross12rgb/rgb/&quot;&amp;[.B36]" office:value-type="string" office:string-value="alias 'cross12rgb.setcolor=23' exec yamahadodger/cross12rgb/rgb/230">
            <text:p>alias 'cross12rgb.setcolor=23' exec yamahadodger/cross12rgb/rgb/230</text:p>
          </table:table-cell>
        </table:table-row>
        <table:table-row table:style-name="ro1">
          <table:table-cell office:value-type="string">
            <text:p>24</text:p>
          </table:table-cell>
          <table:table-cell table:formula="of:=[.A37]&amp;&quot;0&quot;" office:value-type="string" office:string-value="240">
            <text:p>240</text:p>
          </table:table-cell>
          <table:table-cell table:formula="of:=&quot;alias 'cross12rgb.setcolor=&quot;&amp;[.A37]&amp;&quot;' exec yamahadodger/cross12rgb/rgb/&quot;&amp;[.B37]" office:value-type="string" office:string-value="alias 'cross12rgb.setcolor=24' exec yamahadodger/cross12rgb/rgb/240">
            <text:p>alias 'cross12rgb.setcolor=24' exec yamahadodger/cross12rgb/rgb/240</text:p>
          </table:table-cell>
        </table:table-row>
        <table:table-row table:style-name="ro1">
          <table:table-cell office:value-type="string">
            <text:p>25</text:p>
          </table:table-cell>
          <table:table-cell table:formula="of:=[.A38]&amp;&quot;0&quot;" office:value-type="string" office:string-value="250">
            <text:p>250</text:p>
          </table:table-cell>
          <table:table-cell table:formula="of:=&quot;alias 'cross12rgb.setcolor=&quot;&amp;[.A38]&amp;&quot;' exec yamahadodger/cross12rgb/rgb/&quot;&amp;[.B38]" office:value-type="string" office:string-value="alias 'cross12rgb.setcolor=25' exec yamahadodger/cross12rgb/rgb/250">
            <text:p>alias 'cross12rgb.setcolor=25' exec yamahadodger/cross12rgb/rgb/250</text:p>
          </table:table-cell>
        </table:table-row>
        <table:table-row table:style-name="ro1">
          <table:table-cell office:value-type="string">
            <text:p>26</text:p>
          </table:table-cell>
          <table:table-cell table:formula="of:=[.A39]&amp;&quot;0&quot;" office:value-type="string" office:string-value="260">
            <text:p>260</text:p>
          </table:table-cell>
          <table:table-cell table:formula="of:=&quot;alias 'cross12rgb.setcolor=&quot;&amp;[.A39]&amp;&quot;' exec yamahadodger/cross12rgb/rgb/&quot;&amp;[.B39]" office:value-type="string" office:string-value="alias 'cross12rgb.setcolor=26' exec yamahadodger/cross12rgb/rgb/260">
            <text:p>alias 'cross12rgb.setcolor=26' exec yamahadodger/cross12rgb/rgb/260</text:p>
          </table:table-cell>
        </table:table-row>
        <table:table-row table:style-name="ro1">
          <table:table-cell office:value-type="string">
            <text:p>27</text:p>
          </table:table-cell>
          <table:table-cell table:formula="of:=[.A40]&amp;&quot;0&quot;" office:value-type="string" office:string-value="270">
            <text:p>270</text:p>
          </table:table-cell>
          <table:table-cell table:formula="of:=&quot;alias 'cross12rgb.setcolor=&quot;&amp;[.A40]&amp;&quot;' exec yamahadodger/cross12rgb/rgb/&quot;&amp;[.B40]" office:value-type="string" office:string-value="alias 'cross12rgb.setcolor=27' exec yamahadodger/cross12rgb/rgb/270">
            <text:p>alias 'cross12rgb.setcolor=27' exec yamahadodger/cross12rgb/rgb/270</text:p>
          </table:table-cell>
        </table:table-row>
        <table:table-row table:style-name="ro1">
          <table:table-cell office:value-type="string">
            <text:p>28</text:p>
          </table:table-cell>
          <table:table-cell table:formula="of:=[.A41]&amp;&quot;0&quot;" office:value-type="string" office:string-value="280">
            <text:p>280</text:p>
          </table:table-cell>
          <table:table-cell table:formula="of:=&quot;alias 'cross12rgb.setcolor=&quot;&amp;[.A41]&amp;&quot;' exec yamahadodger/cross12rgb/rgb/&quot;&amp;[.B41]" office:value-type="string" office:string-value="alias 'cross12rgb.setcolor=28' exec yamahadodger/cross12rgb/rgb/280">
            <text:p>alias 'cross12rgb.setcolor=28' exec yamahadodger/cross12rgb/rgb/280</text:p>
          </table:table-cell>
        </table:table-row>
        <table:table-row table:style-name="ro1">
          <table:table-cell office:value-type="string">
            <text:p>29</text:p>
          </table:table-cell>
          <table:table-cell table:formula="of:=[.A42]&amp;&quot;0&quot;" office:value-type="string" office:string-value="290">
            <text:p>290</text:p>
          </table:table-cell>
          <table:table-cell table:formula="of:=&quot;alias 'cross12rgb.setcolor=&quot;&amp;[.A42]&amp;&quot;' exec yamahadodger/cross12rgb/rgb/&quot;&amp;[.B42]" office:value-type="string" office:string-value="alias 'cross12rgb.setcolor=29' exec yamahadodger/cross12rgb/rgb/290">
            <text:p>alias 'cross12rgb.setcolor=29' exec yamahadodger/cross12rgb/rgb/290</text:p>
          </table:table-cell>
        </table:table-row>
        <table:table-row table:style-name="ro1">
          <table:table-cell office:value-type="string">
            <text:p>2a</text:p>
          </table:table-cell>
          <table:table-cell table:formula="of:=[.A43]&amp;&quot;0&quot;" office:value-type="string" office:string-value="2a0">
            <text:p>2a0</text:p>
          </table:table-cell>
          <table:table-cell table:formula="of:=&quot;alias 'cross12rgb.setcolor=&quot;&amp;[.A43]&amp;&quot;' exec yamahadodger/cross12rgb/rgb/&quot;&amp;[.B43]" office:value-type="string" office:string-value="alias 'cross12rgb.setcolor=2a' exec yamahadodger/cross12rgb/rgb/2a0">
            <text:p>alias 'cross12rgb.setcolor=2a' exec yamahadodger/cross12rgb/rgb/2a0</text:p>
          </table:table-cell>
        </table:table-row>
        <table:table-row table:style-name="ro1">
          <table:table-cell office:value-type="string">
            <text:p>2b</text:p>
          </table:table-cell>
          <table:table-cell table:formula="of:=[.A44]&amp;&quot;0&quot;" office:value-type="string" office:string-value="2b0">
            <text:p>2b0</text:p>
          </table:table-cell>
          <table:table-cell table:formula="of:=&quot;alias 'cross12rgb.setcolor=&quot;&amp;[.A44]&amp;&quot;' exec yamahadodger/cross12rgb/rgb/&quot;&amp;[.B44]" office:value-type="string" office:string-value="alias 'cross12rgb.setcolor=2b' exec yamahadodger/cross12rgb/rgb/2b0">
            <text:p>alias 'cross12rgb.setcolor=2b' exec yamahadodger/cross12rgb/rgb/2b0</text:p>
          </table:table-cell>
        </table:table-row>
        <table:table-row table:style-name="ro1">
          <table:table-cell office:value-type="string">
            <text:p>2c</text:p>
          </table:table-cell>
          <table:table-cell table:formula="of:=[.A45]&amp;&quot;0&quot;" office:value-type="string" office:string-value="2c0">
            <text:p>2c0</text:p>
          </table:table-cell>
          <table:table-cell table:formula="of:=&quot;alias 'cross12rgb.setcolor=&quot;&amp;[.A45]&amp;&quot;' exec yamahadodger/cross12rgb/rgb/&quot;&amp;[.B45]" office:value-type="string" office:string-value="alias 'cross12rgb.setcolor=2c' exec yamahadodger/cross12rgb/rgb/2c0">
            <text:p>alias 'cross12rgb.setcolor=2c' exec yamahadodger/cross12rgb/rgb/2c0</text:p>
          </table:table-cell>
        </table:table-row>
        <table:table-row table:style-name="ro1">
          <table:table-cell office:value-type="string">
            <text:p>2d</text:p>
          </table:table-cell>
          <table:table-cell table:formula="of:=[.A46]&amp;&quot;0&quot;" office:value-type="string" office:string-value="2d0">
            <text:p>2d0</text:p>
          </table:table-cell>
          <table:table-cell table:formula="of:=&quot;alias 'cross12rgb.setcolor=&quot;&amp;[.A46]&amp;&quot;' exec yamahadodger/cross12rgb/rgb/&quot;&amp;[.B46]" office:value-type="string" office:string-value="alias 'cross12rgb.setcolor=2d' exec yamahadodger/cross12rgb/rgb/2d0">
            <text:p>alias 'cross12rgb.setcolor=2d' exec yamahadodger/cross12rgb/rgb/2d0</text:p>
          </table:table-cell>
        </table:table-row>
        <table:table-row table:style-name="ro1">
          <table:table-cell office:value-type="string">
            <text:p>2e</text:p>
          </table:table-cell>
          <table:table-cell table:formula="of:=[.A47]&amp;&quot;0&quot;" office:value-type="string" office:string-value="2e0">
            <text:p>2e0</text:p>
          </table:table-cell>
          <table:table-cell table:formula="of:=&quot;alias 'cross12rgb.setcolor=&quot;&amp;[.A47]&amp;&quot;' exec yamahadodger/cross12rgb/rgb/&quot;&amp;[.B47]" office:value-type="string" office:string-value="alias 'cross12rgb.setcolor=2e' exec yamahadodger/cross12rgb/rgb/2e0">
            <text:p>alias 'cross12rgb.setcolor=2e' exec yamahadodger/cross12rgb/rgb/2e0</text:p>
          </table:table-cell>
        </table:table-row>
        <table:table-row table:style-name="ro1">
          <table:table-cell office:value-type="string">
            <text:p>2f</text:p>
          </table:table-cell>
          <table:table-cell table:formula="of:=[.A48]&amp;&quot;0&quot;" office:value-type="string" office:string-value="2f0">
            <text:p>2f0</text:p>
          </table:table-cell>
          <table:table-cell table:formula="of:=&quot;alias 'cross12rgb.setcolor=&quot;&amp;[.A48]&amp;&quot;' exec yamahadodger/cross12rgb/rgb/&quot;&amp;[.B48]" office:value-type="string" office:string-value="alias 'cross12rgb.setcolor=2f' exec yamahadodger/cross12rgb/rgb/2f0">
            <text:p>alias 'cross12rgb.setcolor=2f' exec yamahadodger/cross12rgb/rgb/2f0</text:p>
          </table:table-cell>
        </table:table-row>
        <table:table-row table:style-name="ro1">
          <table:table-cell office:value-type="string">
            <text:p>3</text:p>
          </table:table-cell>
          <table:table-cell table:formula="of:=[.A49]&amp;&quot;00&quot;" office:value-type="string" office:string-value="300">
            <text:p>300</text:p>
          </table:table-cell>
          <table:table-cell table:formula="of:=&quot;alias 'cross12rgb.setcolor=&quot;&amp;[.A49]&amp;&quot;' exec yamahadodger/cross12rgb/rgb/&quot;&amp;[.B49]" office:value-type="string" office:string-value="alias 'cross12rgb.setcolor=3' exec yamahadodger/cross12rgb/rgb/300">
            <text:p>alias 'cross12rgb.setcolor=3' exec yamahadodger/cross12rgb/rgb/300</text:p>
          </table:table-cell>
        </table:table-row>
        <table:table-row table:style-name="ro1">
          <table:table-cell office:value-type="string">
            <text:p>31</text:p>
          </table:table-cell>
          <table:table-cell table:formula="of:=[.A50]&amp;&quot;0&quot;" office:value-type="string" office:string-value="310">
            <text:p>310</text:p>
          </table:table-cell>
          <table:table-cell table:formula="of:=&quot;alias 'cross12rgb.setcolor=&quot;&amp;[.A50]&amp;&quot;' exec yamahadodger/cross12rgb/rgb/&quot;&amp;[.B50]" office:value-type="string" office:string-value="alias 'cross12rgb.setcolor=31' exec yamahadodger/cross12rgb/rgb/310">
            <text:p>alias 'cross12rgb.setcolor=31' exec yamahadodger/cross12rgb/rgb/310</text:p>
          </table:table-cell>
        </table:table-row>
        <table:table-row table:style-name="ro1">
          <table:table-cell office:value-type="string">
            <text:p>32</text:p>
          </table:table-cell>
          <table:table-cell table:formula="of:=[.A51]&amp;&quot;0&quot;" office:value-type="string" office:string-value="320">
            <text:p>320</text:p>
          </table:table-cell>
          <table:table-cell table:formula="of:=&quot;alias 'cross12rgb.setcolor=&quot;&amp;[.A51]&amp;&quot;' exec yamahadodger/cross12rgb/rgb/&quot;&amp;[.B51]" office:value-type="string" office:string-value="alias 'cross12rgb.setcolor=32' exec yamahadodger/cross12rgb/rgb/320">
            <text:p>alias 'cross12rgb.setcolor=32' exec yamahadodger/cross12rgb/rgb/320</text:p>
          </table:table-cell>
        </table:table-row>
        <table:table-row table:style-name="ro1">
          <table:table-cell office:value-type="string">
            <text:p>33</text:p>
          </table:table-cell>
          <table:table-cell table:formula="of:=[.A52]&amp;&quot;0&quot;" office:value-type="string" office:string-value="330">
            <text:p>330</text:p>
          </table:table-cell>
          <table:table-cell table:formula="of:=&quot;alias 'cross12rgb.setcolor=&quot;&amp;[.A52]&amp;&quot;' exec yamahadodger/cross12rgb/rgb/&quot;&amp;[.B52]" office:value-type="string" office:string-value="alias 'cross12rgb.setcolor=33' exec yamahadodger/cross12rgb/rgb/330">
            <text:p>alias 'cross12rgb.setcolor=33' exec yamahadodger/cross12rgb/rgb/330</text:p>
          </table:table-cell>
        </table:table-row>
        <table:table-row table:style-name="ro1">
          <table:table-cell office:value-type="string">
            <text:p>34</text:p>
          </table:table-cell>
          <table:table-cell table:formula="of:=[.A53]&amp;&quot;0&quot;" office:value-type="string" office:string-value="340">
            <text:p>340</text:p>
          </table:table-cell>
          <table:table-cell table:formula="of:=&quot;alias 'cross12rgb.setcolor=&quot;&amp;[.A53]&amp;&quot;' exec yamahadodger/cross12rgb/rgb/&quot;&amp;[.B53]" office:value-type="string" office:string-value="alias 'cross12rgb.setcolor=34' exec yamahadodger/cross12rgb/rgb/340">
            <text:p>alias 'cross12rgb.setcolor=34' exec yamahadodger/cross12rgb/rgb/340</text:p>
          </table:table-cell>
        </table:table-row>
        <table:table-row table:style-name="ro1">
          <table:table-cell office:value-type="string">
            <text:p>35</text:p>
          </table:table-cell>
          <table:table-cell table:formula="of:=[.A54]&amp;&quot;0&quot;" office:value-type="string" office:string-value="350">
            <text:p>350</text:p>
          </table:table-cell>
          <table:table-cell table:formula="of:=&quot;alias 'cross12rgb.setcolor=&quot;&amp;[.A54]&amp;&quot;' exec yamahadodger/cross12rgb/rgb/&quot;&amp;[.B54]" office:value-type="string" office:string-value="alias 'cross12rgb.setcolor=35' exec yamahadodger/cross12rgb/rgb/350">
            <text:p>alias 'cross12rgb.setcolor=35' exec yamahadodger/cross12rgb/rgb/350</text:p>
          </table:table-cell>
        </table:table-row>
        <table:table-row table:style-name="ro1">
          <table:table-cell office:value-type="string">
            <text:p>36</text:p>
          </table:table-cell>
          <table:table-cell table:formula="of:=[.A55]&amp;&quot;0&quot;" office:value-type="string" office:string-value="360">
            <text:p>360</text:p>
          </table:table-cell>
          <table:table-cell table:formula="of:=&quot;alias 'cross12rgb.setcolor=&quot;&amp;[.A55]&amp;&quot;' exec yamahadodger/cross12rgb/rgb/&quot;&amp;[.B55]" office:value-type="string" office:string-value="alias 'cross12rgb.setcolor=36' exec yamahadodger/cross12rgb/rgb/360">
            <text:p>alias 'cross12rgb.setcolor=36' exec yamahadodger/cross12rgb/rgb/360</text:p>
          </table:table-cell>
        </table:table-row>
        <table:table-row table:style-name="ro1">
          <table:table-cell office:value-type="string">
            <text:p>37</text:p>
          </table:table-cell>
          <table:table-cell table:formula="of:=[.A56]&amp;&quot;0&quot;" office:value-type="string" office:string-value="370">
            <text:p>370</text:p>
          </table:table-cell>
          <table:table-cell table:formula="of:=&quot;alias 'cross12rgb.setcolor=&quot;&amp;[.A56]&amp;&quot;' exec yamahadodger/cross12rgb/rgb/&quot;&amp;[.B56]" office:value-type="string" office:string-value="alias 'cross12rgb.setcolor=37' exec yamahadodger/cross12rgb/rgb/370">
            <text:p>alias 'cross12rgb.setcolor=37' exec yamahadodger/cross12rgb/rgb/370</text:p>
          </table:table-cell>
        </table:table-row>
        <table:table-row table:style-name="ro1">
          <table:table-cell office:value-type="string">
            <text:p>38</text:p>
          </table:table-cell>
          <table:table-cell table:formula="of:=[.A57]&amp;&quot;0&quot;" office:value-type="string" office:string-value="380">
            <text:p>380</text:p>
          </table:table-cell>
          <table:table-cell table:formula="of:=&quot;alias 'cross12rgb.setcolor=&quot;&amp;[.A57]&amp;&quot;' exec yamahadodger/cross12rgb/rgb/&quot;&amp;[.B57]" office:value-type="string" office:string-value="alias 'cross12rgb.setcolor=38' exec yamahadodger/cross12rgb/rgb/380">
            <text:p>alias 'cross12rgb.setcolor=38' exec yamahadodger/cross12rgb/rgb/380</text:p>
          </table:table-cell>
        </table:table-row>
        <table:table-row table:style-name="ro1">
          <table:table-cell office:value-type="string">
            <text:p>39</text:p>
          </table:table-cell>
          <table:table-cell table:formula="of:=[.A58]&amp;&quot;0&quot;" office:value-type="string" office:string-value="390">
            <text:p>390</text:p>
          </table:table-cell>
          <table:table-cell table:formula="of:=&quot;alias 'cross12rgb.setcolor=&quot;&amp;[.A58]&amp;&quot;' exec yamahadodger/cross12rgb/rgb/&quot;&amp;[.B58]" office:value-type="string" office:string-value="alias 'cross12rgb.setcolor=39' exec yamahadodger/cross12rgb/rgb/390">
            <text:p>alias 'cross12rgb.setcolor=39' exec yamahadodger/cross12rgb/rgb/390</text:p>
          </table:table-cell>
        </table:table-row>
        <table:table-row table:style-name="ro1">
          <table:table-cell office:value-type="string">
            <text:p>3a</text:p>
          </table:table-cell>
          <table:table-cell table:formula="of:=[.A59]&amp;&quot;0&quot;" office:value-type="string" office:string-value="3a0">
            <text:p>3a0</text:p>
          </table:table-cell>
          <table:table-cell table:formula="of:=&quot;alias 'cross12rgb.setcolor=&quot;&amp;[.A59]&amp;&quot;' exec yamahadodger/cross12rgb/rgb/&quot;&amp;[.B59]" office:value-type="string" office:string-value="alias 'cross12rgb.setcolor=3a' exec yamahadodger/cross12rgb/rgb/3a0">
            <text:p>alias 'cross12rgb.setcolor=3a' exec yamahadodger/cross12rgb/rgb/3a0</text:p>
          </table:table-cell>
        </table:table-row>
        <table:table-row table:style-name="ro1">
          <table:table-cell office:value-type="string">
            <text:p>3b</text:p>
          </table:table-cell>
          <table:table-cell table:formula="of:=[.A60]&amp;&quot;0&quot;" office:value-type="string" office:string-value="3b0">
            <text:p>3b0</text:p>
          </table:table-cell>
          <table:table-cell table:formula="of:=&quot;alias 'cross12rgb.setcolor=&quot;&amp;[.A60]&amp;&quot;' exec yamahadodger/cross12rgb/rgb/&quot;&amp;[.B60]" office:value-type="string" office:string-value="alias 'cross12rgb.setcolor=3b' exec yamahadodger/cross12rgb/rgb/3b0">
            <text:p>alias 'cross12rgb.setcolor=3b' exec yamahadodger/cross12rgb/rgb/3b0</text:p>
          </table:table-cell>
        </table:table-row>
        <table:table-row table:style-name="ro1">
          <table:table-cell office:value-type="string">
            <text:p>3c</text:p>
          </table:table-cell>
          <table:table-cell table:formula="of:=[.A61]&amp;&quot;0&quot;" office:value-type="string" office:string-value="3c0">
            <text:p>3c0</text:p>
          </table:table-cell>
          <table:table-cell table:formula="of:=&quot;alias 'cross12rgb.setcolor=&quot;&amp;[.A61]&amp;&quot;' exec yamahadodger/cross12rgb/rgb/&quot;&amp;[.B61]" office:value-type="string" office:string-value="alias 'cross12rgb.setcolor=3c' exec yamahadodger/cross12rgb/rgb/3c0">
            <text:p>alias 'cross12rgb.setcolor=3c' exec yamahadodger/cross12rgb/rgb/3c0</text:p>
          </table:table-cell>
        </table:table-row>
        <table:table-row table:style-name="ro1">
          <table:table-cell office:value-type="string">
            <text:p>3d</text:p>
          </table:table-cell>
          <table:table-cell table:formula="of:=[.A62]&amp;&quot;0&quot;" office:value-type="string" office:string-value="3d0">
            <text:p>3d0</text:p>
          </table:table-cell>
          <table:table-cell table:formula="of:=&quot;alias 'cross12rgb.setcolor=&quot;&amp;[.A62]&amp;&quot;' exec yamahadodger/cross12rgb/rgb/&quot;&amp;[.B62]" office:value-type="string" office:string-value="alias 'cross12rgb.setcolor=3d' exec yamahadodger/cross12rgb/rgb/3d0">
            <text:p>alias 'cross12rgb.setcolor=3d' exec yamahadodger/cross12rgb/rgb/3d0</text:p>
          </table:table-cell>
        </table:table-row>
        <table:table-row table:style-name="ro1">
          <table:table-cell office:value-type="string">
            <text:p>3e</text:p>
          </table:table-cell>
          <table:table-cell table:formula="of:=[.A63]&amp;&quot;0&quot;" office:value-type="string" office:string-value="3e0">
            <text:p>3e0</text:p>
          </table:table-cell>
          <table:table-cell table:formula="of:=&quot;alias 'cross12rgb.setcolor=&quot;&amp;[.A63]&amp;&quot;' exec yamahadodger/cross12rgb/rgb/&quot;&amp;[.B63]" office:value-type="string" office:string-value="alias 'cross12rgb.setcolor=3e' exec yamahadodger/cross12rgb/rgb/3e0">
            <text:p>alias 'cross12rgb.setcolor=3e' exec yamahadodger/cross12rgb/rgb/3e0</text:p>
          </table:table-cell>
        </table:table-row>
        <table:table-row table:style-name="ro1">
          <table:table-cell office:value-type="string">
            <text:p>3f</text:p>
          </table:table-cell>
          <table:table-cell table:formula="of:=[.A64]&amp;&quot;0&quot;" office:value-type="string" office:string-value="3f0">
            <text:p>3f0</text:p>
          </table:table-cell>
          <table:table-cell table:formula="of:=&quot;alias 'cross12rgb.setcolor=&quot;&amp;[.A64]&amp;&quot;' exec yamahadodger/cross12rgb/rgb/&quot;&amp;[.B64]" office:value-type="string" office:string-value="alias 'cross12rgb.setcolor=3f' exec yamahadodger/cross12rgb/rgb/3f0">
            <text:p>alias 'cross12rgb.setcolor=3f' exec yamahadodger/cross12rgb/rgb/3f0</text:p>
          </table:table-cell>
        </table:table-row>
        <table:table-row table:style-name="ro1">
          <table:table-cell office:value-type="string">
            <text:p>4</text:p>
          </table:table-cell>
          <table:table-cell table:formula="of:=[.A65]&amp;&quot;00&quot;" office:value-type="string" office:string-value="400">
            <text:p>400</text:p>
          </table:table-cell>
          <table:table-cell table:formula="of:=&quot;alias 'cross12rgb.setcolor=&quot;&amp;[.A65]&amp;&quot;' exec yamahadodger/cross12rgb/rgb/&quot;&amp;[.B65]" office:value-type="string" office:string-value="alias 'cross12rgb.setcolor=4' exec yamahadodger/cross12rgb/rgb/400">
            <text:p>alias 'cross12rgb.setcolor=4' exec yamahadodger/cross12rgb/rgb/400</text:p>
          </table:table-cell>
        </table:table-row>
        <table:table-row table:style-name="ro1">
          <table:table-cell office:value-type="string">
            <text:p>41</text:p>
          </table:table-cell>
          <table:table-cell table:formula="of:=[.A66]&amp;&quot;0&quot;" office:value-type="string" office:string-value="410">
            <text:p>410</text:p>
          </table:table-cell>
          <table:table-cell table:formula="of:=&quot;alias 'cross12rgb.setcolor=&quot;&amp;[.A66]&amp;&quot;' exec yamahadodger/cross12rgb/rgb/&quot;&amp;[.B66]" office:value-type="string" office:string-value="alias 'cross12rgb.setcolor=41' exec yamahadodger/cross12rgb/rgb/410">
            <text:p>alias 'cross12rgb.setcolor=41' exec yamahadodger/cross12rgb/rgb/410</text:p>
          </table:table-cell>
        </table:table-row>
        <table:table-row table:style-name="ro1">
          <table:table-cell office:value-type="string">
            <text:p>42</text:p>
          </table:table-cell>
          <table:table-cell table:formula="of:=[.A67]&amp;&quot;0&quot;" office:value-type="string" office:string-value="420">
            <text:p>420</text:p>
          </table:table-cell>
          <table:table-cell table:formula="of:=&quot;alias 'cross12rgb.setcolor=&quot;&amp;[.A67]&amp;&quot;' exec yamahadodger/cross12rgb/rgb/&quot;&amp;[.B67]" office:value-type="string" office:string-value="alias 'cross12rgb.setcolor=42' exec yamahadodger/cross12rgb/rgb/420">
            <text:p>alias 'cross12rgb.setcolor=42' exec yamahadodger/cross12rgb/rgb/420</text:p>
          </table:table-cell>
        </table:table-row>
        <table:table-row table:style-name="ro1">
          <table:table-cell office:value-type="string">
            <text:p>43</text:p>
          </table:table-cell>
          <table:table-cell table:formula="of:=[.A68]&amp;&quot;0&quot;" office:value-type="string" office:string-value="430">
            <text:p>430</text:p>
          </table:table-cell>
          <table:table-cell table:formula="of:=&quot;alias 'cross12rgb.setcolor=&quot;&amp;[.A68]&amp;&quot;' exec yamahadodger/cross12rgb/rgb/&quot;&amp;[.B68]" office:value-type="string" office:string-value="alias 'cross12rgb.setcolor=43' exec yamahadodger/cross12rgb/rgb/430">
            <text:p>alias 'cross12rgb.setcolor=43' exec yamahadodger/cross12rgb/rgb/430</text:p>
          </table:table-cell>
        </table:table-row>
        <table:table-row table:style-name="ro1">
          <table:table-cell office:value-type="string">
            <text:p>44</text:p>
          </table:table-cell>
          <table:table-cell table:formula="of:=[.A69]&amp;&quot;0&quot;" office:value-type="string" office:string-value="440">
            <text:p>440</text:p>
          </table:table-cell>
          <table:table-cell table:formula="of:=&quot;alias 'cross12rgb.setcolor=&quot;&amp;[.A69]&amp;&quot;' exec yamahadodger/cross12rgb/rgb/&quot;&amp;[.B69]" office:value-type="string" office:string-value="alias 'cross12rgb.setcolor=44' exec yamahadodger/cross12rgb/rgb/440">
            <text:p>alias 'cross12rgb.setcolor=44' exec yamahadodger/cross12rgb/rgb/440</text:p>
          </table:table-cell>
        </table:table-row>
        <table:table-row table:style-name="ro1">
          <table:table-cell office:value-type="string">
            <text:p>45</text:p>
          </table:table-cell>
          <table:table-cell table:formula="of:=[.A70]&amp;&quot;0&quot;" office:value-type="string" office:string-value="450">
            <text:p>450</text:p>
          </table:table-cell>
          <table:table-cell table:formula="of:=&quot;alias 'cross12rgb.setcolor=&quot;&amp;[.A70]&amp;&quot;' exec yamahadodger/cross12rgb/rgb/&quot;&amp;[.B70]" office:value-type="string" office:string-value="alias 'cross12rgb.setcolor=45' exec yamahadodger/cross12rgb/rgb/450">
            <text:p>alias 'cross12rgb.setcolor=45' exec yamahadodger/cross12rgb/rgb/450</text:p>
          </table:table-cell>
        </table:table-row>
        <table:table-row table:style-name="ro1">
          <table:table-cell office:value-type="string">
            <text:p>46</text:p>
          </table:table-cell>
          <table:table-cell table:formula="of:=[.A71]&amp;&quot;0&quot;" office:value-type="string" office:string-value="460">
            <text:p>460</text:p>
          </table:table-cell>
          <table:table-cell table:formula="of:=&quot;alias 'cross12rgb.setcolor=&quot;&amp;[.A71]&amp;&quot;' exec yamahadodger/cross12rgb/rgb/&quot;&amp;[.B71]" office:value-type="string" office:string-value="alias 'cross12rgb.setcolor=46' exec yamahadodger/cross12rgb/rgb/460">
            <text:p>alias 'cross12rgb.setcolor=46' exec yamahadodger/cross12rgb/rgb/460</text:p>
          </table:table-cell>
        </table:table-row>
        <table:table-row table:style-name="ro1">
          <table:table-cell office:value-type="string">
            <text:p>47</text:p>
          </table:table-cell>
          <table:table-cell table:formula="of:=[.A72]&amp;&quot;0&quot;" office:value-type="string" office:string-value="470">
            <text:p>470</text:p>
          </table:table-cell>
          <table:table-cell table:formula="of:=&quot;alias 'cross12rgb.setcolor=&quot;&amp;[.A72]&amp;&quot;' exec yamahadodger/cross12rgb/rgb/&quot;&amp;[.B72]" office:value-type="string" office:string-value="alias 'cross12rgb.setcolor=47' exec yamahadodger/cross12rgb/rgb/470">
            <text:p>alias 'cross12rgb.setcolor=47' exec yamahadodger/cross12rgb/rgb/470</text:p>
          </table:table-cell>
        </table:table-row>
        <table:table-row table:style-name="ro1">
          <table:table-cell office:value-type="string">
            <text:p>48</text:p>
          </table:table-cell>
          <table:table-cell table:formula="of:=[.A73]&amp;&quot;0&quot;" office:value-type="string" office:string-value="480">
            <text:p>480</text:p>
          </table:table-cell>
          <table:table-cell table:formula="of:=&quot;alias 'cross12rgb.setcolor=&quot;&amp;[.A73]&amp;&quot;' exec yamahadodger/cross12rgb/rgb/&quot;&amp;[.B73]" office:value-type="string" office:string-value="alias 'cross12rgb.setcolor=48' exec yamahadodger/cross12rgb/rgb/480">
            <text:p>alias 'cross12rgb.setcolor=48' exec yamahadodger/cross12rgb/rgb/480</text:p>
          </table:table-cell>
        </table:table-row>
        <table:table-row table:style-name="ro1">
          <table:table-cell office:value-type="string">
            <text:p>49</text:p>
          </table:table-cell>
          <table:table-cell table:formula="of:=[.A74]&amp;&quot;0&quot;" office:value-type="string" office:string-value="490">
            <text:p>490</text:p>
          </table:table-cell>
          <table:table-cell table:formula="of:=&quot;alias 'cross12rgb.setcolor=&quot;&amp;[.A74]&amp;&quot;' exec yamahadodger/cross12rgb/rgb/&quot;&amp;[.B74]" office:value-type="string" office:string-value="alias 'cross12rgb.setcolor=49' exec yamahadodger/cross12rgb/rgb/490">
            <text:p>alias 'cross12rgb.setcolor=49' exec yamahadodger/cross12rgb/rgb/490</text:p>
          </table:table-cell>
        </table:table-row>
        <table:table-row table:style-name="ro1">
          <table:table-cell office:value-type="string">
            <text:p>4a</text:p>
          </table:table-cell>
          <table:table-cell table:formula="of:=[.A75]&amp;&quot;0&quot;" office:value-type="string" office:string-value="4a0">
            <text:p>4a0</text:p>
          </table:table-cell>
          <table:table-cell table:formula="of:=&quot;alias 'cross12rgb.setcolor=&quot;&amp;[.A75]&amp;&quot;' exec yamahadodger/cross12rgb/rgb/&quot;&amp;[.B75]" office:value-type="string" office:string-value="alias 'cross12rgb.setcolor=4a' exec yamahadodger/cross12rgb/rgb/4a0">
            <text:p>alias 'cross12rgb.setcolor=4a' exec yamahadodger/cross12rgb/rgb/4a0</text:p>
          </table:table-cell>
        </table:table-row>
        <table:table-row table:style-name="ro1">
          <table:table-cell office:value-type="string">
            <text:p>4b</text:p>
          </table:table-cell>
          <table:table-cell table:formula="of:=[.A76]&amp;&quot;0&quot;" office:value-type="string" office:string-value="4b0">
            <text:p>4b0</text:p>
          </table:table-cell>
          <table:table-cell table:formula="of:=&quot;alias 'cross12rgb.setcolor=&quot;&amp;[.A76]&amp;&quot;' exec yamahadodger/cross12rgb/rgb/&quot;&amp;[.B76]" office:value-type="string" office:string-value="alias 'cross12rgb.setcolor=4b' exec yamahadodger/cross12rgb/rgb/4b0">
            <text:p>alias 'cross12rgb.setcolor=4b' exec yamahadodger/cross12rgb/rgb/4b0</text:p>
          </table:table-cell>
        </table:table-row>
        <table:table-row table:style-name="ro1">
          <table:table-cell office:value-type="string">
            <text:p>4c</text:p>
          </table:table-cell>
          <table:table-cell table:formula="of:=[.A77]&amp;&quot;0&quot;" office:value-type="string" office:string-value="4c0">
            <text:p>4c0</text:p>
          </table:table-cell>
          <table:table-cell table:formula="of:=&quot;alias 'cross12rgb.setcolor=&quot;&amp;[.A77]&amp;&quot;' exec yamahadodger/cross12rgb/rgb/&quot;&amp;[.B77]" office:value-type="string" office:string-value="alias 'cross12rgb.setcolor=4c' exec yamahadodger/cross12rgb/rgb/4c0">
            <text:p>alias 'cross12rgb.setcolor=4c' exec yamahadodger/cross12rgb/rgb/4c0</text:p>
          </table:table-cell>
        </table:table-row>
        <table:table-row table:style-name="ro1">
          <table:table-cell office:value-type="string">
            <text:p>4d</text:p>
          </table:table-cell>
          <table:table-cell table:formula="of:=[.A78]&amp;&quot;0&quot;" office:value-type="string" office:string-value="4d0">
            <text:p>4d0</text:p>
          </table:table-cell>
          <table:table-cell table:formula="of:=&quot;alias 'cross12rgb.setcolor=&quot;&amp;[.A78]&amp;&quot;' exec yamahadodger/cross12rgb/rgb/&quot;&amp;[.B78]" office:value-type="string" office:string-value="alias 'cross12rgb.setcolor=4d' exec yamahadodger/cross12rgb/rgb/4d0">
            <text:p>alias 'cross12rgb.setcolor=4d' exec yamahadodger/cross12rgb/rgb/4d0</text:p>
          </table:table-cell>
        </table:table-row>
        <table:table-row table:style-name="ro1">
          <table:table-cell office:value-type="string">
            <text:p>4e</text:p>
          </table:table-cell>
          <table:table-cell table:formula="of:=[.A79]&amp;&quot;0&quot;" office:value-type="string" office:string-value="4e0">
            <text:p>4e0</text:p>
          </table:table-cell>
          <table:table-cell table:formula="of:=&quot;alias 'cross12rgb.setcolor=&quot;&amp;[.A79]&amp;&quot;' exec yamahadodger/cross12rgb/rgb/&quot;&amp;[.B79]" office:value-type="string" office:string-value="alias 'cross12rgb.setcolor=4e' exec yamahadodger/cross12rgb/rgb/4e0">
            <text:p>alias 'cross12rgb.setcolor=4e' exec yamahadodger/cross12rgb/rgb/4e0</text:p>
          </table:table-cell>
        </table:table-row>
        <table:table-row table:style-name="ro1">
          <table:table-cell office:value-type="string">
            <text:p>4f</text:p>
          </table:table-cell>
          <table:table-cell table:formula="of:=[.A80]&amp;&quot;0&quot;" office:value-type="string" office:string-value="4f0">
            <text:p>4f0</text:p>
          </table:table-cell>
          <table:table-cell table:formula="of:=&quot;alias 'cross12rgb.setcolor=&quot;&amp;[.A80]&amp;&quot;' exec yamahadodger/cross12rgb/rgb/&quot;&amp;[.B80]" office:value-type="string" office:string-value="alias 'cross12rgb.setcolor=4f' exec yamahadodger/cross12rgb/rgb/4f0">
            <text:p>alias 'cross12rgb.setcolor=4f' exec yamahadodger/cross12rgb/rgb/4f0</text:p>
          </table:table-cell>
        </table:table-row>
        <table:table-row table:style-name="ro1">
          <table:table-cell office:value-type="string">
            <text:p>5</text:p>
          </table:table-cell>
          <table:table-cell table:formula="of:=[.A81]&amp;&quot;00&quot;" office:value-type="string" office:string-value="500">
            <text:p>500</text:p>
          </table:table-cell>
          <table:table-cell table:formula="of:=&quot;alias 'cross12rgb.setcolor=&quot;&amp;[.A81]&amp;&quot;' exec yamahadodger/cross12rgb/rgb/&quot;&amp;[.B81]" office:value-type="string" office:string-value="alias 'cross12rgb.setcolor=5' exec yamahadodger/cross12rgb/rgb/500">
            <text:p>alias 'cross12rgb.setcolor=5' exec yamahadodger/cross12rgb/rgb/500</text:p>
          </table:table-cell>
        </table:table-row>
        <table:table-row table:style-name="ro1">
          <table:table-cell office:value-type="string">
            <text:p>51</text:p>
          </table:table-cell>
          <table:table-cell table:formula="of:=[.A82]&amp;&quot;0&quot;" office:value-type="string" office:string-value="510">
            <text:p>510</text:p>
          </table:table-cell>
          <table:table-cell table:formula="of:=&quot;alias 'cross12rgb.setcolor=&quot;&amp;[.A82]&amp;&quot;' exec yamahadodger/cross12rgb/rgb/&quot;&amp;[.B82]" office:value-type="string" office:string-value="alias 'cross12rgb.setcolor=51' exec yamahadodger/cross12rgb/rgb/510">
            <text:p>alias 'cross12rgb.setcolor=51' exec yamahadodger/cross12rgb/rgb/510</text:p>
          </table:table-cell>
        </table:table-row>
        <table:table-row table:style-name="ro1">
          <table:table-cell office:value-type="string">
            <text:p>52</text:p>
          </table:table-cell>
          <table:table-cell table:formula="of:=[.A83]&amp;&quot;0&quot;" office:value-type="string" office:string-value="520">
            <text:p>520</text:p>
          </table:table-cell>
          <table:table-cell table:formula="of:=&quot;alias 'cross12rgb.setcolor=&quot;&amp;[.A83]&amp;&quot;' exec yamahadodger/cross12rgb/rgb/&quot;&amp;[.B83]" office:value-type="string" office:string-value="alias 'cross12rgb.setcolor=52' exec yamahadodger/cross12rgb/rgb/520">
            <text:p>alias 'cross12rgb.setcolor=52' exec yamahadodger/cross12rgb/rgb/520</text:p>
          </table:table-cell>
        </table:table-row>
        <table:table-row table:style-name="ro1">
          <table:table-cell office:value-type="string">
            <text:p>53</text:p>
          </table:table-cell>
          <table:table-cell table:formula="of:=[.A84]&amp;&quot;0&quot;" office:value-type="string" office:string-value="530">
            <text:p>530</text:p>
          </table:table-cell>
          <table:table-cell table:formula="of:=&quot;alias 'cross12rgb.setcolor=&quot;&amp;[.A84]&amp;&quot;' exec yamahadodger/cross12rgb/rgb/&quot;&amp;[.B84]" office:value-type="string" office:string-value="alias 'cross12rgb.setcolor=53' exec yamahadodger/cross12rgb/rgb/530">
            <text:p>alias 'cross12rgb.setcolor=53' exec yamahadodger/cross12rgb/rgb/530</text:p>
          </table:table-cell>
        </table:table-row>
        <table:table-row table:style-name="ro1">
          <table:table-cell office:value-type="string">
            <text:p>54</text:p>
          </table:table-cell>
          <table:table-cell table:formula="of:=[.A85]&amp;&quot;0&quot;" office:value-type="string" office:string-value="540">
            <text:p>540</text:p>
          </table:table-cell>
          <table:table-cell table:formula="of:=&quot;alias 'cross12rgb.setcolor=&quot;&amp;[.A85]&amp;&quot;' exec yamahadodger/cross12rgb/rgb/&quot;&amp;[.B85]" office:value-type="string" office:string-value="alias 'cross12rgb.setcolor=54' exec yamahadodger/cross12rgb/rgb/540">
            <text:p>alias 'cross12rgb.setcolor=54' exec yamahadodger/cross12rgb/rgb/540</text:p>
          </table:table-cell>
        </table:table-row>
        <table:table-row table:style-name="ro1">
          <table:table-cell office:value-type="string">
            <text:p>55</text:p>
          </table:table-cell>
          <table:table-cell table:formula="of:=[.A86]&amp;&quot;0&quot;" office:value-type="string" office:string-value="550">
            <text:p>550</text:p>
          </table:table-cell>
          <table:table-cell table:formula="of:=&quot;alias 'cross12rgb.setcolor=&quot;&amp;[.A86]&amp;&quot;' exec yamahadodger/cross12rgb/rgb/&quot;&amp;[.B86]" office:value-type="string" office:string-value="alias 'cross12rgb.setcolor=55' exec yamahadodger/cross12rgb/rgb/550">
            <text:p>alias 'cross12rgb.setcolor=55' exec yamahadodger/cross12rgb/rgb/550</text:p>
          </table:table-cell>
        </table:table-row>
        <table:table-row table:style-name="ro1">
          <table:table-cell office:value-type="string">
            <text:p>56</text:p>
          </table:table-cell>
          <table:table-cell table:formula="of:=[.A87]&amp;&quot;0&quot;" office:value-type="string" office:string-value="560">
            <text:p>560</text:p>
          </table:table-cell>
          <table:table-cell table:formula="of:=&quot;alias 'cross12rgb.setcolor=&quot;&amp;[.A87]&amp;&quot;' exec yamahadodger/cross12rgb/rgb/&quot;&amp;[.B87]" office:value-type="string" office:string-value="alias 'cross12rgb.setcolor=56' exec yamahadodger/cross12rgb/rgb/560">
            <text:p>alias 'cross12rgb.setcolor=56' exec yamahadodger/cross12rgb/rgb/560</text:p>
          </table:table-cell>
        </table:table-row>
        <table:table-row table:style-name="ro1">
          <table:table-cell office:value-type="string">
            <text:p>57</text:p>
          </table:table-cell>
          <table:table-cell table:formula="of:=[.A88]&amp;&quot;0&quot;" office:value-type="string" office:string-value="570">
            <text:p>570</text:p>
          </table:table-cell>
          <table:table-cell table:formula="of:=&quot;alias 'cross12rgb.setcolor=&quot;&amp;[.A88]&amp;&quot;' exec yamahadodger/cross12rgb/rgb/&quot;&amp;[.B88]" office:value-type="string" office:string-value="alias 'cross12rgb.setcolor=57' exec yamahadodger/cross12rgb/rgb/570">
            <text:p>alias 'cross12rgb.setcolor=57' exec yamahadodger/cross12rgb/rgb/570</text:p>
          </table:table-cell>
        </table:table-row>
        <table:table-row table:style-name="ro1">
          <table:table-cell office:value-type="string">
            <text:p>58</text:p>
          </table:table-cell>
          <table:table-cell table:formula="of:=[.A89]&amp;&quot;0&quot;" office:value-type="string" office:string-value="580">
            <text:p>580</text:p>
          </table:table-cell>
          <table:table-cell table:formula="of:=&quot;alias 'cross12rgb.setcolor=&quot;&amp;[.A89]&amp;&quot;' exec yamahadodger/cross12rgb/rgb/&quot;&amp;[.B89]" office:value-type="string" office:string-value="alias 'cross12rgb.setcolor=58' exec yamahadodger/cross12rgb/rgb/580">
            <text:p>alias 'cross12rgb.setcolor=58' exec yamahadodger/cross12rgb/rgb/580</text:p>
          </table:table-cell>
        </table:table-row>
        <table:table-row table:style-name="ro1">
          <table:table-cell office:value-type="string">
            <text:p>59</text:p>
          </table:table-cell>
          <table:table-cell table:formula="of:=[.A90]&amp;&quot;0&quot;" office:value-type="string" office:string-value="590">
            <text:p>590</text:p>
          </table:table-cell>
          <table:table-cell table:formula="of:=&quot;alias 'cross12rgb.setcolor=&quot;&amp;[.A90]&amp;&quot;' exec yamahadodger/cross12rgb/rgb/&quot;&amp;[.B90]" office:value-type="string" office:string-value="alias 'cross12rgb.setcolor=59' exec yamahadodger/cross12rgb/rgb/590">
            <text:p>alias 'cross12rgb.setcolor=59' exec yamahadodger/cross12rgb/rgb/590</text:p>
          </table:table-cell>
        </table:table-row>
        <table:table-row table:style-name="ro1">
          <table:table-cell office:value-type="string">
            <text:p>5a</text:p>
          </table:table-cell>
          <table:table-cell table:formula="of:=[.A91]&amp;&quot;0&quot;" office:value-type="string" office:string-value="5a0">
            <text:p>5a0</text:p>
          </table:table-cell>
          <table:table-cell table:formula="of:=&quot;alias 'cross12rgb.setcolor=&quot;&amp;[.A91]&amp;&quot;' exec yamahadodger/cross12rgb/rgb/&quot;&amp;[.B91]" office:value-type="string" office:string-value="alias 'cross12rgb.setcolor=5a' exec yamahadodger/cross12rgb/rgb/5a0">
            <text:p>alias 'cross12rgb.setcolor=5a' exec yamahadodger/cross12rgb/rgb/5a0</text:p>
          </table:table-cell>
        </table:table-row>
        <table:table-row table:style-name="ro1">
          <table:table-cell office:value-type="string">
            <text:p>5b</text:p>
          </table:table-cell>
          <table:table-cell table:formula="of:=[.A92]&amp;&quot;0&quot;" office:value-type="string" office:string-value="5b0">
            <text:p>5b0</text:p>
          </table:table-cell>
          <table:table-cell table:formula="of:=&quot;alias 'cross12rgb.setcolor=&quot;&amp;[.A92]&amp;&quot;' exec yamahadodger/cross12rgb/rgb/&quot;&amp;[.B92]" office:value-type="string" office:string-value="alias 'cross12rgb.setcolor=5b' exec yamahadodger/cross12rgb/rgb/5b0">
            <text:p>alias 'cross12rgb.setcolor=5b' exec yamahadodger/cross12rgb/rgb/5b0</text:p>
          </table:table-cell>
        </table:table-row>
        <table:table-row table:style-name="ro1">
          <table:table-cell office:value-type="string">
            <text:p>5c</text:p>
          </table:table-cell>
          <table:table-cell table:formula="of:=[.A93]&amp;&quot;0&quot;" office:value-type="string" office:string-value="5c0">
            <text:p>5c0</text:p>
          </table:table-cell>
          <table:table-cell table:formula="of:=&quot;alias 'cross12rgb.setcolor=&quot;&amp;[.A93]&amp;&quot;' exec yamahadodger/cross12rgb/rgb/&quot;&amp;[.B93]" office:value-type="string" office:string-value="alias 'cross12rgb.setcolor=5c' exec yamahadodger/cross12rgb/rgb/5c0">
            <text:p>alias 'cross12rgb.setcolor=5c' exec yamahadodger/cross12rgb/rgb/5c0</text:p>
          </table:table-cell>
        </table:table-row>
        <table:table-row table:style-name="ro1">
          <table:table-cell office:value-type="string">
            <text:p>5d</text:p>
          </table:table-cell>
          <table:table-cell table:formula="of:=[.A94]&amp;&quot;0&quot;" office:value-type="string" office:string-value="5d0">
            <text:p>5d0</text:p>
          </table:table-cell>
          <table:table-cell table:formula="of:=&quot;alias 'cross12rgb.setcolor=&quot;&amp;[.A94]&amp;&quot;' exec yamahadodger/cross12rgb/rgb/&quot;&amp;[.B94]" office:value-type="string" office:string-value="alias 'cross12rgb.setcolor=5d' exec yamahadodger/cross12rgb/rgb/5d0">
            <text:p>alias 'cross12rgb.setcolor=5d' exec yamahadodger/cross12rgb/rgb/5d0</text:p>
          </table:table-cell>
        </table:table-row>
        <table:table-row table:style-name="ro1">
          <table:table-cell office:value-type="string">
            <text:p>5e</text:p>
          </table:table-cell>
          <table:table-cell table:formula="of:=[.A95]&amp;&quot;0&quot;" office:value-type="string" office:string-value="5e0">
            <text:p>5e0</text:p>
          </table:table-cell>
          <table:table-cell table:formula="of:=&quot;alias 'cross12rgb.setcolor=&quot;&amp;[.A95]&amp;&quot;' exec yamahadodger/cross12rgb/rgb/&quot;&amp;[.B95]" office:value-type="string" office:string-value="alias 'cross12rgb.setcolor=5e' exec yamahadodger/cross12rgb/rgb/5e0">
            <text:p>alias 'cross12rgb.setcolor=5e' exec yamahadodger/cross12rgb/rgb/5e0</text:p>
          </table:table-cell>
        </table:table-row>
        <table:table-row table:style-name="ro1">
          <table:table-cell office:value-type="string">
            <text:p>5f</text:p>
          </table:table-cell>
          <table:table-cell table:formula="of:=[.A96]&amp;&quot;0&quot;" office:value-type="string" office:string-value="5f0">
            <text:p>5f0</text:p>
          </table:table-cell>
          <table:table-cell table:formula="of:=&quot;alias 'cross12rgb.setcolor=&quot;&amp;[.A96]&amp;&quot;' exec yamahadodger/cross12rgb/rgb/&quot;&amp;[.B96]" office:value-type="string" office:string-value="alias 'cross12rgb.setcolor=5f' exec yamahadodger/cross12rgb/rgb/5f0">
            <text:p>alias 'cross12rgb.setcolor=5f' exec yamahadodger/cross12rgb/rgb/5f0</text:p>
          </table:table-cell>
        </table:table-row>
        <table:table-row table:style-name="ro1">
          <table:table-cell office:value-type="string">
            <text:p>6</text:p>
          </table:table-cell>
          <table:table-cell table:formula="of:=[.A97]&amp;&quot;00&quot;" office:value-type="string" office:string-value="600">
            <text:p>600</text:p>
          </table:table-cell>
          <table:table-cell table:formula="of:=&quot;alias 'cross12rgb.setcolor=&quot;&amp;[.A97]&amp;&quot;' exec yamahadodger/cross12rgb/rgb/&quot;&amp;[.B97]" office:value-type="string" office:string-value="alias 'cross12rgb.setcolor=6' exec yamahadodger/cross12rgb/rgb/600">
            <text:p>alias 'cross12rgb.setcolor=6' exec yamahadodger/cross12rgb/rgb/600</text:p>
          </table:table-cell>
        </table:table-row>
        <table:table-row table:style-name="ro1">
          <table:table-cell office:value-type="string">
            <text:p>61</text:p>
          </table:table-cell>
          <table:table-cell table:formula="of:=[.A98]&amp;&quot;0&quot;" office:value-type="string" office:string-value="610">
            <text:p>610</text:p>
          </table:table-cell>
          <table:table-cell table:formula="of:=&quot;alias 'cross12rgb.setcolor=&quot;&amp;[.A98]&amp;&quot;' exec yamahadodger/cross12rgb/rgb/&quot;&amp;[.B98]" office:value-type="string" office:string-value="alias 'cross12rgb.setcolor=61' exec yamahadodger/cross12rgb/rgb/610">
            <text:p>alias 'cross12rgb.setcolor=61' exec yamahadodger/cross12rgb/rgb/610</text:p>
          </table:table-cell>
        </table:table-row>
        <table:table-row table:style-name="ro1">
          <table:table-cell office:value-type="string">
            <text:p>62</text:p>
          </table:table-cell>
          <table:table-cell table:formula="of:=[.A99]&amp;&quot;0&quot;" office:value-type="string" office:string-value="620">
            <text:p>620</text:p>
          </table:table-cell>
          <table:table-cell table:formula="of:=&quot;alias 'cross12rgb.setcolor=&quot;&amp;[.A99]&amp;&quot;' exec yamahadodger/cross12rgb/rgb/&quot;&amp;[.B99]" office:value-type="string" office:string-value="alias 'cross12rgb.setcolor=62' exec yamahadodger/cross12rgb/rgb/620">
            <text:p>alias 'cross12rgb.setcolor=62' exec yamahadodger/cross12rgb/rgb/620</text:p>
          </table:table-cell>
        </table:table-row>
        <table:table-row table:style-name="ro1">
          <table:table-cell office:value-type="string">
            <text:p>63</text:p>
          </table:table-cell>
          <table:table-cell table:formula="of:=[.A100]&amp;&quot;0&quot;" office:value-type="string" office:string-value="630">
            <text:p>630</text:p>
          </table:table-cell>
          <table:table-cell table:formula="of:=&quot;alias 'cross12rgb.setcolor=&quot;&amp;[.A100]&amp;&quot;' exec yamahadodger/cross12rgb/rgb/&quot;&amp;[.B100]" office:value-type="string" office:string-value="alias 'cross12rgb.setcolor=63' exec yamahadodger/cross12rgb/rgb/630">
            <text:p>alias 'cross12rgb.setcolor=63' exec yamahadodger/cross12rgb/rgb/630</text:p>
          </table:table-cell>
        </table:table-row>
        <table:table-row table:style-name="ro1">
          <table:table-cell office:value-type="string">
            <text:p>64</text:p>
          </table:table-cell>
          <table:table-cell table:formula="of:=[.A101]&amp;&quot;0&quot;" office:value-type="string" office:string-value="640">
            <text:p>640</text:p>
          </table:table-cell>
          <table:table-cell table:formula="of:=&quot;alias 'cross12rgb.setcolor=&quot;&amp;[.A101]&amp;&quot;' exec yamahadodger/cross12rgb/rgb/&quot;&amp;[.B101]" office:value-type="string" office:string-value="alias 'cross12rgb.setcolor=64' exec yamahadodger/cross12rgb/rgb/640">
            <text:p>alias 'cross12rgb.setcolor=64' exec yamahadodger/cross12rgb/rgb/640</text:p>
          </table:table-cell>
        </table:table-row>
        <table:table-row table:style-name="ro1">
          <table:table-cell office:value-type="string">
            <text:p>65</text:p>
          </table:table-cell>
          <table:table-cell table:formula="of:=[.A102]&amp;&quot;0&quot;" office:value-type="string" office:string-value="650">
            <text:p>650</text:p>
          </table:table-cell>
          <table:table-cell table:formula="of:=&quot;alias 'cross12rgb.setcolor=&quot;&amp;[.A102]&amp;&quot;' exec yamahadodger/cross12rgb/rgb/&quot;&amp;[.B102]" office:value-type="string" office:string-value="alias 'cross12rgb.setcolor=65' exec yamahadodger/cross12rgb/rgb/650">
            <text:p>alias 'cross12rgb.setcolor=65' exec yamahadodger/cross12rgb/rgb/650</text:p>
          </table:table-cell>
        </table:table-row>
        <table:table-row table:style-name="ro1">
          <table:table-cell office:value-type="string">
            <text:p>66</text:p>
          </table:table-cell>
          <table:table-cell table:formula="of:=[.A103]&amp;&quot;0&quot;" office:value-type="string" office:string-value="660">
            <text:p>660</text:p>
          </table:table-cell>
          <table:table-cell table:formula="of:=&quot;alias 'cross12rgb.setcolor=&quot;&amp;[.A103]&amp;&quot;' exec yamahadodger/cross12rgb/rgb/&quot;&amp;[.B103]" office:value-type="string" office:string-value="alias 'cross12rgb.setcolor=66' exec yamahadodger/cross12rgb/rgb/660">
            <text:p>alias 'cross12rgb.setcolor=66' exec yamahadodger/cross12rgb/rgb/660</text:p>
          </table:table-cell>
        </table:table-row>
        <table:table-row table:style-name="ro1">
          <table:table-cell office:value-type="string">
            <text:p>67</text:p>
          </table:table-cell>
          <table:table-cell table:formula="of:=[.A104]&amp;&quot;0&quot;" office:value-type="string" office:string-value="670">
            <text:p>670</text:p>
          </table:table-cell>
          <table:table-cell table:formula="of:=&quot;alias 'cross12rgb.setcolor=&quot;&amp;[.A104]&amp;&quot;' exec yamahadodger/cross12rgb/rgb/&quot;&amp;[.B104]" office:value-type="string" office:string-value="alias 'cross12rgb.setcolor=67' exec yamahadodger/cross12rgb/rgb/670">
            <text:p>alias 'cross12rgb.setcolor=67' exec yamahadodger/cross12rgb/rgb/670</text:p>
          </table:table-cell>
        </table:table-row>
        <table:table-row table:style-name="ro1">
          <table:table-cell office:value-type="string">
            <text:p>68</text:p>
          </table:table-cell>
          <table:table-cell table:formula="of:=[.A105]&amp;&quot;0&quot;" office:value-type="string" office:string-value="680">
            <text:p>680</text:p>
          </table:table-cell>
          <table:table-cell table:formula="of:=&quot;alias 'cross12rgb.setcolor=&quot;&amp;[.A105]&amp;&quot;' exec yamahadodger/cross12rgb/rgb/&quot;&amp;[.B105]" office:value-type="string" office:string-value="alias 'cross12rgb.setcolor=68' exec yamahadodger/cross12rgb/rgb/680">
            <text:p>alias 'cross12rgb.setcolor=68' exec yamahadodger/cross12rgb/rgb/680</text:p>
          </table:table-cell>
        </table:table-row>
        <table:table-row table:style-name="ro1">
          <table:table-cell office:value-type="string">
            <text:p>69</text:p>
          </table:table-cell>
          <table:table-cell table:formula="of:=[.A106]&amp;&quot;0&quot;" office:value-type="string" office:string-value="690">
            <text:p>690</text:p>
          </table:table-cell>
          <table:table-cell table:formula="of:=&quot;alias 'cross12rgb.setcolor=&quot;&amp;[.A106]&amp;&quot;' exec yamahadodger/cross12rgb/rgb/&quot;&amp;[.B106]" office:value-type="string" office:string-value="alias 'cross12rgb.setcolor=69' exec yamahadodger/cross12rgb/rgb/690">
            <text:p>alias 'cross12rgb.setcolor=69' exec yamahadodger/cross12rgb/rgb/690</text:p>
          </table:table-cell>
        </table:table-row>
        <table:table-row table:style-name="ro1">
          <table:table-cell office:value-type="string">
            <text:p>6a</text:p>
          </table:table-cell>
          <table:table-cell table:formula="of:=[.A107]&amp;&quot;0&quot;" office:value-type="string" office:string-value="6a0">
            <text:p>6a0</text:p>
          </table:table-cell>
          <table:table-cell table:formula="of:=&quot;alias 'cross12rgb.setcolor=&quot;&amp;[.A107]&amp;&quot;' exec yamahadodger/cross12rgb/rgb/&quot;&amp;[.B107]" office:value-type="string" office:string-value="alias 'cross12rgb.setcolor=6a' exec yamahadodger/cross12rgb/rgb/6a0">
            <text:p>alias 'cross12rgb.setcolor=6a' exec yamahadodger/cross12rgb/rgb/6a0</text:p>
          </table:table-cell>
        </table:table-row>
        <table:table-row table:style-name="ro1">
          <table:table-cell office:value-type="string">
            <text:p>6b</text:p>
          </table:table-cell>
          <table:table-cell table:formula="of:=[.A108]&amp;&quot;0&quot;" office:value-type="string" office:string-value="6b0">
            <text:p>6b0</text:p>
          </table:table-cell>
          <table:table-cell table:formula="of:=&quot;alias 'cross12rgb.setcolor=&quot;&amp;[.A108]&amp;&quot;' exec yamahadodger/cross12rgb/rgb/&quot;&amp;[.B108]" office:value-type="string" office:string-value="alias 'cross12rgb.setcolor=6b' exec yamahadodger/cross12rgb/rgb/6b0">
            <text:p>alias 'cross12rgb.setcolor=6b' exec yamahadodger/cross12rgb/rgb/6b0</text:p>
          </table:table-cell>
        </table:table-row>
        <table:table-row table:style-name="ro1">
          <table:table-cell office:value-type="string">
            <text:p>6c</text:p>
          </table:table-cell>
          <table:table-cell table:formula="of:=[.A109]&amp;&quot;0&quot;" office:value-type="string" office:string-value="6c0">
            <text:p>6c0</text:p>
          </table:table-cell>
          <table:table-cell table:formula="of:=&quot;alias 'cross12rgb.setcolor=&quot;&amp;[.A109]&amp;&quot;' exec yamahadodger/cross12rgb/rgb/&quot;&amp;[.B109]" office:value-type="string" office:string-value="alias 'cross12rgb.setcolor=6c' exec yamahadodger/cross12rgb/rgb/6c0">
            <text:p>alias 'cross12rgb.setcolor=6c' exec yamahadodger/cross12rgb/rgb/6c0</text:p>
          </table:table-cell>
        </table:table-row>
        <table:table-row table:style-name="ro1">
          <table:table-cell office:value-type="string">
            <text:p>6d</text:p>
          </table:table-cell>
          <table:table-cell table:formula="of:=[.A110]&amp;&quot;0&quot;" office:value-type="string" office:string-value="6d0">
            <text:p>6d0</text:p>
          </table:table-cell>
          <table:table-cell table:formula="of:=&quot;alias 'cross12rgb.setcolor=&quot;&amp;[.A110]&amp;&quot;' exec yamahadodger/cross12rgb/rgb/&quot;&amp;[.B110]" office:value-type="string" office:string-value="alias 'cross12rgb.setcolor=6d' exec yamahadodger/cross12rgb/rgb/6d0">
            <text:p>alias 'cross12rgb.setcolor=6d' exec yamahadodger/cross12rgb/rgb/6d0</text:p>
          </table:table-cell>
        </table:table-row>
        <table:table-row table:style-name="ro1">
          <table:table-cell office:value-type="string">
            <text:p>6e</text:p>
          </table:table-cell>
          <table:table-cell table:formula="of:=[.A111]&amp;&quot;0&quot;" office:value-type="string" office:string-value="6e0">
            <text:p>6e0</text:p>
          </table:table-cell>
          <table:table-cell table:formula="of:=&quot;alias 'cross12rgb.setcolor=&quot;&amp;[.A111]&amp;&quot;' exec yamahadodger/cross12rgb/rgb/&quot;&amp;[.B111]" office:value-type="string" office:string-value="alias 'cross12rgb.setcolor=6e' exec yamahadodger/cross12rgb/rgb/6e0">
            <text:p>alias 'cross12rgb.setcolor=6e' exec yamahadodger/cross12rgb/rgb/6e0</text:p>
          </table:table-cell>
        </table:table-row>
        <table:table-row table:style-name="ro1">
          <table:table-cell office:value-type="string">
            <text:p>6f</text:p>
          </table:table-cell>
          <table:table-cell table:formula="of:=[.A112]&amp;&quot;0&quot;" office:value-type="string" office:string-value="6f0">
            <text:p>6f0</text:p>
          </table:table-cell>
          <table:table-cell table:formula="of:=&quot;alias 'cross12rgb.setcolor=&quot;&amp;[.A112]&amp;&quot;' exec yamahadodger/cross12rgb/rgb/&quot;&amp;[.B112]" office:value-type="string" office:string-value="alias 'cross12rgb.setcolor=6f' exec yamahadodger/cross12rgb/rgb/6f0">
            <text:p>alias 'cross12rgb.setcolor=6f' exec yamahadodger/cross12rgb/rgb/6f0</text:p>
          </table:table-cell>
        </table:table-row>
        <table:table-row table:style-name="ro1">
          <table:table-cell office:value-type="string">
            <text:p>7</text:p>
          </table:table-cell>
          <table:table-cell table:formula="of:=[.A113]&amp;&quot;00&quot;" office:value-type="string" office:string-value="700">
            <text:p>700</text:p>
          </table:table-cell>
          <table:table-cell table:formula="of:=&quot;alias 'cross12rgb.setcolor=&quot;&amp;[.A113]&amp;&quot;' exec yamahadodger/cross12rgb/rgb/&quot;&amp;[.B113]" office:value-type="string" office:string-value="alias 'cross12rgb.setcolor=7' exec yamahadodger/cross12rgb/rgb/700">
            <text:p>alias 'cross12rgb.setcolor=7' exec yamahadodger/cross12rgb/rgb/700</text:p>
          </table:table-cell>
        </table:table-row>
        <table:table-row table:style-name="ro1">
          <table:table-cell office:value-type="string">
            <text:p>71</text:p>
          </table:table-cell>
          <table:table-cell table:formula="of:=[.A114]&amp;&quot;0&quot;" office:value-type="string" office:string-value="710">
            <text:p>710</text:p>
          </table:table-cell>
          <table:table-cell table:formula="of:=&quot;alias 'cross12rgb.setcolor=&quot;&amp;[.A114]&amp;&quot;' exec yamahadodger/cross12rgb/rgb/&quot;&amp;[.B114]" office:value-type="string" office:string-value="alias 'cross12rgb.setcolor=71' exec yamahadodger/cross12rgb/rgb/710">
            <text:p>alias 'cross12rgb.setcolor=71' exec yamahadodger/cross12rgb/rgb/710</text:p>
          </table:table-cell>
        </table:table-row>
        <table:table-row table:style-name="ro1">
          <table:table-cell office:value-type="string">
            <text:p>72</text:p>
          </table:table-cell>
          <table:table-cell table:formula="of:=[.A115]&amp;&quot;0&quot;" office:value-type="string" office:string-value="720">
            <text:p>720</text:p>
          </table:table-cell>
          <table:table-cell table:formula="of:=&quot;alias 'cross12rgb.setcolor=&quot;&amp;[.A115]&amp;&quot;' exec yamahadodger/cross12rgb/rgb/&quot;&amp;[.B115]" office:value-type="string" office:string-value="alias 'cross12rgb.setcolor=72' exec yamahadodger/cross12rgb/rgb/720">
            <text:p>alias 'cross12rgb.setcolor=72' exec yamahadodger/cross12rgb/rgb/720</text:p>
          </table:table-cell>
        </table:table-row>
        <table:table-row table:style-name="ro1">
          <table:table-cell office:value-type="string">
            <text:p>73</text:p>
          </table:table-cell>
          <table:table-cell table:formula="of:=[.A116]&amp;&quot;0&quot;" office:value-type="string" office:string-value="730">
            <text:p>730</text:p>
          </table:table-cell>
          <table:table-cell table:formula="of:=&quot;alias 'cross12rgb.setcolor=&quot;&amp;[.A116]&amp;&quot;' exec yamahadodger/cross12rgb/rgb/&quot;&amp;[.B116]" office:value-type="string" office:string-value="alias 'cross12rgb.setcolor=73' exec yamahadodger/cross12rgb/rgb/730">
            <text:p>alias 'cross12rgb.setcolor=73' exec yamahadodger/cross12rgb/rgb/730</text:p>
          </table:table-cell>
        </table:table-row>
        <table:table-row table:style-name="ro1">
          <table:table-cell office:value-type="string">
            <text:p>74</text:p>
          </table:table-cell>
          <table:table-cell table:formula="of:=[.A117]&amp;&quot;0&quot;" office:value-type="string" office:string-value="740">
            <text:p>740</text:p>
          </table:table-cell>
          <table:table-cell table:formula="of:=&quot;alias 'cross12rgb.setcolor=&quot;&amp;[.A117]&amp;&quot;' exec yamahadodger/cross12rgb/rgb/&quot;&amp;[.B117]" office:value-type="string" office:string-value="alias 'cross12rgb.setcolor=74' exec yamahadodger/cross12rgb/rgb/740">
            <text:p>alias 'cross12rgb.setcolor=74' exec yamahadodger/cross12rgb/rgb/740</text:p>
          </table:table-cell>
        </table:table-row>
        <table:table-row table:style-name="ro1">
          <table:table-cell office:value-type="string">
            <text:p>75</text:p>
          </table:table-cell>
          <table:table-cell table:formula="of:=[.A118]&amp;&quot;0&quot;" office:value-type="string" office:string-value="750">
            <text:p>750</text:p>
          </table:table-cell>
          <table:table-cell table:formula="of:=&quot;alias 'cross12rgb.setcolor=&quot;&amp;[.A118]&amp;&quot;' exec yamahadodger/cross12rgb/rgb/&quot;&amp;[.B118]" office:value-type="string" office:string-value="alias 'cross12rgb.setcolor=75' exec yamahadodger/cross12rgb/rgb/750">
            <text:p>alias 'cross12rgb.setcolor=75' exec yamahadodger/cross12rgb/rgb/750</text:p>
          </table:table-cell>
        </table:table-row>
        <table:table-row table:style-name="ro1">
          <table:table-cell office:value-type="string">
            <text:p>76</text:p>
          </table:table-cell>
          <table:table-cell table:formula="of:=[.A119]&amp;&quot;0&quot;" office:value-type="string" office:string-value="760">
            <text:p>760</text:p>
          </table:table-cell>
          <table:table-cell table:formula="of:=&quot;alias 'cross12rgb.setcolor=&quot;&amp;[.A119]&amp;&quot;' exec yamahadodger/cross12rgb/rgb/&quot;&amp;[.B119]" office:value-type="string" office:string-value="alias 'cross12rgb.setcolor=76' exec yamahadodger/cross12rgb/rgb/760">
            <text:p>alias 'cross12rgb.setcolor=76' exec yamahadodger/cross12rgb/rgb/760</text:p>
          </table:table-cell>
        </table:table-row>
        <table:table-row table:style-name="ro1">
          <table:table-cell office:value-type="string">
            <text:p>77</text:p>
          </table:table-cell>
          <table:table-cell table:formula="of:=[.A120]&amp;&quot;0&quot;" office:value-type="string" office:string-value="770">
            <text:p>770</text:p>
          </table:table-cell>
          <table:table-cell table:formula="of:=&quot;alias 'cross12rgb.setcolor=&quot;&amp;[.A120]&amp;&quot;' exec yamahadodger/cross12rgb/rgb/&quot;&amp;[.B120]" office:value-type="string" office:string-value="alias 'cross12rgb.setcolor=77' exec yamahadodger/cross12rgb/rgb/770">
            <text:p>alias 'cross12rgb.setcolor=77' exec yamahadodger/cross12rgb/rgb/770</text:p>
          </table:table-cell>
        </table:table-row>
        <table:table-row table:style-name="ro1">
          <table:table-cell office:value-type="string">
            <text:p>78</text:p>
          </table:table-cell>
          <table:table-cell table:formula="of:=[.A121]&amp;&quot;0&quot;" office:value-type="string" office:string-value="780">
            <text:p>780</text:p>
          </table:table-cell>
          <table:table-cell table:formula="of:=&quot;alias 'cross12rgb.setcolor=&quot;&amp;[.A121]&amp;&quot;' exec yamahadodger/cross12rgb/rgb/&quot;&amp;[.B121]" office:value-type="string" office:string-value="alias 'cross12rgb.setcolor=78' exec yamahadodger/cross12rgb/rgb/780">
            <text:p>alias 'cross12rgb.setcolor=78' exec yamahadodger/cross12rgb/rgb/780</text:p>
          </table:table-cell>
        </table:table-row>
        <table:table-row table:style-name="ro1">
          <table:table-cell office:value-type="string">
            <text:p>79</text:p>
          </table:table-cell>
          <table:table-cell table:formula="of:=[.A122]&amp;&quot;0&quot;" office:value-type="string" office:string-value="790">
            <text:p>790</text:p>
          </table:table-cell>
          <table:table-cell table:formula="of:=&quot;alias 'cross12rgb.setcolor=&quot;&amp;[.A122]&amp;&quot;' exec yamahadodger/cross12rgb/rgb/&quot;&amp;[.B122]" office:value-type="string" office:string-value="alias 'cross12rgb.setcolor=79' exec yamahadodger/cross12rgb/rgb/790">
            <text:p>alias 'cross12rgb.setcolor=79' exec yamahadodger/cross12rgb/rgb/790</text:p>
          </table:table-cell>
        </table:table-row>
        <table:table-row table:style-name="ro1">
          <table:table-cell office:value-type="string">
            <text:p>7a</text:p>
          </table:table-cell>
          <table:table-cell table:formula="of:=[.A123]&amp;&quot;0&quot;" office:value-type="string" office:string-value="7a0">
            <text:p>7a0</text:p>
          </table:table-cell>
          <table:table-cell table:formula="of:=&quot;alias 'cross12rgb.setcolor=&quot;&amp;[.A123]&amp;&quot;' exec yamahadodger/cross12rgb/rgb/&quot;&amp;[.B123]" office:value-type="string" office:string-value="alias 'cross12rgb.setcolor=7a' exec yamahadodger/cross12rgb/rgb/7a0">
            <text:p>alias 'cross12rgb.setcolor=7a' exec yamahadodger/cross12rgb/rgb/7a0</text:p>
          </table:table-cell>
        </table:table-row>
        <table:table-row table:style-name="ro1">
          <table:table-cell office:value-type="string">
            <text:p>7b</text:p>
          </table:table-cell>
          <table:table-cell table:formula="of:=[.A124]&amp;&quot;0&quot;" office:value-type="string" office:string-value="7b0">
            <text:p>7b0</text:p>
          </table:table-cell>
          <table:table-cell table:formula="of:=&quot;alias 'cross12rgb.setcolor=&quot;&amp;[.A124]&amp;&quot;' exec yamahadodger/cross12rgb/rgb/&quot;&amp;[.B124]" office:value-type="string" office:string-value="alias 'cross12rgb.setcolor=7b' exec yamahadodger/cross12rgb/rgb/7b0">
            <text:p>alias 'cross12rgb.setcolor=7b' exec yamahadodger/cross12rgb/rgb/7b0</text:p>
          </table:table-cell>
        </table:table-row>
        <table:table-row table:style-name="ro1">
          <table:table-cell office:value-type="string">
            <text:p>7c</text:p>
          </table:table-cell>
          <table:table-cell table:formula="of:=[.A125]&amp;&quot;0&quot;" office:value-type="string" office:string-value="7c0">
            <text:p>7c0</text:p>
          </table:table-cell>
          <table:table-cell table:formula="of:=&quot;alias 'cross12rgb.setcolor=&quot;&amp;[.A125]&amp;&quot;' exec yamahadodger/cross12rgb/rgb/&quot;&amp;[.B125]" office:value-type="string" office:string-value="alias 'cross12rgb.setcolor=7c' exec yamahadodger/cross12rgb/rgb/7c0">
            <text:p>alias 'cross12rgb.setcolor=7c' exec yamahadodger/cross12rgb/rgb/7c0</text:p>
          </table:table-cell>
        </table:table-row>
        <table:table-row table:style-name="ro1">
          <table:table-cell office:value-type="string">
            <text:p>7d</text:p>
          </table:table-cell>
          <table:table-cell table:formula="of:=[.A126]&amp;&quot;0&quot;" office:value-type="string" office:string-value="7d0">
            <text:p>7d0</text:p>
          </table:table-cell>
          <table:table-cell table:formula="of:=&quot;alias 'cross12rgb.setcolor=&quot;&amp;[.A126]&amp;&quot;' exec yamahadodger/cross12rgb/rgb/&quot;&amp;[.B126]" office:value-type="string" office:string-value="alias 'cross12rgb.setcolor=7d' exec yamahadodger/cross12rgb/rgb/7d0">
            <text:p>alias 'cross12rgb.setcolor=7d' exec yamahadodger/cross12rgb/rgb/7d0</text:p>
          </table:table-cell>
        </table:table-row>
        <table:table-row table:style-name="ro1">
          <table:table-cell office:value-type="string">
            <text:p>7e</text:p>
          </table:table-cell>
          <table:table-cell table:formula="of:=[.A127]&amp;&quot;0&quot;" office:value-type="string" office:string-value="7e0">
            <text:p>7e0</text:p>
          </table:table-cell>
          <table:table-cell table:formula="of:=&quot;alias 'cross12rgb.setcolor=&quot;&amp;[.A127]&amp;&quot;' exec yamahadodger/cross12rgb/rgb/&quot;&amp;[.B127]" office:value-type="string" office:string-value="alias 'cross12rgb.setcolor=7e' exec yamahadodger/cross12rgb/rgb/7e0">
            <text:p>alias 'cross12rgb.setcolor=7e' exec yamahadodger/cross12rgb/rgb/7e0</text:p>
          </table:table-cell>
        </table:table-row>
        <table:table-row table:style-name="ro1">
          <table:table-cell office:value-type="string">
            <text:p>7f</text:p>
          </table:table-cell>
          <table:table-cell table:formula="of:=[.A128]&amp;&quot;0&quot;" office:value-type="string" office:string-value="7f0">
            <text:p>7f0</text:p>
          </table:table-cell>
          <table:table-cell table:formula="of:=&quot;alias 'cross12rgb.setcolor=&quot;&amp;[.A128]&amp;&quot;' exec yamahadodger/cross12rgb/rgb/&quot;&amp;[.B128]" office:value-type="string" office:string-value="alias 'cross12rgb.setcolor=7f' exec yamahadodger/cross12rgb/rgb/7f0">
            <text:p>alias 'cross12rgb.setcolor=7f' exec yamahadodger/cross12rgb/rgb/7f0</text:p>
          </table:table-cell>
        </table:table-row>
        <table:table-row table:style-name="ro1">
          <table:table-cell office:value-type="string">
            <text:p>8</text:p>
          </table:table-cell>
          <table:table-cell table:formula="of:=[.A129]&amp;&quot;00&quot;" office:value-type="string" office:string-value="800">
            <text:p>800</text:p>
          </table:table-cell>
          <table:table-cell table:formula="of:=&quot;alias 'cross12rgb.setcolor=&quot;&amp;[.A129]&amp;&quot;' exec yamahadodger/cross12rgb/rgb/&quot;&amp;[.B129]" office:value-type="string" office:string-value="alias 'cross12rgb.setcolor=8' exec yamahadodger/cross12rgb/rgb/800">
            <text:p>alias 'cross12rgb.setcolor=8' exec yamahadodger/cross12rgb/rgb/800</text:p>
          </table:table-cell>
        </table:table-row>
        <table:table-row table:style-name="ro1">
          <table:table-cell office:value-type="string">
            <text:p>81</text:p>
          </table:table-cell>
          <table:table-cell table:formula="of:=[.A130]&amp;&quot;0&quot;" office:value-type="string" office:string-value="810">
            <text:p>810</text:p>
          </table:table-cell>
          <table:table-cell table:formula="of:=&quot;alias 'cross12rgb.setcolor=&quot;&amp;[.A130]&amp;&quot;' exec yamahadodger/cross12rgb/rgb/&quot;&amp;[.B130]" office:value-type="string" office:string-value="alias 'cross12rgb.setcolor=81' exec yamahadodger/cross12rgb/rgb/810">
            <text:p>alias 'cross12rgb.setcolor=81' exec yamahadodger/cross12rgb/rgb/810</text:p>
          </table:table-cell>
        </table:table-row>
        <table:table-row table:style-name="ro1">
          <table:table-cell office:value-type="string">
            <text:p>82</text:p>
          </table:table-cell>
          <table:table-cell table:formula="of:=[.A131]&amp;&quot;0&quot;" office:value-type="string" office:string-value="820">
            <text:p>820</text:p>
          </table:table-cell>
          <table:table-cell table:formula="of:=&quot;alias 'cross12rgb.setcolor=&quot;&amp;[.A131]&amp;&quot;' exec yamahadodger/cross12rgb/rgb/&quot;&amp;[.B131]" office:value-type="string" office:string-value="alias 'cross12rgb.setcolor=82' exec yamahadodger/cross12rgb/rgb/820">
            <text:p>alias 'cross12rgb.setcolor=82' exec yamahadodger/cross12rgb/rgb/820</text:p>
          </table:table-cell>
        </table:table-row>
        <table:table-row table:style-name="ro1">
          <table:table-cell office:value-type="string">
            <text:p>83</text:p>
          </table:table-cell>
          <table:table-cell table:formula="of:=[.A132]&amp;&quot;0&quot;" office:value-type="string" office:string-value="830">
            <text:p>830</text:p>
          </table:table-cell>
          <table:table-cell table:formula="of:=&quot;alias 'cross12rgb.setcolor=&quot;&amp;[.A132]&amp;&quot;' exec yamahadodger/cross12rgb/rgb/&quot;&amp;[.B132]" office:value-type="string" office:string-value="alias 'cross12rgb.setcolor=83' exec yamahadodger/cross12rgb/rgb/830">
            <text:p>alias 'cross12rgb.setcolor=83' exec yamahadodger/cross12rgb/rgb/830</text:p>
          </table:table-cell>
        </table:table-row>
        <table:table-row table:style-name="ro1">
          <table:table-cell office:value-type="string">
            <text:p>84</text:p>
          </table:table-cell>
          <table:table-cell table:formula="of:=[.A133]&amp;&quot;0&quot;" office:value-type="string" office:string-value="840">
            <text:p>840</text:p>
          </table:table-cell>
          <table:table-cell table:formula="of:=&quot;alias 'cross12rgb.setcolor=&quot;&amp;[.A133]&amp;&quot;' exec yamahadodger/cross12rgb/rgb/&quot;&amp;[.B133]" office:value-type="string" office:string-value="alias 'cross12rgb.setcolor=84' exec yamahadodger/cross12rgb/rgb/840">
            <text:p>alias 'cross12rgb.setcolor=84' exec yamahadodger/cross12rgb/rgb/840</text:p>
          </table:table-cell>
        </table:table-row>
        <table:table-row table:style-name="ro1">
          <table:table-cell office:value-type="string">
            <text:p>85</text:p>
          </table:table-cell>
          <table:table-cell table:formula="of:=[.A134]&amp;&quot;0&quot;" office:value-type="string" office:string-value="850">
            <text:p>850</text:p>
          </table:table-cell>
          <table:table-cell table:formula="of:=&quot;alias 'cross12rgb.setcolor=&quot;&amp;[.A134]&amp;&quot;' exec yamahadodger/cross12rgb/rgb/&quot;&amp;[.B134]" office:value-type="string" office:string-value="alias 'cross12rgb.setcolor=85' exec yamahadodger/cross12rgb/rgb/850">
            <text:p>alias 'cross12rgb.setcolor=85' exec yamahadodger/cross12rgb/rgb/850</text:p>
          </table:table-cell>
        </table:table-row>
        <table:table-row table:style-name="ro1">
          <table:table-cell office:value-type="string">
            <text:p>86</text:p>
          </table:table-cell>
          <table:table-cell table:formula="of:=[.A135]&amp;&quot;0&quot;" office:value-type="string" office:string-value="860">
            <text:p>860</text:p>
          </table:table-cell>
          <table:table-cell table:formula="of:=&quot;alias 'cross12rgb.setcolor=&quot;&amp;[.A135]&amp;&quot;' exec yamahadodger/cross12rgb/rgb/&quot;&amp;[.B135]" office:value-type="string" office:string-value="alias 'cross12rgb.setcolor=86' exec yamahadodger/cross12rgb/rgb/860">
            <text:p>alias 'cross12rgb.setcolor=86' exec yamahadodger/cross12rgb/rgb/860</text:p>
          </table:table-cell>
        </table:table-row>
        <table:table-row table:style-name="ro1">
          <table:table-cell office:value-type="string">
            <text:p>87</text:p>
          </table:table-cell>
          <table:table-cell table:formula="of:=[.A136]&amp;&quot;0&quot;" office:value-type="string" office:string-value="870">
            <text:p>870</text:p>
          </table:table-cell>
          <table:table-cell table:formula="of:=&quot;alias 'cross12rgb.setcolor=&quot;&amp;[.A136]&amp;&quot;' exec yamahadodger/cross12rgb/rgb/&quot;&amp;[.B136]" office:value-type="string" office:string-value="alias 'cross12rgb.setcolor=87' exec yamahadodger/cross12rgb/rgb/870">
            <text:p>alias 'cross12rgb.setcolor=87' exec yamahadodger/cross12rgb/rgb/870</text:p>
          </table:table-cell>
        </table:table-row>
        <table:table-row table:style-name="ro1">
          <table:table-cell office:value-type="string">
            <text:p>88</text:p>
          </table:table-cell>
          <table:table-cell table:formula="of:=[.A137]&amp;&quot;0&quot;" office:value-type="string" office:string-value="880">
            <text:p>880</text:p>
          </table:table-cell>
          <table:table-cell table:formula="of:=&quot;alias 'cross12rgb.setcolor=&quot;&amp;[.A137]&amp;&quot;' exec yamahadodger/cross12rgb/rgb/&quot;&amp;[.B137]" office:value-type="string" office:string-value="alias 'cross12rgb.setcolor=88' exec yamahadodger/cross12rgb/rgb/880">
            <text:p>alias 'cross12rgb.setcolor=88' exec yamahadodger/cross12rgb/rgb/880</text:p>
          </table:table-cell>
        </table:table-row>
        <table:table-row table:style-name="ro1">
          <table:table-cell office:value-type="string">
            <text:p>89</text:p>
          </table:table-cell>
          <table:table-cell table:formula="of:=[.A138]&amp;&quot;0&quot;" office:value-type="string" office:string-value="890">
            <text:p>890</text:p>
          </table:table-cell>
          <table:table-cell table:formula="of:=&quot;alias 'cross12rgb.setcolor=&quot;&amp;[.A138]&amp;&quot;' exec yamahadodger/cross12rgb/rgb/&quot;&amp;[.B138]" office:value-type="string" office:string-value="alias 'cross12rgb.setcolor=89' exec yamahadodger/cross12rgb/rgb/890">
            <text:p>alias 'cross12rgb.setcolor=89' exec yamahadodger/cross12rgb/rgb/890</text:p>
          </table:table-cell>
        </table:table-row>
        <table:table-row table:style-name="ro1">
          <table:table-cell office:value-type="string">
            <text:p>8a</text:p>
          </table:table-cell>
          <table:table-cell table:formula="of:=[.A139]&amp;&quot;0&quot;" office:value-type="string" office:string-value="8a0">
            <text:p>8a0</text:p>
          </table:table-cell>
          <table:table-cell table:formula="of:=&quot;alias 'cross12rgb.setcolor=&quot;&amp;[.A139]&amp;&quot;' exec yamahadodger/cross12rgb/rgb/&quot;&amp;[.B139]" office:value-type="string" office:string-value="alias 'cross12rgb.setcolor=8a' exec yamahadodger/cross12rgb/rgb/8a0">
            <text:p>alias 'cross12rgb.setcolor=8a' exec yamahadodger/cross12rgb/rgb/8a0</text:p>
          </table:table-cell>
        </table:table-row>
        <table:table-row table:style-name="ro1">
          <table:table-cell office:value-type="string">
            <text:p>8b</text:p>
          </table:table-cell>
          <table:table-cell table:formula="of:=[.A140]&amp;&quot;0&quot;" office:value-type="string" office:string-value="8b0">
            <text:p>8b0</text:p>
          </table:table-cell>
          <table:table-cell table:formula="of:=&quot;alias 'cross12rgb.setcolor=&quot;&amp;[.A140]&amp;&quot;' exec yamahadodger/cross12rgb/rgb/&quot;&amp;[.B140]" office:value-type="string" office:string-value="alias 'cross12rgb.setcolor=8b' exec yamahadodger/cross12rgb/rgb/8b0">
            <text:p>alias 'cross12rgb.setcolor=8b' exec yamahadodger/cross12rgb/rgb/8b0</text:p>
          </table:table-cell>
        </table:table-row>
        <table:table-row table:style-name="ro1">
          <table:table-cell office:value-type="string">
            <text:p>8c</text:p>
          </table:table-cell>
          <table:table-cell table:formula="of:=[.A141]&amp;&quot;0&quot;" office:value-type="string" office:string-value="8c0">
            <text:p>8c0</text:p>
          </table:table-cell>
          <table:table-cell table:formula="of:=&quot;alias 'cross12rgb.setcolor=&quot;&amp;[.A141]&amp;&quot;' exec yamahadodger/cross12rgb/rgb/&quot;&amp;[.B141]" office:value-type="string" office:string-value="alias 'cross12rgb.setcolor=8c' exec yamahadodger/cross12rgb/rgb/8c0">
            <text:p>alias 'cross12rgb.setcolor=8c' exec yamahadodger/cross12rgb/rgb/8c0</text:p>
          </table:table-cell>
        </table:table-row>
        <table:table-row table:style-name="ro1">
          <table:table-cell office:value-type="string">
            <text:p>8d</text:p>
          </table:table-cell>
          <table:table-cell table:formula="of:=[.A142]&amp;&quot;0&quot;" office:value-type="string" office:string-value="8d0">
            <text:p>8d0</text:p>
          </table:table-cell>
          <table:table-cell table:formula="of:=&quot;alias 'cross12rgb.setcolor=&quot;&amp;[.A142]&amp;&quot;' exec yamahadodger/cross12rgb/rgb/&quot;&amp;[.B142]" office:value-type="string" office:string-value="alias 'cross12rgb.setcolor=8d' exec yamahadodger/cross12rgb/rgb/8d0">
            <text:p>alias 'cross12rgb.setcolor=8d' exec yamahadodger/cross12rgb/rgb/8d0</text:p>
          </table:table-cell>
        </table:table-row>
        <table:table-row table:style-name="ro1">
          <table:table-cell office:value-type="string">
            <text:p>8e</text:p>
          </table:table-cell>
          <table:table-cell table:formula="of:=[.A143]&amp;&quot;0&quot;" office:value-type="string" office:string-value="8e0">
            <text:p>8e0</text:p>
          </table:table-cell>
          <table:table-cell table:formula="of:=&quot;alias 'cross12rgb.setcolor=&quot;&amp;[.A143]&amp;&quot;' exec yamahadodger/cross12rgb/rgb/&quot;&amp;[.B143]" office:value-type="string" office:string-value="alias 'cross12rgb.setcolor=8e' exec yamahadodger/cross12rgb/rgb/8e0">
            <text:p>alias 'cross12rgb.setcolor=8e' exec yamahadodger/cross12rgb/rgb/8e0</text:p>
          </table:table-cell>
        </table:table-row>
        <table:table-row table:style-name="ro1">
          <table:table-cell office:value-type="string">
            <text:p>8f</text:p>
          </table:table-cell>
          <table:table-cell table:formula="of:=[.A144]&amp;&quot;0&quot;" office:value-type="string" office:string-value="8f0">
            <text:p>8f0</text:p>
          </table:table-cell>
          <table:table-cell table:formula="of:=&quot;alias 'cross12rgb.setcolor=&quot;&amp;[.A144]&amp;&quot;' exec yamahadodger/cross12rgb/rgb/&quot;&amp;[.B144]" office:value-type="string" office:string-value="alias 'cross12rgb.setcolor=8f' exec yamahadodger/cross12rgb/rgb/8f0">
            <text:p>alias 'cross12rgb.setcolor=8f' exec yamahadodger/cross12rgb/rgb/8f0</text:p>
          </table:table-cell>
        </table:table-row>
        <table:table-row table:style-name="ro1">
          <table:table-cell office:value-type="string">
            <text:p>9</text:p>
          </table:table-cell>
          <table:table-cell table:formula="of:=[.A145]&amp;&quot;00&quot;" office:value-type="string" office:string-value="900">
            <text:p>900</text:p>
          </table:table-cell>
          <table:table-cell table:formula="of:=&quot;alias 'cross12rgb.setcolor=&quot;&amp;[.A145]&amp;&quot;' exec yamahadodger/cross12rgb/rgb/&quot;&amp;[.B145]" office:value-type="string" office:string-value="alias 'cross12rgb.setcolor=9' exec yamahadodger/cross12rgb/rgb/900">
            <text:p>alias 'cross12rgb.setcolor=9' exec yamahadodger/cross12rgb/rgb/900</text:p>
          </table:table-cell>
        </table:table-row>
        <table:table-row table:style-name="ro1">
          <table:table-cell office:value-type="string">
            <text:p>91</text:p>
          </table:table-cell>
          <table:table-cell table:formula="of:=[.A146]&amp;&quot;0&quot;" office:value-type="string" office:string-value="910">
            <text:p>910</text:p>
          </table:table-cell>
          <table:table-cell table:formula="of:=&quot;alias 'cross12rgb.setcolor=&quot;&amp;[.A146]&amp;&quot;' exec yamahadodger/cross12rgb/rgb/&quot;&amp;[.B146]" office:value-type="string" office:string-value="alias 'cross12rgb.setcolor=91' exec yamahadodger/cross12rgb/rgb/910">
            <text:p>alias 'cross12rgb.setcolor=91' exec yamahadodger/cross12rgb/rgb/910</text:p>
          </table:table-cell>
        </table:table-row>
        <table:table-row table:style-name="ro1">
          <table:table-cell office:value-type="string">
            <text:p>92</text:p>
          </table:table-cell>
          <table:table-cell table:formula="of:=[.A147]&amp;&quot;0&quot;" office:value-type="string" office:string-value="920">
            <text:p>920</text:p>
          </table:table-cell>
          <table:table-cell table:formula="of:=&quot;alias 'cross12rgb.setcolor=&quot;&amp;[.A147]&amp;&quot;' exec yamahadodger/cross12rgb/rgb/&quot;&amp;[.B147]" office:value-type="string" office:string-value="alias 'cross12rgb.setcolor=92' exec yamahadodger/cross12rgb/rgb/920">
            <text:p>alias 'cross12rgb.setcolor=92' exec yamahadodger/cross12rgb/rgb/920</text:p>
          </table:table-cell>
        </table:table-row>
        <table:table-row table:style-name="ro1">
          <table:table-cell office:value-type="string">
            <text:p>93</text:p>
          </table:table-cell>
          <table:table-cell table:formula="of:=[.A148]&amp;&quot;0&quot;" office:value-type="string" office:string-value="930">
            <text:p>930</text:p>
          </table:table-cell>
          <table:table-cell table:formula="of:=&quot;alias 'cross12rgb.setcolor=&quot;&amp;[.A148]&amp;&quot;' exec yamahadodger/cross12rgb/rgb/&quot;&amp;[.B148]" office:value-type="string" office:string-value="alias 'cross12rgb.setcolor=93' exec yamahadodger/cross12rgb/rgb/930">
            <text:p>alias 'cross12rgb.setcolor=93' exec yamahadodger/cross12rgb/rgb/930</text:p>
          </table:table-cell>
        </table:table-row>
        <table:table-row table:style-name="ro1">
          <table:table-cell office:value-type="string">
            <text:p>94</text:p>
          </table:table-cell>
          <table:table-cell table:formula="of:=[.A149]&amp;&quot;0&quot;" office:value-type="string" office:string-value="940">
            <text:p>940</text:p>
          </table:table-cell>
          <table:table-cell table:formula="of:=&quot;alias 'cross12rgb.setcolor=&quot;&amp;[.A149]&amp;&quot;' exec yamahadodger/cross12rgb/rgb/&quot;&amp;[.B149]" office:value-type="string" office:string-value="alias 'cross12rgb.setcolor=94' exec yamahadodger/cross12rgb/rgb/940">
            <text:p>alias 'cross12rgb.setcolor=94' exec yamahadodger/cross12rgb/rgb/940</text:p>
          </table:table-cell>
        </table:table-row>
        <table:table-row table:style-name="ro1">
          <table:table-cell office:value-type="string">
            <text:p>95</text:p>
          </table:table-cell>
          <table:table-cell table:formula="of:=[.A150]&amp;&quot;0&quot;" office:value-type="string" office:string-value="950">
            <text:p>950</text:p>
          </table:table-cell>
          <table:table-cell table:formula="of:=&quot;alias 'cross12rgb.setcolor=&quot;&amp;[.A150]&amp;&quot;' exec yamahadodger/cross12rgb/rgb/&quot;&amp;[.B150]" office:value-type="string" office:string-value="alias 'cross12rgb.setcolor=95' exec yamahadodger/cross12rgb/rgb/950">
            <text:p>alias 'cross12rgb.setcolor=95' exec yamahadodger/cross12rgb/rgb/950</text:p>
          </table:table-cell>
        </table:table-row>
        <table:table-row table:style-name="ro1">
          <table:table-cell office:value-type="string">
            <text:p>96</text:p>
          </table:table-cell>
          <table:table-cell table:formula="of:=[.A151]&amp;&quot;0&quot;" office:value-type="string" office:string-value="960">
            <text:p>960</text:p>
          </table:table-cell>
          <table:table-cell table:formula="of:=&quot;alias 'cross12rgb.setcolor=&quot;&amp;[.A151]&amp;&quot;' exec yamahadodger/cross12rgb/rgb/&quot;&amp;[.B151]" office:value-type="string" office:string-value="alias 'cross12rgb.setcolor=96' exec yamahadodger/cross12rgb/rgb/960">
            <text:p>alias 'cross12rgb.setcolor=96' exec yamahadodger/cross12rgb/rgb/960</text:p>
          </table:table-cell>
        </table:table-row>
        <table:table-row table:style-name="ro1">
          <table:table-cell office:value-type="string">
            <text:p>97</text:p>
          </table:table-cell>
          <table:table-cell table:formula="of:=[.A152]&amp;&quot;0&quot;" office:value-type="string" office:string-value="970">
            <text:p>970</text:p>
          </table:table-cell>
          <table:table-cell table:formula="of:=&quot;alias 'cross12rgb.setcolor=&quot;&amp;[.A152]&amp;&quot;' exec yamahadodger/cross12rgb/rgb/&quot;&amp;[.B152]" office:value-type="string" office:string-value="alias 'cross12rgb.setcolor=97' exec yamahadodger/cross12rgb/rgb/970">
            <text:p>alias 'cross12rgb.setcolor=97' exec yamahadodger/cross12rgb/rgb/970</text:p>
          </table:table-cell>
        </table:table-row>
        <table:table-row table:style-name="ro1">
          <table:table-cell office:value-type="string">
            <text:p>98</text:p>
          </table:table-cell>
          <table:table-cell table:formula="of:=[.A153]&amp;&quot;0&quot;" office:value-type="string" office:string-value="980">
            <text:p>980</text:p>
          </table:table-cell>
          <table:table-cell table:formula="of:=&quot;alias 'cross12rgb.setcolor=&quot;&amp;[.A153]&amp;&quot;' exec yamahadodger/cross12rgb/rgb/&quot;&amp;[.B153]" office:value-type="string" office:string-value="alias 'cross12rgb.setcolor=98' exec yamahadodger/cross12rgb/rgb/980">
            <text:p>alias 'cross12rgb.setcolor=98' exec yamahadodger/cross12rgb/rgb/980</text:p>
          </table:table-cell>
        </table:table-row>
        <table:table-row table:style-name="ro1">
          <table:table-cell office:value-type="string">
            <text:p>99</text:p>
          </table:table-cell>
          <table:table-cell table:formula="of:=[.A154]&amp;&quot;0&quot;" office:value-type="string" office:string-value="990">
            <text:p>990</text:p>
          </table:table-cell>
          <table:table-cell table:formula="of:=&quot;alias 'cross12rgb.setcolor=&quot;&amp;[.A154]&amp;&quot;' exec yamahadodger/cross12rgb/rgb/&quot;&amp;[.B154]" office:value-type="string" office:string-value="alias 'cross12rgb.setcolor=99' exec yamahadodger/cross12rgb/rgb/990">
            <text:p>alias 'cross12rgb.setcolor=99' exec yamahadodger/cross12rgb/rgb/990</text:p>
          </table:table-cell>
        </table:table-row>
        <table:table-row table:style-name="ro1">
          <table:table-cell office:value-type="string">
            <text:p>9a</text:p>
          </table:table-cell>
          <table:table-cell table:formula="of:=[.A155]&amp;&quot;0&quot;" office:value-type="string" office:string-value="9a0">
            <text:p>9a0</text:p>
          </table:table-cell>
          <table:table-cell table:formula="of:=&quot;alias 'cross12rgb.setcolor=&quot;&amp;[.A155]&amp;&quot;' exec yamahadodger/cross12rgb/rgb/&quot;&amp;[.B155]" office:value-type="string" office:string-value="alias 'cross12rgb.setcolor=9a' exec yamahadodger/cross12rgb/rgb/9a0">
            <text:p>alias 'cross12rgb.setcolor=9a' exec yamahadodger/cross12rgb/rgb/9a0</text:p>
          </table:table-cell>
        </table:table-row>
        <table:table-row table:style-name="ro1">
          <table:table-cell office:value-type="string">
            <text:p>9b</text:p>
          </table:table-cell>
          <table:table-cell table:formula="of:=[.A156]&amp;&quot;0&quot;" office:value-type="string" office:string-value="9b0">
            <text:p>9b0</text:p>
          </table:table-cell>
          <table:table-cell table:formula="of:=&quot;alias 'cross12rgb.setcolor=&quot;&amp;[.A156]&amp;&quot;' exec yamahadodger/cross12rgb/rgb/&quot;&amp;[.B156]" office:value-type="string" office:string-value="alias 'cross12rgb.setcolor=9b' exec yamahadodger/cross12rgb/rgb/9b0">
            <text:p>alias 'cross12rgb.setcolor=9b' exec yamahadodger/cross12rgb/rgb/9b0</text:p>
          </table:table-cell>
        </table:table-row>
        <table:table-row table:style-name="ro1">
          <table:table-cell office:value-type="string">
            <text:p>9c</text:p>
          </table:table-cell>
          <table:table-cell table:formula="of:=[.A157]&amp;&quot;0&quot;" office:value-type="string" office:string-value="9c0">
            <text:p>9c0</text:p>
          </table:table-cell>
          <table:table-cell table:formula="of:=&quot;alias 'cross12rgb.setcolor=&quot;&amp;[.A157]&amp;&quot;' exec yamahadodger/cross12rgb/rgb/&quot;&amp;[.B157]" office:value-type="string" office:string-value="alias 'cross12rgb.setcolor=9c' exec yamahadodger/cross12rgb/rgb/9c0">
            <text:p>alias 'cross12rgb.setcolor=9c' exec yamahadodger/cross12rgb/rgb/9c0</text:p>
          </table:table-cell>
        </table:table-row>
        <table:table-row table:style-name="ro1">
          <table:table-cell office:value-type="string">
            <text:p>9d</text:p>
          </table:table-cell>
          <table:table-cell table:formula="of:=[.A158]&amp;&quot;0&quot;" office:value-type="string" office:string-value="9d0">
            <text:p>9d0</text:p>
          </table:table-cell>
          <table:table-cell table:formula="of:=&quot;alias 'cross12rgb.setcolor=&quot;&amp;[.A158]&amp;&quot;' exec yamahadodger/cross12rgb/rgb/&quot;&amp;[.B158]" office:value-type="string" office:string-value="alias 'cross12rgb.setcolor=9d' exec yamahadodger/cross12rgb/rgb/9d0">
            <text:p>alias 'cross12rgb.setcolor=9d' exec yamahadodger/cross12rgb/rgb/9d0</text:p>
          </table:table-cell>
        </table:table-row>
        <table:table-row table:style-name="ro1">
          <table:table-cell office:value-type="string">
            <text:p>9e</text:p>
          </table:table-cell>
          <table:table-cell table:formula="of:=[.A159]&amp;&quot;0&quot;" office:value-type="string" office:string-value="9e0">
            <text:p>9e0</text:p>
          </table:table-cell>
          <table:table-cell table:formula="of:=&quot;alias 'cross12rgb.setcolor=&quot;&amp;[.A159]&amp;&quot;' exec yamahadodger/cross12rgb/rgb/&quot;&amp;[.B159]" office:value-type="string" office:string-value="alias 'cross12rgb.setcolor=9e' exec yamahadodger/cross12rgb/rgb/9e0">
            <text:p>alias 'cross12rgb.setcolor=9e' exec yamahadodger/cross12rgb/rgb/9e0</text:p>
          </table:table-cell>
        </table:table-row>
        <table:table-row table:style-name="ro1">
          <table:table-cell office:value-type="string">
            <text:p>9f</text:p>
          </table:table-cell>
          <table:table-cell table:formula="of:=[.A160]&amp;&quot;0&quot;" office:value-type="string" office:string-value="9f0">
            <text:p>9f0</text:p>
          </table:table-cell>
          <table:table-cell table:formula="of:=&quot;alias 'cross12rgb.setcolor=&quot;&amp;[.A160]&amp;&quot;' exec yamahadodger/cross12rgb/rgb/&quot;&amp;[.B160]" office:value-type="string" office:string-value="alias 'cross12rgb.setcolor=9f' exec yamahadodger/cross12rgb/rgb/9f0">
            <text:p>alias 'cross12rgb.setcolor=9f' exec yamahadodger/cross12rgb/rgb/9f0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[.A161]&amp;&quot;00&quot;" office:value-type="string" office:string-value="a00">
            <text:p>a00</text:p>
          </table:table-cell>
          <table:table-cell table:formula="of:=&quot;alias 'cross12rgb.setcolor=&quot;&amp;[.A161]&amp;&quot;' exec yamahadodger/cross12rgb/rgb/&quot;&amp;[.B161]" office:value-type="string" office:string-value="alias 'cross12rgb.setcolor=a' exec yamahadodger/cross12rgb/rgb/a00">
            <text:p>alias 'cross12rgb.setcolor=a' exec yamahadodger/cross12rgb/rgb/a00</text:p>
          </table:table-cell>
        </table:table-row>
        <table:table-row table:style-name="ro1">
          <table:table-cell office:value-type="string">
            <text:p>a1</text:p>
          </table:table-cell>
          <table:table-cell table:formula="of:=[.A162]&amp;&quot;0&quot;" office:value-type="string" office:string-value="a10">
            <text:p>a10</text:p>
          </table:table-cell>
          <table:table-cell table:formula="of:=&quot;alias 'cross12rgb.setcolor=&quot;&amp;[.A162]&amp;&quot;' exec yamahadodger/cross12rgb/rgb/&quot;&amp;[.B162]" office:value-type="string" office:string-value="alias 'cross12rgb.setcolor=a1' exec yamahadodger/cross12rgb/rgb/a10">
            <text:p>alias 'cross12rgb.setcolor=a1' exec yamahadodger/cross12rgb/rgb/a10</text:p>
          </table:table-cell>
        </table:table-row>
        <table:table-row table:style-name="ro1">
          <table:table-cell office:value-type="string">
            <text:p>a2</text:p>
          </table:table-cell>
          <table:table-cell table:formula="of:=[.A163]&amp;&quot;0&quot;" office:value-type="string" office:string-value="a20">
            <text:p>a20</text:p>
          </table:table-cell>
          <table:table-cell table:formula="of:=&quot;alias 'cross12rgb.setcolor=&quot;&amp;[.A163]&amp;&quot;' exec yamahadodger/cross12rgb/rgb/&quot;&amp;[.B163]" office:value-type="string" office:string-value="alias 'cross12rgb.setcolor=a2' exec yamahadodger/cross12rgb/rgb/a20">
            <text:p>alias 'cross12rgb.setcolor=a2' exec yamahadodger/cross12rgb/rgb/a20</text:p>
          </table:table-cell>
        </table:table-row>
        <table:table-row table:style-name="ro1">
          <table:table-cell office:value-type="string">
            <text:p>a3</text:p>
          </table:table-cell>
          <table:table-cell table:formula="of:=[.A164]&amp;&quot;0&quot;" office:value-type="string" office:string-value="a30">
            <text:p>a30</text:p>
          </table:table-cell>
          <table:table-cell table:formula="of:=&quot;alias 'cross12rgb.setcolor=&quot;&amp;[.A164]&amp;&quot;' exec yamahadodger/cross12rgb/rgb/&quot;&amp;[.B164]" office:value-type="string" office:string-value="alias 'cross12rgb.setcolor=a3' exec yamahadodger/cross12rgb/rgb/a30">
            <text:p>alias 'cross12rgb.setcolor=a3' exec yamahadodger/cross12rgb/rgb/a30</text:p>
          </table:table-cell>
        </table:table-row>
        <table:table-row table:style-name="ro1">
          <table:table-cell office:value-type="string">
            <text:p>a4</text:p>
          </table:table-cell>
          <table:table-cell table:formula="of:=[.A165]&amp;&quot;0&quot;" office:value-type="string" office:string-value="a40">
            <text:p>a40</text:p>
          </table:table-cell>
          <table:table-cell table:formula="of:=&quot;alias 'cross12rgb.setcolor=&quot;&amp;[.A165]&amp;&quot;' exec yamahadodger/cross12rgb/rgb/&quot;&amp;[.B165]" office:value-type="string" office:string-value="alias 'cross12rgb.setcolor=a4' exec yamahadodger/cross12rgb/rgb/a40">
            <text:p>alias 'cross12rgb.setcolor=a4' exec yamahadodger/cross12rgb/rgb/a40</text:p>
          </table:table-cell>
        </table:table-row>
        <table:table-row table:style-name="ro1">
          <table:table-cell office:value-type="string">
            <text:p>a5</text:p>
          </table:table-cell>
          <table:table-cell table:formula="of:=[.A166]&amp;&quot;0&quot;" office:value-type="string" office:string-value="a50">
            <text:p>a50</text:p>
          </table:table-cell>
          <table:table-cell table:formula="of:=&quot;alias 'cross12rgb.setcolor=&quot;&amp;[.A166]&amp;&quot;' exec yamahadodger/cross12rgb/rgb/&quot;&amp;[.B166]" office:value-type="string" office:string-value="alias 'cross12rgb.setcolor=a5' exec yamahadodger/cross12rgb/rgb/a50">
            <text:p>alias 'cross12rgb.setcolor=a5' exec yamahadodger/cross12rgb/rgb/a50</text:p>
          </table:table-cell>
        </table:table-row>
        <table:table-row table:style-name="ro1">
          <table:table-cell office:value-type="string">
            <text:p>a6</text:p>
          </table:table-cell>
          <table:table-cell table:formula="of:=[.A167]&amp;&quot;0&quot;" office:value-type="string" office:string-value="a60">
            <text:p>a60</text:p>
          </table:table-cell>
          <table:table-cell table:formula="of:=&quot;alias 'cross12rgb.setcolor=&quot;&amp;[.A167]&amp;&quot;' exec yamahadodger/cross12rgb/rgb/&quot;&amp;[.B167]" office:value-type="string" office:string-value="alias 'cross12rgb.setcolor=a6' exec yamahadodger/cross12rgb/rgb/a60">
            <text:p>alias 'cross12rgb.setcolor=a6' exec yamahadodger/cross12rgb/rgb/a60</text:p>
          </table:table-cell>
        </table:table-row>
        <table:table-row table:style-name="ro1">
          <table:table-cell office:value-type="string">
            <text:p>a7</text:p>
          </table:table-cell>
          <table:table-cell table:formula="of:=[.A168]&amp;&quot;0&quot;" office:value-type="string" office:string-value="a70">
            <text:p>a70</text:p>
          </table:table-cell>
          <table:table-cell table:formula="of:=&quot;alias 'cross12rgb.setcolor=&quot;&amp;[.A168]&amp;&quot;' exec yamahadodger/cross12rgb/rgb/&quot;&amp;[.B168]" office:value-type="string" office:string-value="alias 'cross12rgb.setcolor=a7' exec yamahadodger/cross12rgb/rgb/a70">
            <text:p>alias 'cross12rgb.setcolor=a7' exec yamahadodger/cross12rgb/rgb/a70</text:p>
          </table:table-cell>
        </table:table-row>
        <table:table-row table:style-name="ro1">
          <table:table-cell office:value-type="string">
            <text:p>a8</text:p>
          </table:table-cell>
          <table:table-cell table:formula="of:=[.A169]&amp;&quot;0&quot;" office:value-type="string" office:string-value="a80">
            <text:p>a80</text:p>
          </table:table-cell>
          <table:table-cell table:formula="of:=&quot;alias 'cross12rgb.setcolor=&quot;&amp;[.A169]&amp;&quot;' exec yamahadodger/cross12rgb/rgb/&quot;&amp;[.B169]" office:value-type="string" office:string-value="alias 'cross12rgb.setcolor=a8' exec yamahadodger/cross12rgb/rgb/a80">
            <text:p>alias 'cross12rgb.setcolor=a8' exec yamahadodger/cross12rgb/rgb/a80</text:p>
          </table:table-cell>
        </table:table-row>
        <table:table-row table:style-name="ro1">
          <table:table-cell office:value-type="string">
            <text:p>a9</text:p>
          </table:table-cell>
          <table:table-cell table:formula="of:=[.A170]&amp;&quot;0&quot;" office:value-type="string" office:string-value="a90">
            <text:p>a90</text:p>
          </table:table-cell>
          <table:table-cell table:formula="of:=&quot;alias 'cross12rgb.setcolor=&quot;&amp;[.A170]&amp;&quot;' exec yamahadodger/cross12rgb/rgb/&quot;&amp;[.B170]" office:value-type="string" office:string-value="alias 'cross12rgb.setcolor=a9' exec yamahadodger/cross12rgb/rgb/a90">
            <text:p>alias 'cross12rgb.setcolor=a9' exec yamahadodger/cross12rgb/rgb/a90</text:p>
          </table:table-cell>
        </table:table-row>
        <table:table-row table:style-name="ro1">
          <table:table-cell office:value-type="string">
            <text:p>aa</text:p>
          </table:table-cell>
          <table:table-cell table:formula="of:=[.A171]&amp;&quot;0&quot;" office:value-type="string" office:string-value="aa0">
            <text:p>aa0</text:p>
          </table:table-cell>
          <table:table-cell table:formula="of:=&quot;alias 'cross12rgb.setcolor=&quot;&amp;[.A171]&amp;&quot;' exec yamahadodger/cross12rgb/rgb/&quot;&amp;[.B171]" office:value-type="string" office:string-value="alias 'cross12rgb.setcolor=aa' exec yamahadodger/cross12rgb/rgb/aa0">
            <text:p>alias 'cross12rgb.setcolor=aa' exec yamahadodger/cross12rgb/rgb/aa0</text:p>
          </table:table-cell>
        </table:table-row>
        <table:table-row table:style-name="ro1">
          <table:table-cell office:value-type="string">
            <text:p>ab</text:p>
          </table:table-cell>
          <table:table-cell table:formula="of:=[.A172]&amp;&quot;0&quot;" office:value-type="string" office:string-value="ab0">
            <text:p>ab0</text:p>
          </table:table-cell>
          <table:table-cell table:formula="of:=&quot;alias 'cross12rgb.setcolor=&quot;&amp;[.A172]&amp;&quot;' exec yamahadodger/cross12rgb/rgb/&quot;&amp;[.B172]" office:value-type="string" office:string-value="alias 'cross12rgb.setcolor=ab' exec yamahadodger/cross12rgb/rgb/ab0">
            <text:p>alias 'cross12rgb.setcolor=ab' exec yamahadodger/cross12rgb/rgb/ab0</text:p>
          </table:table-cell>
        </table:table-row>
        <table:table-row table:style-name="ro1">
          <table:table-cell office:value-type="string">
            <text:p>ac</text:p>
          </table:table-cell>
          <table:table-cell table:formula="of:=[.A173]&amp;&quot;0&quot;" office:value-type="string" office:string-value="ac0">
            <text:p>ac0</text:p>
          </table:table-cell>
          <table:table-cell table:formula="of:=&quot;alias 'cross12rgb.setcolor=&quot;&amp;[.A173]&amp;&quot;' exec yamahadodger/cross12rgb/rgb/&quot;&amp;[.B173]" office:value-type="string" office:string-value="alias 'cross12rgb.setcolor=ac' exec yamahadodger/cross12rgb/rgb/ac0">
            <text:p>alias 'cross12rgb.setcolor=ac' exec yamahadodger/cross12rgb/rgb/ac0</text:p>
          </table:table-cell>
        </table:table-row>
        <table:table-row table:style-name="ro1">
          <table:table-cell office:value-type="string">
            <text:p>ad</text:p>
          </table:table-cell>
          <table:table-cell table:formula="of:=[.A174]&amp;&quot;0&quot;" office:value-type="string" office:string-value="ad0">
            <text:p>ad0</text:p>
          </table:table-cell>
          <table:table-cell table:formula="of:=&quot;alias 'cross12rgb.setcolor=&quot;&amp;[.A174]&amp;&quot;' exec yamahadodger/cross12rgb/rgb/&quot;&amp;[.B174]" office:value-type="string" office:string-value="alias 'cross12rgb.setcolor=ad' exec yamahadodger/cross12rgb/rgb/ad0">
            <text:p>alias 'cross12rgb.setcolor=ad' exec yamahadodger/cross12rgb/rgb/ad0</text:p>
          </table:table-cell>
        </table:table-row>
        <table:table-row table:style-name="ro1">
          <table:table-cell office:value-type="string">
            <text:p>ae</text:p>
          </table:table-cell>
          <table:table-cell table:formula="of:=[.A175]&amp;&quot;0&quot;" office:value-type="string" office:string-value="ae0">
            <text:p>ae0</text:p>
          </table:table-cell>
          <table:table-cell table:formula="of:=&quot;alias 'cross12rgb.setcolor=&quot;&amp;[.A175]&amp;&quot;' exec yamahadodger/cross12rgb/rgb/&quot;&amp;[.B175]" office:value-type="string" office:string-value="alias 'cross12rgb.setcolor=ae' exec yamahadodger/cross12rgb/rgb/ae0">
            <text:p>alias 'cross12rgb.setcolor=ae' exec yamahadodger/cross12rgb/rgb/ae0</text:p>
          </table:table-cell>
        </table:table-row>
        <table:table-row table:style-name="ro1">
          <table:table-cell office:value-type="string">
            <text:p>af</text:p>
          </table:table-cell>
          <table:table-cell table:formula="of:=[.A176]&amp;&quot;0&quot;" office:value-type="string" office:string-value="af0">
            <text:p>af0</text:p>
          </table:table-cell>
          <table:table-cell table:formula="of:=&quot;alias 'cross12rgb.setcolor=&quot;&amp;[.A176]&amp;&quot;' exec yamahadodger/cross12rgb/rgb/&quot;&amp;[.B176]" office:value-type="string" office:string-value="alias 'cross12rgb.setcolor=af' exec yamahadodger/cross12rgb/rgb/af0">
            <text:p>alias 'cross12rgb.setcolor=af' exec yamahadodger/cross12rgb/rgb/af0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A177]&amp;&quot;00&quot;" office:value-type="string" office:string-value="b00">
            <text:p>b00</text:p>
          </table:table-cell>
          <table:table-cell table:formula="of:=&quot;alias 'cross12rgb.setcolor=&quot;&amp;[.A177]&amp;&quot;' exec yamahadodger/cross12rgb/rgb/&quot;&amp;[.B177]" office:value-type="string" office:string-value="alias 'cross12rgb.setcolor=b' exec yamahadodger/cross12rgb/rgb/b00">
            <text:p>alias 'cross12rgb.setcolor=b' exec yamahadodger/cross12rgb/rgb/b00</text:p>
          </table:table-cell>
        </table:table-row>
        <table:table-row table:style-name="ro1">
          <table:table-cell office:value-type="string">
            <text:p>b1</text:p>
          </table:table-cell>
          <table:table-cell table:formula="of:=[.A178]&amp;&quot;0&quot;" office:value-type="string" office:string-value="b10">
            <text:p>b10</text:p>
          </table:table-cell>
          <table:table-cell table:formula="of:=&quot;alias 'cross12rgb.setcolor=&quot;&amp;[.A178]&amp;&quot;' exec yamahadodger/cross12rgb/rgb/&quot;&amp;[.B178]" office:value-type="string" office:string-value="alias 'cross12rgb.setcolor=b1' exec yamahadodger/cross12rgb/rgb/b10">
            <text:p>alias 'cross12rgb.setcolor=b1' exec yamahadodger/cross12rgb/rgb/b10</text:p>
          </table:table-cell>
        </table:table-row>
        <table:table-row table:style-name="ro1">
          <table:table-cell office:value-type="string">
            <text:p>b2</text:p>
          </table:table-cell>
          <table:table-cell table:formula="of:=[.A179]&amp;&quot;0&quot;" office:value-type="string" office:string-value="b20">
            <text:p>b20</text:p>
          </table:table-cell>
          <table:table-cell table:formula="of:=&quot;alias 'cross12rgb.setcolor=&quot;&amp;[.A179]&amp;&quot;' exec yamahadodger/cross12rgb/rgb/&quot;&amp;[.B179]" office:value-type="string" office:string-value="alias 'cross12rgb.setcolor=b2' exec yamahadodger/cross12rgb/rgb/b20">
            <text:p>alias 'cross12rgb.setcolor=b2' exec yamahadodger/cross12rgb/rgb/b20</text:p>
          </table:table-cell>
        </table:table-row>
        <table:table-row table:style-name="ro1">
          <table:table-cell office:value-type="string">
            <text:p>b3</text:p>
          </table:table-cell>
          <table:table-cell table:formula="of:=[.A180]&amp;&quot;0&quot;" office:value-type="string" office:string-value="b30">
            <text:p>b30</text:p>
          </table:table-cell>
          <table:table-cell table:formula="of:=&quot;alias 'cross12rgb.setcolor=&quot;&amp;[.A180]&amp;&quot;' exec yamahadodger/cross12rgb/rgb/&quot;&amp;[.B180]" office:value-type="string" office:string-value="alias 'cross12rgb.setcolor=b3' exec yamahadodger/cross12rgb/rgb/b30">
            <text:p>alias 'cross12rgb.setcolor=b3' exec yamahadodger/cross12rgb/rgb/b30</text:p>
          </table:table-cell>
        </table:table-row>
        <table:table-row table:style-name="ro1">
          <table:table-cell office:value-type="string">
            <text:p>b4</text:p>
          </table:table-cell>
          <table:table-cell table:formula="of:=[.A181]&amp;&quot;0&quot;" office:value-type="string" office:string-value="b40">
            <text:p>b40</text:p>
          </table:table-cell>
          <table:table-cell table:formula="of:=&quot;alias 'cross12rgb.setcolor=&quot;&amp;[.A181]&amp;&quot;' exec yamahadodger/cross12rgb/rgb/&quot;&amp;[.B181]" office:value-type="string" office:string-value="alias 'cross12rgb.setcolor=b4' exec yamahadodger/cross12rgb/rgb/b40">
            <text:p>alias 'cross12rgb.setcolor=b4' exec yamahadodger/cross12rgb/rgb/b40</text:p>
          </table:table-cell>
        </table:table-row>
        <table:table-row table:style-name="ro1">
          <table:table-cell office:value-type="string">
            <text:p>b5</text:p>
          </table:table-cell>
          <table:table-cell table:formula="of:=[.A182]&amp;&quot;0&quot;" office:value-type="string" office:string-value="b50">
            <text:p>b50</text:p>
          </table:table-cell>
          <table:table-cell table:formula="of:=&quot;alias 'cross12rgb.setcolor=&quot;&amp;[.A182]&amp;&quot;' exec yamahadodger/cross12rgb/rgb/&quot;&amp;[.B182]" office:value-type="string" office:string-value="alias 'cross12rgb.setcolor=b5' exec yamahadodger/cross12rgb/rgb/b50">
            <text:p>alias 'cross12rgb.setcolor=b5' exec yamahadodger/cross12rgb/rgb/b50</text:p>
          </table:table-cell>
        </table:table-row>
        <table:table-row table:style-name="ro1">
          <table:table-cell office:value-type="string">
            <text:p>b6</text:p>
          </table:table-cell>
          <table:table-cell table:formula="of:=[.A183]&amp;&quot;0&quot;" office:value-type="string" office:string-value="b60">
            <text:p>b60</text:p>
          </table:table-cell>
          <table:table-cell table:formula="of:=&quot;alias 'cross12rgb.setcolor=&quot;&amp;[.A183]&amp;&quot;' exec yamahadodger/cross12rgb/rgb/&quot;&amp;[.B183]" office:value-type="string" office:string-value="alias 'cross12rgb.setcolor=b6' exec yamahadodger/cross12rgb/rgb/b60">
            <text:p>alias 'cross12rgb.setcolor=b6' exec yamahadodger/cross12rgb/rgb/b60</text:p>
          </table:table-cell>
        </table:table-row>
        <table:table-row table:style-name="ro1">
          <table:table-cell office:value-type="string">
            <text:p>b7</text:p>
          </table:table-cell>
          <table:table-cell table:formula="of:=[.A184]&amp;&quot;0&quot;" office:value-type="string" office:string-value="b70">
            <text:p>b70</text:p>
          </table:table-cell>
          <table:table-cell table:formula="of:=&quot;alias 'cross12rgb.setcolor=&quot;&amp;[.A184]&amp;&quot;' exec yamahadodger/cross12rgb/rgb/&quot;&amp;[.B184]" office:value-type="string" office:string-value="alias 'cross12rgb.setcolor=b7' exec yamahadodger/cross12rgb/rgb/b70">
            <text:p>alias 'cross12rgb.setcolor=b7' exec yamahadodger/cross12rgb/rgb/b70</text:p>
          </table:table-cell>
        </table:table-row>
        <table:table-row table:style-name="ro1">
          <table:table-cell office:value-type="string">
            <text:p>b8</text:p>
          </table:table-cell>
          <table:table-cell table:formula="of:=[.A185]&amp;&quot;0&quot;" office:value-type="string" office:string-value="b80">
            <text:p>b80</text:p>
          </table:table-cell>
          <table:table-cell table:formula="of:=&quot;alias 'cross12rgb.setcolor=&quot;&amp;[.A185]&amp;&quot;' exec yamahadodger/cross12rgb/rgb/&quot;&amp;[.B185]" office:value-type="string" office:string-value="alias 'cross12rgb.setcolor=b8' exec yamahadodger/cross12rgb/rgb/b80">
            <text:p>alias 'cross12rgb.setcolor=b8' exec yamahadodger/cross12rgb/rgb/b80</text:p>
          </table:table-cell>
        </table:table-row>
        <table:table-row table:style-name="ro1">
          <table:table-cell office:value-type="string">
            <text:p>b9</text:p>
          </table:table-cell>
          <table:table-cell table:formula="of:=[.A186]&amp;&quot;0&quot;" office:value-type="string" office:string-value="b90">
            <text:p>b90</text:p>
          </table:table-cell>
          <table:table-cell table:formula="of:=&quot;alias 'cross12rgb.setcolor=&quot;&amp;[.A186]&amp;&quot;' exec yamahadodger/cross12rgb/rgb/&quot;&amp;[.B186]" office:value-type="string" office:string-value="alias 'cross12rgb.setcolor=b9' exec yamahadodger/cross12rgb/rgb/b90">
            <text:p>alias 'cross12rgb.setcolor=b9' exec yamahadodger/cross12rgb/rgb/b90</text:p>
          </table:table-cell>
        </table:table-row>
        <table:table-row table:style-name="ro1">
          <table:table-cell office:value-type="string">
            <text:p>ba</text:p>
          </table:table-cell>
          <table:table-cell table:formula="of:=[.A187]&amp;&quot;0&quot;" office:value-type="string" office:string-value="ba0">
            <text:p>ba0</text:p>
          </table:table-cell>
          <table:table-cell table:formula="of:=&quot;alias 'cross12rgb.setcolor=&quot;&amp;[.A187]&amp;&quot;' exec yamahadodger/cross12rgb/rgb/&quot;&amp;[.B187]" office:value-type="string" office:string-value="alias 'cross12rgb.setcolor=ba' exec yamahadodger/cross12rgb/rgb/ba0">
            <text:p>alias 'cross12rgb.setcolor=ba' exec yamahadodger/cross12rgb/rgb/ba0</text:p>
          </table:table-cell>
        </table:table-row>
        <table:table-row table:style-name="ro1">
          <table:table-cell office:value-type="string">
            <text:p>bb</text:p>
          </table:table-cell>
          <table:table-cell table:formula="of:=[.A188]&amp;&quot;0&quot;" office:value-type="string" office:string-value="bb0">
            <text:p>bb0</text:p>
          </table:table-cell>
          <table:table-cell table:formula="of:=&quot;alias 'cross12rgb.setcolor=&quot;&amp;[.A188]&amp;&quot;' exec yamahadodger/cross12rgb/rgb/&quot;&amp;[.B188]" office:value-type="string" office:string-value="alias 'cross12rgb.setcolor=bb' exec yamahadodger/cross12rgb/rgb/bb0">
            <text:p>alias 'cross12rgb.setcolor=bb' exec yamahadodger/cross12rgb/rgb/bb0</text:p>
          </table:table-cell>
        </table:table-row>
        <table:table-row table:style-name="ro1">
          <table:table-cell office:value-type="string">
            <text:p>bc</text:p>
          </table:table-cell>
          <table:table-cell table:formula="of:=[.A189]&amp;&quot;0&quot;" office:value-type="string" office:string-value="bc0">
            <text:p>bc0</text:p>
          </table:table-cell>
          <table:table-cell table:formula="of:=&quot;alias 'cross12rgb.setcolor=&quot;&amp;[.A189]&amp;&quot;' exec yamahadodger/cross12rgb/rgb/&quot;&amp;[.B189]" office:value-type="string" office:string-value="alias 'cross12rgb.setcolor=bc' exec yamahadodger/cross12rgb/rgb/bc0">
            <text:p>alias 'cross12rgb.setcolor=bc' exec yamahadodger/cross12rgb/rgb/bc0</text:p>
          </table:table-cell>
        </table:table-row>
        <table:table-row table:style-name="ro1">
          <table:table-cell office:value-type="string">
            <text:p>bd</text:p>
          </table:table-cell>
          <table:table-cell table:formula="of:=[.A190]&amp;&quot;0&quot;" office:value-type="string" office:string-value="bd0">
            <text:p>bd0</text:p>
          </table:table-cell>
          <table:table-cell table:formula="of:=&quot;alias 'cross12rgb.setcolor=&quot;&amp;[.A190]&amp;&quot;' exec yamahadodger/cross12rgb/rgb/&quot;&amp;[.B190]" office:value-type="string" office:string-value="alias 'cross12rgb.setcolor=bd' exec yamahadodger/cross12rgb/rgb/bd0">
            <text:p>alias 'cross12rgb.setcolor=bd' exec yamahadodger/cross12rgb/rgb/bd0</text:p>
          </table:table-cell>
        </table:table-row>
        <table:table-row table:style-name="ro1">
          <table:table-cell office:value-type="string">
            <text:p>be</text:p>
          </table:table-cell>
          <table:table-cell table:formula="of:=[.A191]&amp;&quot;0&quot;" office:value-type="string" office:string-value="be0">
            <text:p>be0</text:p>
          </table:table-cell>
          <table:table-cell table:formula="of:=&quot;alias 'cross12rgb.setcolor=&quot;&amp;[.A191]&amp;&quot;' exec yamahadodger/cross12rgb/rgb/&quot;&amp;[.B191]" office:value-type="string" office:string-value="alias 'cross12rgb.setcolor=be' exec yamahadodger/cross12rgb/rgb/be0">
            <text:p>alias 'cross12rgb.setcolor=be' exec yamahadodger/cross12rgb/rgb/be0</text:p>
          </table:table-cell>
        </table:table-row>
        <table:table-row table:style-name="ro1">
          <table:table-cell office:value-type="string">
            <text:p>bf</text:p>
          </table:table-cell>
          <table:table-cell table:formula="of:=[.A192]&amp;&quot;0&quot;" office:value-type="string" office:string-value="bf0">
            <text:p>bf0</text:p>
          </table:table-cell>
          <table:table-cell table:formula="of:=&quot;alias 'cross12rgb.setcolor=&quot;&amp;[.A192]&amp;&quot;' exec yamahadodger/cross12rgb/rgb/&quot;&amp;[.B192]" office:value-type="string" office:string-value="alias 'cross12rgb.setcolor=bf' exec yamahadodger/cross12rgb/rgb/bf0">
            <text:p>alias 'cross12rgb.setcolor=bf' exec yamahadodger/cross12rgb/rgb/bf0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A193]&amp;&quot;00&quot;" office:value-type="string" office:string-value="c00">
            <text:p>c00</text:p>
          </table:table-cell>
          <table:table-cell table:formula="of:=&quot;alias 'cross12rgb.setcolor=&quot;&amp;[.A193]&amp;&quot;' exec yamahadodger/cross12rgb/rgb/&quot;&amp;[.B193]" office:value-type="string" office:string-value="alias 'cross12rgb.setcolor=c' exec yamahadodger/cross12rgb/rgb/c00">
            <text:p>alias 'cross12rgb.setcolor=c' exec yamahadodger/cross12rgb/rgb/c00</text:p>
          </table:table-cell>
        </table:table-row>
        <table:table-row table:style-name="ro1">
          <table:table-cell office:value-type="string">
            <text:p>c1</text:p>
          </table:table-cell>
          <table:table-cell table:formula="of:=[.A194]&amp;&quot;0&quot;" office:value-type="string" office:string-value="c10">
            <text:p>c10</text:p>
          </table:table-cell>
          <table:table-cell table:formula="of:=&quot;alias 'cross12rgb.setcolor=&quot;&amp;[.A194]&amp;&quot;' exec yamahadodger/cross12rgb/rgb/&quot;&amp;[.B194]" office:value-type="string" office:string-value="alias 'cross12rgb.setcolor=c1' exec yamahadodger/cross12rgb/rgb/c10">
            <text:p>alias 'cross12rgb.setcolor=c1' exec yamahadodger/cross12rgb/rgb/c10</text:p>
          </table:table-cell>
        </table:table-row>
        <table:table-row table:style-name="ro1">
          <table:table-cell office:value-type="string">
            <text:p>c2</text:p>
          </table:table-cell>
          <table:table-cell table:formula="of:=[.A195]&amp;&quot;0&quot;" office:value-type="string" office:string-value="c20">
            <text:p>c20</text:p>
          </table:table-cell>
          <table:table-cell table:formula="of:=&quot;alias 'cross12rgb.setcolor=&quot;&amp;[.A195]&amp;&quot;' exec yamahadodger/cross12rgb/rgb/&quot;&amp;[.B195]" office:value-type="string" office:string-value="alias 'cross12rgb.setcolor=c2' exec yamahadodger/cross12rgb/rgb/c20">
            <text:p>alias 'cross12rgb.setcolor=c2' exec yamahadodger/cross12rgb/rgb/c20</text:p>
          </table:table-cell>
        </table:table-row>
        <table:table-row table:style-name="ro1">
          <table:table-cell office:value-type="string">
            <text:p>c3</text:p>
          </table:table-cell>
          <table:table-cell table:formula="of:=[.A196]&amp;&quot;0&quot;" office:value-type="string" office:string-value="c30">
            <text:p>c30</text:p>
          </table:table-cell>
          <table:table-cell table:formula="of:=&quot;alias 'cross12rgb.setcolor=&quot;&amp;[.A196]&amp;&quot;' exec yamahadodger/cross12rgb/rgb/&quot;&amp;[.B196]" office:value-type="string" office:string-value="alias 'cross12rgb.setcolor=c3' exec yamahadodger/cross12rgb/rgb/c30">
            <text:p>alias 'cross12rgb.setcolor=c3' exec yamahadodger/cross12rgb/rgb/c30</text:p>
          </table:table-cell>
        </table:table-row>
        <table:table-row table:style-name="ro1">
          <table:table-cell office:value-type="string">
            <text:p>c4</text:p>
          </table:table-cell>
          <table:table-cell table:formula="of:=[.A197]&amp;&quot;0&quot;" office:value-type="string" office:string-value="c40">
            <text:p>c40</text:p>
          </table:table-cell>
          <table:table-cell table:formula="of:=&quot;alias 'cross12rgb.setcolor=&quot;&amp;[.A197]&amp;&quot;' exec yamahadodger/cross12rgb/rgb/&quot;&amp;[.B197]" office:value-type="string" office:string-value="alias 'cross12rgb.setcolor=c4' exec yamahadodger/cross12rgb/rgb/c40">
            <text:p>alias 'cross12rgb.setcolor=c4' exec yamahadodger/cross12rgb/rgb/c40</text:p>
          </table:table-cell>
        </table:table-row>
        <table:table-row table:style-name="ro1">
          <table:table-cell office:value-type="string">
            <text:p>c5</text:p>
          </table:table-cell>
          <table:table-cell table:formula="of:=[.A198]&amp;&quot;0&quot;" office:value-type="string" office:string-value="c50">
            <text:p>c50</text:p>
          </table:table-cell>
          <table:table-cell table:formula="of:=&quot;alias 'cross12rgb.setcolor=&quot;&amp;[.A198]&amp;&quot;' exec yamahadodger/cross12rgb/rgb/&quot;&amp;[.B198]" office:value-type="string" office:string-value="alias 'cross12rgb.setcolor=c5' exec yamahadodger/cross12rgb/rgb/c50">
            <text:p>alias 'cross12rgb.setcolor=c5' exec yamahadodger/cross12rgb/rgb/c50</text:p>
          </table:table-cell>
        </table:table-row>
        <table:table-row table:style-name="ro1">
          <table:table-cell office:value-type="string">
            <text:p>c6</text:p>
          </table:table-cell>
          <table:table-cell table:formula="of:=[.A199]&amp;&quot;0&quot;" office:value-type="string" office:string-value="c60">
            <text:p>c60</text:p>
          </table:table-cell>
          <table:table-cell table:formula="of:=&quot;alias 'cross12rgb.setcolor=&quot;&amp;[.A199]&amp;&quot;' exec yamahadodger/cross12rgb/rgb/&quot;&amp;[.B199]" office:value-type="string" office:string-value="alias 'cross12rgb.setcolor=c6' exec yamahadodger/cross12rgb/rgb/c60">
            <text:p>alias 'cross12rgb.setcolor=c6' exec yamahadodger/cross12rgb/rgb/c60</text:p>
          </table:table-cell>
        </table:table-row>
        <table:table-row table:style-name="ro1">
          <table:table-cell office:value-type="string">
            <text:p>c7</text:p>
          </table:table-cell>
          <table:table-cell table:formula="of:=[.A200]&amp;&quot;0&quot;" office:value-type="string" office:string-value="c70">
            <text:p>c70</text:p>
          </table:table-cell>
          <table:table-cell table:formula="of:=&quot;alias 'cross12rgb.setcolor=&quot;&amp;[.A200]&amp;&quot;' exec yamahadodger/cross12rgb/rgb/&quot;&amp;[.B200]" office:value-type="string" office:string-value="alias 'cross12rgb.setcolor=c7' exec yamahadodger/cross12rgb/rgb/c70">
            <text:p>alias 'cross12rgb.setcolor=c7' exec yamahadodger/cross12rgb/rgb/c70</text:p>
          </table:table-cell>
        </table:table-row>
        <table:table-row table:style-name="ro1">
          <table:table-cell office:value-type="string">
            <text:p>c8</text:p>
          </table:table-cell>
          <table:table-cell table:formula="of:=[.A201]&amp;&quot;0&quot;" office:value-type="string" office:string-value="c80">
            <text:p>c80</text:p>
          </table:table-cell>
          <table:table-cell table:formula="of:=&quot;alias 'cross12rgb.setcolor=&quot;&amp;[.A201]&amp;&quot;' exec yamahadodger/cross12rgb/rgb/&quot;&amp;[.B201]" office:value-type="string" office:string-value="alias 'cross12rgb.setcolor=c8' exec yamahadodger/cross12rgb/rgb/c80">
            <text:p>alias 'cross12rgb.setcolor=c8' exec yamahadodger/cross12rgb/rgb/c80</text:p>
          </table:table-cell>
        </table:table-row>
        <table:table-row table:style-name="ro1">
          <table:table-cell office:value-type="string">
            <text:p>c9</text:p>
          </table:table-cell>
          <table:table-cell table:formula="of:=[.A202]&amp;&quot;0&quot;" office:value-type="string" office:string-value="c90">
            <text:p>c90</text:p>
          </table:table-cell>
          <table:table-cell table:formula="of:=&quot;alias 'cross12rgb.setcolor=&quot;&amp;[.A202]&amp;&quot;' exec yamahadodger/cross12rgb/rgb/&quot;&amp;[.B202]" office:value-type="string" office:string-value="alias 'cross12rgb.setcolor=c9' exec yamahadodger/cross12rgb/rgb/c90">
            <text:p>alias 'cross12rgb.setcolor=c9' exec yamahadodger/cross12rgb/rgb/c90</text:p>
          </table:table-cell>
        </table:table-row>
        <table:table-row table:style-name="ro1">
          <table:table-cell office:value-type="string">
            <text:p>ca</text:p>
          </table:table-cell>
          <table:table-cell table:formula="of:=[.A203]&amp;&quot;0&quot;" office:value-type="string" office:string-value="ca0">
            <text:p>ca0</text:p>
          </table:table-cell>
          <table:table-cell table:formula="of:=&quot;alias 'cross12rgb.setcolor=&quot;&amp;[.A203]&amp;&quot;' exec yamahadodger/cross12rgb/rgb/&quot;&amp;[.B203]" office:value-type="string" office:string-value="alias 'cross12rgb.setcolor=ca' exec yamahadodger/cross12rgb/rgb/ca0">
            <text:p>alias 'cross12rgb.setcolor=ca' exec yamahadodger/cross12rgb/rgb/ca0</text:p>
          </table:table-cell>
        </table:table-row>
        <table:table-row table:style-name="ro1">
          <table:table-cell office:value-type="string">
            <text:p>cb</text:p>
          </table:table-cell>
          <table:table-cell table:formula="of:=[.A204]&amp;&quot;0&quot;" office:value-type="string" office:string-value="cb0">
            <text:p>cb0</text:p>
          </table:table-cell>
          <table:table-cell table:formula="of:=&quot;alias 'cross12rgb.setcolor=&quot;&amp;[.A204]&amp;&quot;' exec yamahadodger/cross12rgb/rgb/&quot;&amp;[.B204]" office:value-type="string" office:string-value="alias 'cross12rgb.setcolor=cb' exec yamahadodger/cross12rgb/rgb/cb0">
            <text:p>alias 'cross12rgb.setcolor=cb' exec yamahadodger/cross12rgb/rgb/cb0</text:p>
          </table:table-cell>
        </table:table-row>
        <table:table-row table:style-name="ro1">
          <table:table-cell office:value-type="string">
            <text:p>cc</text:p>
          </table:table-cell>
          <table:table-cell table:formula="of:=[.A205]&amp;&quot;0&quot;" office:value-type="string" office:string-value="cc0">
            <text:p>cc0</text:p>
          </table:table-cell>
          <table:table-cell table:formula="of:=&quot;alias 'cross12rgb.setcolor=&quot;&amp;[.A205]&amp;&quot;' exec yamahadodger/cross12rgb/rgb/&quot;&amp;[.B205]" office:value-type="string" office:string-value="alias 'cross12rgb.setcolor=cc' exec yamahadodger/cross12rgb/rgb/cc0">
            <text:p>alias 'cross12rgb.setcolor=cc' exec yamahadodger/cross12rgb/rgb/cc0</text:p>
          </table:table-cell>
        </table:table-row>
        <table:table-row table:style-name="ro1">
          <table:table-cell office:value-type="string">
            <text:p>cd</text:p>
          </table:table-cell>
          <table:table-cell table:formula="of:=[.A206]&amp;&quot;0&quot;" office:value-type="string" office:string-value="cd0">
            <text:p>cd0</text:p>
          </table:table-cell>
          <table:table-cell table:formula="of:=&quot;alias 'cross12rgb.setcolor=&quot;&amp;[.A206]&amp;&quot;' exec yamahadodger/cross12rgb/rgb/&quot;&amp;[.B206]" office:value-type="string" office:string-value="alias 'cross12rgb.setcolor=cd' exec yamahadodger/cross12rgb/rgb/cd0">
            <text:p>alias 'cross12rgb.setcolor=cd' exec yamahadodger/cross12rgb/rgb/cd0</text:p>
          </table:table-cell>
        </table:table-row>
        <table:table-row table:style-name="ro1">
          <table:table-cell office:value-type="string">
            <text:p>ce</text:p>
          </table:table-cell>
          <table:table-cell table:formula="of:=[.A207]&amp;&quot;0&quot;" office:value-type="string" office:string-value="ce0">
            <text:p>ce0</text:p>
          </table:table-cell>
          <table:table-cell table:formula="of:=&quot;alias 'cross12rgb.setcolor=&quot;&amp;[.A207]&amp;&quot;' exec yamahadodger/cross12rgb/rgb/&quot;&amp;[.B207]" office:value-type="string" office:string-value="alias 'cross12rgb.setcolor=ce' exec yamahadodger/cross12rgb/rgb/ce0">
            <text:p>alias 'cross12rgb.setcolor=ce' exec yamahadodger/cross12rgb/rgb/ce0</text:p>
          </table:table-cell>
        </table:table-row>
        <table:table-row table:style-name="ro1">
          <table:table-cell office:value-type="string">
            <text:p>cf</text:p>
          </table:table-cell>
          <table:table-cell table:formula="of:=[.A208]&amp;&quot;0&quot;" office:value-type="string" office:string-value="cf0">
            <text:p>cf0</text:p>
          </table:table-cell>
          <table:table-cell table:formula="of:=&quot;alias 'cross12rgb.setcolor=&quot;&amp;[.A208]&amp;&quot;' exec yamahadodger/cross12rgb/rgb/&quot;&amp;[.B208]" office:value-type="string" office:string-value="alias 'cross12rgb.setcolor=cf' exec yamahadodger/cross12rgb/rgb/cf0">
            <text:p>alias 'cross12rgb.setcolor=cf' exec yamahadodger/cross12rgb/rgb/cf0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A209]&amp;&quot;00&quot;" office:value-type="string" office:string-value="d00">
            <text:p>d00</text:p>
          </table:table-cell>
          <table:table-cell table:formula="of:=&quot;alias 'cross12rgb.setcolor=&quot;&amp;[.A209]&amp;&quot;' exec yamahadodger/cross12rgb/rgb/&quot;&amp;[.B209]" office:value-type="string" office:string-value="alias 'cross12rgb.setcolor=d' exec yamahadodger/cross12rgb/rgb/d00">
            <text:p>alias 'cross12rgb.setcolor=d' exec yamahadodger/cross12rgb/rgb/d00</text:p>
          </table:table-cell>
        </table:table-row>
        <table:table-row table:style-name="ro1">
          <table:table-cell office:value-type="string">
            <text:p>d1</text:p>
          </table:table-cell>
          <table:table-cell table:formula="of:=[.A210]&amp;&quot;0&quot;" office:value-type="string" office:string-value="d10">
            <text:p>d10</text:p>
          </table:table-cell>
          <table:table-cell table:formula="of:=&quot;alias 'cross12rgb.setcolor=&quot;&amp;[.A210]&amp;&quot;' exec yamahadodger/cross12rgb/rgb/&quot;&amp;[.B210]" office:value-type="string" office:string-value="alias 'cross12rgb.setcolor=d1' exec yamahadodger/cross12rgb/rgb/d10">
            <text:p>alias 'cross12rgb.setcolor=d1' exec yamahadodger/cross12rgb/rgb/d10</text:p>
          </table:table-cell>
        </table:table-row>
        <table:table-row table:style-name="ro1">
          <table:table-cell office:value-type="string">
            <text:p>d2</text:p>
          </table:table-cell>
          <table:table-cell table:formula="of:=[.A211]&amp;&quot;0&quot;" office:value-type="string" office:string-value="d20">
            <text:p>d20</text:p>
          </table:table-cell>
          <table:table-cell table:formula="of:=&quot;alias 'cross12rgb.setcolor=&quot;&amp;[.A211]&amp;&quot;' exec yamahadodger/cross12rgb/rgb/&quot;&amp;[.B211]" office:value-type="string" office:string-value="alias 'cross12rgb.setcolor=d2' exec yamahadodger/cross12rgb/rgb/d20">
            <text:p>alias 'cross12rgb.setcolor=d2' exec yamahadodger/cross12rgb/rgb/d20</text:p>
          </table:table-cell>
        </table:table-row>
        <table:table-row table:style-name="ro1">
          <table:table-cell office:value-type="string">
            <text:p>d3</text:p>
          </table:table-cell>
          <table:table-cell table:formula="of:=[.A212]&amp;&quot;0&quot;" office:value-type="string" office:string-value="d30">
            <text:p>d30</text:p>
          </table:table-cell>
          <table:table-cell table:formula="of:=&quot;alias 'cross12rgb.setcolor=&quot;&amp;[.A212]&amp;&quot;' exec yamahadodger/cross12rgb/rgb/&quot;&amp;[.B212]" office:value-type="string" office:string-value="alias 'cross12rgb.setcolor=d3' exec yamahadodger/cross12rgb/rgb/d30">
            <text:p>alias 'cross12rgb.setcolor=d3' exec yamahadodger/cross12rgb/rgb/d30</text:p>
          </table:table-cell>
        </table:table-row>
        <table:table-row table:style-name="ro1">
          <table:table-cell office:value-type="string">
            <text:p>d4</text:p>
          </table:table-cell>
          <table:table-cell table:formula="of:=[.A213]&amp;&quot;0&quot;" office:value-type="string" office:string-value="d40">
            <text:p>d40</text:p>
          </table:table-cell>
          <table:table-cell table:formula="of:=&quot;alias 'cross12rgb.setcolor=&quot;&amp;[.A213]&amp;&quot;' exec yamahadodger/cross12rgb/rgb/&quot;&amp;[.B213]" office:value-type="string" office:string-value="alias 'cross12rgb.setcolor=d4' exec yamahadodger/cross12rgb/rgb/d40">
            <text:p>alias 'cross12rgb.setcolor=d4' exec yamahadodger/cross12rgb/rgb/d40</text:p>
          </table:table-cell>
        </table:table-row>
        <table:table-row table:style-name="ro1">
          <table:table-cell office:value-type="string">
            <text:p>d5</text:p>
          </table:table-cell>
          <table:table-cell table:formula="of:=[.A214]&amp;&quot;0&quot;" office:value-type="string" office:string-value="d50">
            <text:p>d50</text:p>
          </table:table-cell>
          <table:table-cell table:formula="of:=&quot;alias 'cross12rgb.setcolor=&quot;&amp;[.A214]&amp;&quot;' exec yamahadodger/cross12rgb/rgb/&quot;&amp;[.B214]" office:value-type="string" office:string-value="alias 'cross12rgb.setcolor=d5' exec yamahadodger/cross12rgb/rgb/d50">
            <text:p>alias 'cross12rgb.setcolor=d5' exec yamahadodger/cross12rgb/rgb/d50</text:p>
          </table:table-cell>
        </table:table-row>
        <table:table-row table:style-name="ro1">
          <table:table-cell office:value-type="string">
            <text:p>d6</text:p>
          </table:table-cell>
          <table:table-cell table:formula="of:=[.A215]&amp;&quot;0&quot;" office:value-type="string" office:string-value="d60">
            <text:p>d60</text:p>
          </table:table-cell>
          <table:table-cell table:formula="of:=&quot;alias 'cross12rgb.setcolor=&quot;&amp;[.A215]&amp;&quot;' exec yamahadodger/cross12rgb/rgb/&quot;&amp;[.B215]" office:value-type="string" office:string-value="alias 'cross12rgb.setcolor=d6' exec yamahadodger/cross12rgb/rgb/d60">
            <text:p>alias 'cross12rgb.setcolor=d6' exec yamahadodger/cross12rgb/rgb/d60</text:p>
          </table:table-cell>
        </table:table-row>
        <table:table-row table:style-name="ro1">
          <table:table-cell office:value-type="string">
            <text:p>d7</text:p>
          </table:table-cell>
          <table:table-cell table:formula="of:=[.A216]&amp;&quot;0&quot;" office:value-type="string" office:string-value="d70">
            <text:p>d70</text:p>
          </table:table-cell>
          <table:table-cell table:formula="of:=&quot;alias 'cross12rgb.setcolor=&quot;&amp;[.A216]&amp;&quot;' exec yamahadodger/cross12rgb/rgb/&quot;&amp;[.B216]" office:value-type="string" office:string-value="alias 'cross12rgb.setcolor=d7' exec yamahadodger/cross12rgb/rgb/d70">
            <text:p>alias 'cross12rgb.setcolor=d7' exec yamahadodger/cross12rgb/rgb/d70</text:p>
          </table:table-cell>
        </table:table-row>
        <table:table-row table:style-name="ro1">
          <table:table-cell office:value-type="string">
            <text:p>d8</text:p>
          </table:table-cell>
          <table:table-cell table:formula="of:=[.A217]&amp;&quot;0&quot;" office:value-type="string" office:string-value="d80">
            <text:p>d80</text:p>
          </table:table-cell>
          <table:table-cell table:formula="of:=&quot;alias 'cross12rgb.setcolor=&quot;&amp;[.A217]&amp;&quot;' exec yamahadodger/cross12rgb/rgb/&quot;&amp;[.B217]" office:value-type="string" office:string-value="alias 'cross12rgb.setcolor=d8' exec yamahadodger/cross12rgb/rgb/d80">
            <text:p>alias 'cross12rgb.setcolor=d8' exec yamahadodger/cross12rgb/rgb/d80</text:p>
          </table:table-cell>
        </table:table-row>
        <table:table-row table:style-name="ro1">
          <table:table-cell office:value-type="string">
            <text:p>d9</text:p>
          </table:table-cell>
          <table:table-cell table:formula="of:=[.A218]&amp;&quot;0&quot;" office:value-type="string" office:string-value="d90">
            <text:p>d90</text:p>
          </table:table-cell>
          <table:table-cell table:formula="of:=&quot;alias 'cross12rgb.setcolor=&quot;&amp;[.A218]&amp;&quot;' exec yamahadodger/cross12rgb/rgb/&quot;&amp;[.B218]" office:value-type="string" office:string-value="alias 'cross12rgb.setcolor=d9' exec yamahadodger/cross12rgb/rgb/d90">
            <text:p>alias 'cross12rgb.setcolor=d9' exec yamahadodger/cross12rgb/rgb/d90</text:p>
          </table:table-cell>
        </table:table-row>
        <table:table-row table:style-name="ro1">
          <table:table-cell office:value-type="string">
            <text:p>da</text:p>
          </table:table-cell>
          <table:table-cell table:formula="of:=[.A219]&amp;&quot;0&quot;" office:value-type="string" office:string-value="da0">
            <text:p>da0</text:p>
          </table:table-cell>
          <table:table-cell table:formula="of:=&quot;alias 'cross12rgb.setcolor=&quot;&amp;[.A219]&amp;&quot;' exec yamahadodger/cross12rgb/rgb/&quot;&amp;[.B219]" office:value-type="string" office:string-value="alias 'cross12rgb.setcolor=da' exec yamahadodger/cross12rgb/rgb/da0">
            <text:p>alias 'cross12rgb.setcolor=da' exec yamahadodger/cross12rgb/rgb/da0</text:p>
          </table:table-cell>
        </table:table-row>
        <table:table-row table:style-name="ro1">
          <table:table-cell office:value-type="string">
            <text:p>db</text:p>
          </table:table-cell>
          <table:table-cell table:formula="of:=[.A220]&amp;&quot;0&quot;" office:value-type="string" office:string-value="db0">
            <text:p>db0</text:p>
          </table:table-cell>
          <table:table-cell table:formula="of:=&quot;alias 'cross12rgb.setcolor=&quot;&amp;[.A220]&amp;&quot;' exec yamahadodger/cross12rgb/rgb/&quot;&amp;[.B220]" office:value-type="string" office:string-value="alias 'cross12rgb.setcolor=db' exec yamahadodger/cross12rgb/rgb/db0">
            <text:p>alias 'cross12rgb.setcolor=db' exec yamahadodger/cross12rgb/rgb/db0</text:p>
          </table:table-cell>
        </table:table-row>
        <table:table-row table:style-name="ro1">
          <table:table-cell office:value-type="string">
            <text:p>dc</text:p>
          </table:table-cell>
          <table:table-cell table:formula="of:=[.A221]&amp;&quot;0&quot;" office:value-type="string" office:string-value="dc0">
            <text:p>dc0</text:p>
          </table:table-cell>
          <table:table-cell table:formula="of:=&quot;alias 'cross12rgb.setcolor=&quot;&amp;[.A221]&amp;&quot;' exec yamahadodger/cross12rgb/rgb/&quot;&amp;[.B221]" office:value-type="string" office:string-value="alias 'cross12rgb.setcolor=dc' exec yamahadodger/cross12rgb/rgb/dc0">
            <text:p>alias 'cross12rgb.setcolor=dc' exec yamahadodger/cross12rgb/rgb/dc0</text:p>
          </table:table-cell>
        </table:table-row>
        <table:table-row table:style-name="ro1">
          <table:table-cell office:value-type="string">
            <text:p>dd</text:p>
          </table:table-cell>
          <table:table-cell table:formula="of:=[.A222]&amp;&quot;0&quot;" office:value-type="string" office:string-value="dd0">
            <text:p>dd0</text:p>
          </table:table-cell>
          <table:table-cell table:formula="of:=&quot;alias 'cross12rgb.setcolor=&quot;&amp;[.A222]&amp;&quot;' exec yamahadodger/cross12rgb/rgb/&quot;&amp;[.B222]" office:value-type="string" office:string-value="alias 'cross12rgb.setcolor=dd' exec yamahadodger/cross12rgb/rgb/dd0">
            <text:p>alias 'cross12rgb.setcolor=dd' exec yamahadodger/cross12rgb/rgb/dd0</text:p>
          </table:table-cell>
        </table:table-row>
        <table:table-row table:style-name="ro1">
          <table:table-cell office:value-type="string">
            <text:p>de</text:p>
          </table:table-cell>
          <table:table-cell table:formula="of:=[.A223]&amp;&quot;0&quot;" office:value-type="string" office:string-value="de0">
            <text:p>de0</text:p>
          </table:table-cell>
          <table:table-cell table:formula="of:=&quot;alias 'cross12rgb.setcolor=&quot;&amp;[.A223]&amp;&quot;' exec yamahadodger/cross12rgb/rgb/&quot;&amp;[.B223]" office:value-type="string" office:string-value="alias 'cross12rgb.setcolor=de' exec yamahadodger/cross12rgb/rgb/de0">
            <text:p>alias 'cross12rgb.setcolor=de' exec yamahadodger/cross12rgb/rgb/de0</text:p>
          </table:table-cell>
        </table:table-row>
        <table:table-row table:style-name="ro1">
          <table:table-cell office:value-type="string">
            <text:p>df</text:p>
          </table:table-cell>
          <table:table-cell table:formula="of:=[.A224]&amp;&quot;0&quot;" office:value-type="string" office:string-value="df0">
            <text:p>df0</text:p>
          </table:table-cell>
          <table:table-cell table:formula="of:=&quot;alias 'cross12rgb.setcolor=&quot;&amp;[.A224]&amp;&quot;' exec yamahadodger/cross12rgb/rgb/&quot;&amp;[.B224]" office:value-type="string" office:string-value="alias 'cross12rgb.setcolor=df' exec yamahadodger/cross12rgb/rgb/df0">
            <text:p>alias 'cross12rgb.setcolor=df' exec yamahadodger/cross12rgb/rgb/df0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A225]&amp;&quot;00&quot;" office:value-type="string" office:string-value="e00">
            <text:p>e00</text:p>
          </table:table-cell>
          <table:table-cell table:formula="of:=&quot;alias 'cross12rgb.setcolor=&quot;&amp;[.A225]&amp;&quot;' exec yamahadodger/cross12rgb/rgb/&quot;&amp;[.B225]" office:value-type="string" office:string-value="alias 'cross12rgb.setcolor=e' exec yamahadodger/cross12rgb/rgb/e00">
            <text:p>alias 'cross12rgb.setcolor=e' exec yamahadodger/cross12rgb/rgb/e00</text:p>
          </table:table-cell>
        </table:table-row>
        <table:table-row table:style-name="ro1">
          <table:table-cell office:value-type="string">
            <text:p>e1</text:p>
          </table:table-cell>
          <table:table-cell table:formula="of:=[.A226]&amp;&quot;0&quot;" office:value-type="string" office:string-value="e10">
            <text:p>e10</text:p>
          </table:table-cell>
          <table:table-cell table:formula="of:=&quot;alias 'cross12rgb.setcolor=&quot;&amp;[.A226]&amp;&quot;' exec yamahadodger/cross12rgb/rgb/&quot;&amp;[.B226]" office:value-type="string" office:string-value="alias 'cross12rgb.setcolor=e1' exec yamahadodger/cross12rgb/rgb/e10">
            <text:p>alias 'cross12rgb.setcolor=e1' exec yamahadodger/cross12rgb/rgb/e10</text:p>
          </table:table-cell>
        </table:table-row>
        <table:table-row table:style-name="ro1">
          <table:table-cell office:value-type="string">
            <text:p>e2</text:p>
          </table:table-cell>
          <table:table-cell table:formula="of:=[.A227]&amp;&quot;0&quot;" office:value-type="string" office:string-value="e20">
            <text:p>e20</text:p>
          </table:table-cell>
          <table:table-cell table:formula="of:=&quot;alias 'cross12rgb.setcolor=&quot;&amp;[.A227]&amp;&quot;' exec yamahadodger/cross12rgb/rgb/&quot;&amp;[.B227]" office:value-type="string" office:string-value="alias 'cross12rgb.setcolor=e2' exec yamahadodger/cross12rgb/rgb/e20">
            <text:p>alias 'cross12rgb.setcolor=e2' exec yamahadodger/cross12rgb/rgb/e20</text:p>
          </table:table-cell>
        </table:table-row>
        <table:table-row table:style-name="ro1">
          <table:table-cell office:value-type="string">
            <text:p>e3</text:p>
          </table:table-cell>
          <table:table-cell table:formula="of:=[.A228]&amp;&quot;0&quot;" office:value-type="string" office:string-value="e30">
            <text:p>e30</text:p>
          </table:table-cell>
          <table:table-cell table:formula="of:=&quot;alias 'cross12rgb.setcolor=&quot;&amp;[.A228]&amp;&quot;' exec yamahadodger/cross12rgb/rgb/&quot;&amp;[.B228]" office:value-type="string" office:string-value="alias 'cross12rgb.setcolor=e3' exec yamahadodger/cross12rgb/rgb/e30">
            <text:p>alias 'cross12rgb.setcolor=e3' exec yamahadodger/cross12rgb/rgb/e30</text:p>
          </table:table-cell>
        </table:table-row>
        <table:table-row table:style-name="ro1">
          <table:table-cell office:value-type="string">
            <text:p>e4</text:p>
          </table:table-cell>
          <table:table-cell table:formula="of:=[.A229]&amp;&quot;0&quot;" office:value-type="string" office:string-value="e40">
            <text:p>e40</text:p>
          </table:table-cell>
          <table:table-cell table:formula="of:=&quot;alias 'cross12rgb.setcolor=&quot;&amp;[.A229]&amp;&quot;' exec yamahadodger/cross12rgb/rgb/&quot;&amp;[.B229]" office:value-type="string" office:string-value="alias 'cross12rgb.setcolor=e4' exec yamahadodger/cross12rgb/rgb/e40">
            <text:p>alias 'cross12rgb.setcolor=e4' exec yamahadodger/cross12rgb/rgb/e40</text:p>
          </table:table-cell>
        </table:table-row>
        <table:table-row table:style-name="ro1">
          <table:table-cell office:value-type="string">
            <text:p>e5</text:p>
          </table:table-cell>
          <table:table-cell table:formula="of:=[.A230]&amp;&quot;0&quot;" office:value-type="string" office:string-value="e50">
            <text:p>e50</text:p>
          </table:table-cell>
          <table:table-cell table:formula="of:=&quot;alias 'cross12rgb.setcolor=&quot;&amp;[.A230]&amp;&quot;' exec yamahadodger/cross12rgb/rgb/&quot;&amp;[.B230]" office:value-type="string" office:string-value="alias 'cross12rgb.setcolor=e5' exec yamahadodger/cross12rgb/rgb/e50">
            <text:p>alias 'cross12rgb.setcolor=e5' exec yamahadodger/cross12rgb/rgb/e50</text:p>
          </table:table-cell>
        </table:table-row>
        <table:table-row table:style-name="ro1">
          <table:table-cell office:value-type="string">
            <text:p>e6</text:p>
          </table:table-cell>
          <table:table-cell table:formula="of:=[.A231]&amp;&quot;0&quot;" office:value-type="string" office:string-value="e60">
            <text:p>e60</text:p>
          </table:table-cell>
          <table:table-cell table:formula="of:=&quot;alias 'cross12rgb.setcolor=&quot;&amp;[.A231]&amp;&quot;' exec yamahadodger/cross12rgb/rgb/&quot;&amp;[.B231]" office:value-type="string" office:string-value="alias 'cross12rgb.setcolor=e6' exec yamahadodger/cross12rgb/rgb/e60">
            <text:p>alias 'cross12rgb.setcolor=e6' exec yamahadodger/cross12rgb/rgb/e60</text:p>
          </table:table-cell>
        </table:table-row>
        <table:table-row table:style-name="ro1">
          <table:table-cell office:value-type="string">
            <text:p>e7</text:p>
          </table:table-cell>
          <table:table-cell table:formula="of:=[.A232]&amp;&quot;0&quot;" office:value-type="string" office:string-value="e70">
            <text:p>e70</text:p>
          </table:table-cell>
          <table:table-cell table:formula="of:=&quot;alias 'cross12rgb.setcolor=&quot;&amp;[.A232]&amp;&quot;' exec yamahadodger/cross12rgb/rgb/&quot;&amp;[.B232]" office:value-type="string" office:string-value="alias 'cross12rgb.setcolor=e7' exec yamahadodger/cross12rgb/rgb/e70">
            <text:p>alias 'cross12rgb.setcolor=e7' exec yamahadodger/cross12rgb/rgb/e70</text:p>
          </table:table-cell>
        </table:table-row>
        <table:table-row table:style-name="ro1">
          <table:table-cell office:value-type="string">
            <text:p>e8</text:p>
          </table:table-cell>
          <table:table-cell table:formula="of:=[.A233]&amp;&quot;0&quot;" office:value-type="string" office:string-value="e80">
            <text:p>e80</text:p>
          </table:table-cell>
          <table:table-cell table:formula="of:=&quot;alias 'cross12rgb.setcolor=&quot;&amp;[.A233]&amp;&quot;' exec yamahadodger/cross12rgb/rgb/&quot;&amp;[.B233]" office:value-type="string" office:string-value="alias 'cross12rgb.setcolor=e8' exec yamahadodger/cross12rgb/rgb/e80">
            <text:p>alias 'cross12rgb.setcolor=e8' exec yamahadodger/cross12rgb/rgb/e80</text:p>
          </table:table-cell>
        </table:table-row>
        <table:table-row table:style-name="ro1">
          <table:table-cell office:value-type="string">
            <text:p>e9</text:p>
          </table:table-cell>
          <table:table-cell table:formula="of:=[.A234]&amp;&quot;0&quot;" office:value-type="string" office:string-value="e90">
            <text:p>e90</text:p>
          </table:table-cell>
          <table:table-cell table:formula="of:=&quot;alias 'cross12rgb.setcolor=&quot;&amp;[.A234]&amp;&quot;' exec yamahadodger/cross12rgb/rgb/&quot;&amp;[.B234]" office:value-type="string" office:string-value="alias 'cross12rgb.setcolor=e9' exec yamahadodger/cross12rgb/rgb/e90">
            <text:p>alias 'cross12rgb.setcolor=e9' exec yamahadodger/cross12rgb/rgb/e90</text:p>
          </table:table-cell>
        </table:table-row>
        <table:table-row table:style-name="ro1">
          <table:table-cell office:value-type="string">
            <text:p>ea</text:p>
          </table:table-cell>
          <table:table-cell table:formula="of:=[.A235]&amp;&quot;0&quot;" office:value-type="string" office:string-value="ea0">
            <text:p>ea0</text:p>
          </table:table-cell>
          <table:table-cell table:formula="of:=&quot;alias 'cross12rgb.setcolor=&quot;&amp;[.A235]&amp;&quot;' exec yamahadodger/cross12rgb/rgb/&quot;&amp;[.B235]" office:value-type="string" office:string-value="alias 'cross12rgb.setcolor=ea' exec yamahadodger/cross12rgb/rgb/ea0">
            <text:p>alias 'cross12rgb.setcolor=ea' exec yamahadodger/cross12rgb/rgb/ea0</text:p>
          </table:table-cell>
        </table:table-row>
        <table:table-row table:style-name="ro1">
          <table:table-cell office:value-type="string">
            <text:p>eb</text:p>
          </table:table-cell>
          <table:table-cell table:formula="of:=[.A236]&amp;&quot;0&quot;" office:value-type="string" office:string-value="eb0">
            <text:p>eb0</text:p>
          </table:table-cell>
          <table:table-cell table:formula="of:=&quot;alias 'cross12rgb.setcolor=&quot;&amp;[.A236]&amp;&quot;' exec yamahadodger/cross12rgb/rgb/&quot;&amp;[.B236]" office:value-type="string" office:string-value="alias 'cross12rgb.setcolor=eb' exec yamahadodger/cross12rgb/rgb/eb0">
            <text:p>alias 'cross12rgb.setcolor=eb' exec yamahadodger/cross12rgb/rgb/eb0</text:p>
          </table:table-cell>
        </table:table-row>
        <table:table-row table:style-name="ro1">
          <table:table-cell office:value-type="string">
            <text:p>ec</text:p>
          </table:table-cell>
          <table:table-cell table:formula="of:=[.A237]&amp;&quot;0&quot;" office:value-type="string" office:string-value="ec0">
            <text:p>ec0</text:p>
          </table:table-cell>
          <table:table-cell table:formula="of:=&quot;alias 'cross12rgb.setcolor=&quot;&amp;[.A237]&amp;&quot;' exec yamahadodger/cross12rgb/rgb/&quot;&amp;[.B237]" office:value-type="string" office:string-value="alias 'cross12rgb.setcolor=ec' exec yamahadodger/cross12rgb/rgb/ec0">
            <text:p>alias 'cross12rgb.setcolor=ec' exec yamahadodger/cross12rgb/rgb/ec0</text:p>
          </table:table-cell>
        </table:table-row>
        <table:table-row table:style-name="ro1">
          <table:table-cell office:value-type="string">
            <text:p>ed</text:p>
          </table:table-cell>
          <table:table-cell table:formula="of:=[.A238]&amp;&quot;0&quot;" office:value-type="string" office:string-value="ed0">
            <text:p>ed0</text:p>
          </table:table-cell>
          <table:table-cell table:formula="of:=&quot;alias 'cross12rgb.setcolor=&quot;&amp;[.A238]&amp;&quot;' exec yamahadodger/cross12rgb/rgb/&quot;&amp;[.B238]" office:value-type="string" office:string-value="alias 'cross12rgb.setcolor=ed' exec yamahadodger/cross12rgb/rgb/ed0">
            <text:p>alias 'cross12rgb.setcolor=ed' exec yamahadodger/cross12rgb/rgb/ed0</text:p>
          </table:table-cell>
        </table:table-row>
        <table:table-row table:style-name="ro1">
          <table:table-cell office:value-type="string">
            <text:p>ee</text:p>
          </table:table-cell>
          <table:table-cell table:formula="of:=[.A239]&amp;&quot;0&quot;" office:value-type="string" office:string-value="ee0">
            <text:p>ee0</text:p>
          </table:table-cell>
          <table:table-cell table:formula="of:=&quot;alias 'cross12rgb.setcolor=&quot;&amp;[.A239]&amp;&quot;' exec yamahadodger/cross12rgb/rgb/&quot;&amp;[.B239]" office:value-type="string" office:string-value="alias 'cross12rgb.setcolor=ee' exec yamahadodger/cross12rgb/rgb/ee0">
            <text:p>alias 'cross12rgb.setcolor=ee' exec yamahadodger/cross12rgb/rgb/ee0</text:p>
          </table:table-cell>
        </table:table-row>
        <table:table-row table:style-name="ro1">
          <table:table-cell office:value-type="string">
            <text:p>ef</text:p>
          </table:table-cell>
          <table:table-cell table:formula="of:=[.A240]&amp;&quot;0&quot;" office:value-type="string" office:string-value="ef0">
            <text:p>ef0</text:p>
          </table:table-cell>
          <table:table-cell table:formula="of:=&quot;alias 'cross12rgb.setcolor=&quot;&amp;[.A240]&amp;&quot;' exec yamahadodger/cross12rgb/rgb/&quot;&amp;[.B240]" office:value-type="string" office:string-value="alias 'cross12rgb.setcolor=ef' exec yamahadodger/cross12rgb/rgb/ef0">
            <text:p>alias 'cross12rgb.setcolor=ef' exec yamahadodger/cross12rgb/rgb/ef0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A241]&amp;&quot;00&quot;" office:value-type="string" office:string-value="f00">
            <text:p>f00</text:p>
          </table:table-cell>
          <table:table-cell table:formula="of:=&quot;alias 'cross12rgb.setcolor=&quot;&amp;[.A241]&amp;&quot;' exec yamahadodger/cross12rgb/rgb/&quot;&amp;[.B241]" office:value-type="string" office:string-value="alias 'cross12rgb.setcolor=f' exec yamahadodger/cross12rgb/rgb/f00">
            <text:p>alias 'cross12rgb.setcolor=f' exec yamahadodger/cross12rgb/rgb/f00</text:p>
          </table:table-cell>
        </table:table-row>
        <table:table-row table:style-name="ro1">
          <table:table-cell office:value-type="string">
            <text:p>f1</text:p>
          </table:table-cell>
          <table:table-cell table:formula="of:=[.A242]&amp;&quot;0&quot;" office:value-type="string" office:string-value="f10">
            <text:p>f10</text:p>
          </table:table-cell>
          <table:table-cell table:formula="of:=&quot;alias 'cross12rgb.setcolor=&quot;&amp;[.A242]&amp;&quot;' exec yamahadodger/cross12rgb/rgb/&quot;&amp;[.B242]" office:value-type="string" office:string-value="alias 'cross12rgb.setcolor=f1' exec yamahadodger/cross12rgb/rgb/f10">
            <text:p>alias 'cross12rgb.setcolor=f1' exec yamahadodger/cross12rgb/rgb/f10</text:p>
          </table:table-cell>
        </table:table-row>
        <table:table-row table:style-name="ro1">
          <table:table-cell office:value-type="string">
            <text:p>f2</text:p>
          </table:table-cell>
          <table:table-cell table:formula="of:=[.A243]&amp;&quot;0&quot;" office:value-type="string" office:string-value="f20">
            <text:p>f20</text:p>
          </table:table-cell>
          <table:table-cell table:formula="of:=&quot;alias 'cross12rgb.setcolor=&quot;&amp;[.A243]&amp;&quot;' exec yamahadodger/cross12rgb/rgb/&quot;&amp;[.B243]" office:value-type="string" office:string-value="alias 'cross12rgb.setcolor=f2' exec yamahadodger/cross12rgb/rgb/f20">
            <text:p>alias 'cross12rgb.setcolor=f2' exec yamahadodger/cross12rgb/rgb/f20</text:p>
          </table:table-cell>
        </table:table-row>
        <table:table-row table:style-name="ro1">
          <table:table-cell office:value-type="string">
            <text:p>f3</text:p>
          </table:table-cell>
          <table:table-cell table:formula="of:=[.A244]&amp;&quot;0&quot;" office:value-type="string" office:string-value="f30">
            <text:p>f30</text:p>
          </table:table-cell>
          <table:table-cell table:formula="of:=&quot;alias 'cross12rgb.setcolor=&quot;&amp;[.A244]&amp;&quot;' exec yamahadodger/cross12rgb/rgb/&quot;&amp;[.B244]" office:value-type="string" office:string-value="alias 'cross12rgb.setcolor=f3' exec yamahadodger/cross12rgb/rgb/f30">
            <text:p>alias 'cross12rgb.setcolor=f3' exec yamahadodger/cross12rgb/rgb/f30</text:p>
          </table:table-cell>
        </table:table-row>
        <table:table-row table:style-name="ro1">
          <table:table-cell office:value-type="string">
            <text:p>f4</text:p>
          </table:table-cell>
          <table:table-cell table:formula="of:=[.A245]&amp;&quot;0&quot;" office:value-type="string" office:string-value="f40">
            <text:p>f40</text:p>
          </table:table-cell>
          <table:table-cell table:formula="of:=&quot;alias 'cross12rgb.setcolor=&quot;&amp;[.A245]&amp;&quot;' exec yamahadodger/cross12rgb/rgb/&quot;&amp;[.B245]" office:value-type="string" office:string-value="alias 'cross12rgb.setcolor=f4' exec yamahadodger/cross12rgb/rgb/f40">
            <text:p>alias 'cross12rgb.setcolor=f4' exec yamahadodger/cross12rgb/rgb/f40</text:p>
          </table:table-cell>
        </table:table-row>
        <table:table-row table:style-name="ro1">
          <table:table-cell office:value-type="string">
            <text:p>f5</text:p>
          </table:table-cell>
          <table:table-cell table:formula="of:=[.A246]&amp;&quot;0&quot;" office:value-type="string" office:string-value="f50">
            <text:p>f50</text:p>
          </table:table-cell>
          <table:table-cell table:formula="of:=&quot;alias 'cross12rgb.setcolor=&quot;&amp;[.A246]&amp;&quot;' exec yamahadodger/cross12rgb/rgb/&quot;&amp;[.B246]" office:value-type="string" office:string-value="alias 'cross12rgb.setcolor=f5' exec yamahadodger/cross12rgb/rgb/f50">
            <text:p>alias 'cross12rgb.setcolor=f5' exec yamahadodger/cross12rgb/rgb/f50</text:p>
          </table:table-cell>
        </table:table-row>
        <table:table-row table:style-name="ro1">
          <table:table-cell office:value-type="string">
            <text:p>f6</text:p>
          </table:table-cell>
          <table:table-cell table:formula="of:=[.A247]&amp;&quot;0&quot;" office:value-type="string" office:string-value="f60">
            <text:p>f60</text:p>
          </table:table-cell>
          <table:table-cell table:formula="of:=&quot;alias 'cross12rgb.setcolor=&quot;&amp;[.A247]&amp;&quot;' exec yamahadodger/cross12rgb/rgb/&quot;&amp;[.B247]" office:value-type="string" office:string-value="alias 'cross12rgb.setcolor=f6' exec yamahadodger/cross12rgb/rgb/f60">
            <text:p>alias 'cross12rgb.setcolor=f6' exec yamahadodger/cross12rgb/rgb/f60</text:p>
          </table:table-cell>
        </table:table-row>
        <table:table-row table:style-name="ro1">
          <table:table-cell office:value-type="string">
            <text:p>f7</text:p>
          </table:table-cell>
          <table:table-cell table:formula="of:=[.A248]&amp;&quot;0&quot;" office:value-type="string" office:string-value="f70">
            <text:p>f70</text:p>
          </table:table-cell>
          <table:table-cell table:formula="of:=&quot;alias 'cross12rgb.setcolor=&quot;&amp;[.A248]&amp;&quot;' exec yamahadodger/cross12rgb/rgb/&quot;&amp;[.B248]" office:value-type="string" office:string-value="alias 'cross12rgb.setcolor=f7' exec yamahadodger/cross12rgb/rgb/f70">
            <text:p>alias 'cross12rgb.setcolor=f7' exec yamahadodger/cross12rgb/rgb/f70</text:p>
          </table:table-cell>
        </table:table-row>
        <table:table-row table:style-name="ro1">
          <table:table-cell office:value-type="string">
            <text:p>f8</text:p>
          </table:table-cell>
          <table:table-cell table:formula="of:=[.A249]&amp;&quot;0&quot;" office:value-type="string" office:string-value="f80">
            <text:p>f80</text:p>
          </table:table-cell>
          <table:table-cell table:formula="of:=&quot;alias 'cross12rgb.setcolor=&quot;&amp;[.A249]&amp;&quot;' exec yamahadodger/cross12rgb/rgb/&quot;&amp;[.B249]" office:value-type="string" office:string-value="alias 'cross12rgb.setcolor=f8' exec yamahadodger/cross12rgb/rgb/f80">
            <text:p>alias 'cross12rgb.setcolor=f8' exec yamahadodger/cross12rgb/rgb/f80</text:p>
          </table:table-cell>
        </table:table-row>
        <table:table-row table:style-name="ro1">
          <table:table-cell office:value-type="string">
            <text:p>f9</text:p>
          </table:table-cell>
          <table:table-cell table:formula="of:=[.A250]&amp;&quot;0&quot;" office:value-type="string" office:string-value="f90">
            <text:p>f90</text:p>
          </table:table-cell>
          <table:table-cell table:formula="of:=&quot;alias 'cross12rgb.setcolor=&quot;&amp;[.A250]&amp;&quot;' exec yamahadodger/cross12rgb/rgb/&quot;&amp;[.B250]" office:value-type="string" office:string-value="alias 'cross12rgb.setcolor=f9' exec yamahadodger/cross12rgb/rgb/f90">
            <text:p>alias 'cross12rgb.setcolor=f9' exec yamahadodger/cross12rgb/rgb/f90</text:p>
          </table:table-cell>
        </table:table-row>
        <table:table-row table:style-name="ro1">
          <table:table-cell office:value-type="string">
            <text:p>fa</text:p>
          </table:table-cell>
          <table:table-cell table:formula="of:=[.A251]&amp;&quot;0&quot;" office:value-type="string" office:string-value="fa0">
            <text:p>fa0</text:p>
          </table:table-cell>
          <table:table-cell table:formula="of:=&quot;alias 'cross12rgb.setcolor=&quot;&amp;[.A251]&amp;&quot;' exec yamahadodger/cross12rgb/rgb/&quot;&amp;[.B251]" office:value-type="string" office:string-value="alias 'cross12rgb.setcolor=fa' exec yamahadodger/cross12rgb/rgb/fa0">
            <text:p>alias 'cross12rgb.setcolor=fa' exec yamahadodger/cross12rgb/rgb/fa0</text:p>
          </table:table-cell>
        </table:table-row>
        <table:table-row table:style-name="ro1">
          <table:table-cell office:value-type="string">
            <text:p>fb</text:p>
          </table:table-cell>
          <table:table-cell table:formula="of:=[.A252]&amp;&quot;0&quot;" office:value-type="string" office:string-value="fb0">
            <text:p>fb0</text:p>
          </table:table-cell>
          <table:table-cell table:formula="of:=&quot;alias 'cross12rgb.setcolor=&quot;&amp;[.A252]&amp;&quot;' exec yamahadodger/cross12rgb/rgb/&quot;&amp;[.B252]" office:value-type="string" office:string-value="alias 'cross12rgb.setcolor=fb' exec yamahadodger/cross12rgb/rgb/fb0">
            <text:p>alias 'cross12rgb.setcolor=fb' exec yamahadodger/cross12rgb/rgb/fb0</text:p>
          </table:table-cell>
        </table:table-row>
        <table:table-row table:style-name="ro1">
          <table:table-cell office:value-type="string">
            <text:p>fc</text:p>
          </table:table-cell>
          <table:table-cell table:formula="of:=[.A253]&amp;&quot;0&quot;" office:value-type="string" office:string-value="fc0">
            <text:p>fc0</text:p>
          </table:table-cell>
          <table:table-cell table:formula="of:=&quot;alias 'cross12rgb.setcolor=&quot;&amp;[.A253]&amp;&quot;' exec yamahadodger/cross12rgb/rgb/&quot;&amp;[.B253]" office:value-type="string" office:string-value="alias 'cross12rgb.setcolor=fc' exec yamahadodger/cross12rgb/rgb/fc0">
            <text:p>alias 'cross12rgb.setcolor=fc' exec yamahadodger/cross12rgb/rgb/fc0</text:p>
          </table:table-cell>
        </table:table-row>
        <table:table-row table:style-name="ro1">
          <table:table-cell office:value-type="string">
            <text:p>fd</text:p>
          </table:table-cell>
          <table:table-cell table:formula="of:=[.A254]&amp;&quot;0&quot;" office:value-type="string" office:string-value="fd0">
            <text:p>fd0</text:p>
          </table:table-cell>
          <table:table-cell table:formula="of:=&quot;alias 'cross12rgb.setcolor=&quot;&amp;[.A254]&amp;&quot;' exec yamahadodger/cross12rgb/rgb/&quot;&amp;[.B254]" office:value-type="string" office:string-value="alias 'cross12rgb.setcolor=fd' exec yamahadodger/cross12rgb/rgb/fd0">
            <text:p>alias 'cross12rgb.setcolor=fd' exec yamahadodger/cross12rgb/rgb/fd0</text:p>
          </table:table-cell>
        </table:table-row>
        <table:table-row table:style-name="ro1">
          <table:table-cell office:value-type="string">
            <text:p>fe</text:p>
          </table:table-cell>
          <table:table-cell table:formula="of:=[.A255]&amp;&quot;0&quot;" office:value-type="string" office:string-value="fe0">
            <text:p>fe0</text:p>
          </table:table-cell>
          <table:table-cell table:formula="of:=&quot;alias 'cross12rgb.setcolor=&quot;&amp;[.A255]&amp;&quot;' exec yamahadodger/cross12rgb/rgb/&quot;&amp;[.B255]" office:value-type="string" office:string-value="alias 'cross12rgb.setcolor=fe' exec yamahadodger/cross12rgb/rgb/fe0">
            <text:p>alias 'cross12rgb.setcolor=fe' exec yamahadodger/cross12rgb/rgb/fe0</text:p>
          </table:table-cell>
        </table:table-row>
      </table:table>
      <table:table table:name="Sheet2" table:style-name="ta1" table:print="false">
        <table:table-column table:style-name="co4" table:default-cell-style-name="ce1"/>
        <table:table-row table:style-name="ro1">
          <table:table-cell/>
        </table:table-row>
        <table:table-row table:style-name="ro1" table:number-rows-repeated="46">
          <table:table-cell/>
        </table:table-row>
        <table:table-row table:style-name="ro1">
          <table:table-cell table:style-name="Default"/>
        </table:table-row>
        <table:table-row table:style-name="ro1" table:number-rows-repeated="15">
          <table:table-cell/>
        </table:table-row>
        <table:table-row table:style-name="ro1">
          <table:table-cell table:style-name="Default"/>
        </table:table-row>
        <table:table-row table:style-name="ro1" table:number-rows-repeated="15">
          <table:table-cell/>
        </table:table-row>
        <table:table-row table:style-name="ro1">
          <table:table-cell table:style-name="Default"/>
        </table:table-row>
        <table:table-row table:style-name="ro1" table:number-rows-repeated="15">
          <table:table-cell/>
        </table:table-row>
        <table:table-row table:style-name="ro1">
          <table:table-cell table:style-name="Default"/>
        </table:table-row>
        <table:table-row table:style-name="ro1" table:number-rows-repeated="3728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integer-digits="3"/>
    </number:number-style>
    <number:number-style style:name="N108">
      <number:number number:decimal-places="1" number:min-integer-digits="3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30">30.12.2022</text:date>, <text:time>19:0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wid </meta:initial-creator>
    <meta:creation-date>2022-12-30T18:24:41.32</meta:creation-date>
    <dc:date>2022-12-30T19:03:04.25</dc:date>
    <dc:creator>Dawid </dc:creator>
    <meta:editing-duration>PT00H07M42S</meta:editing-duration>
    <meta:editing-cycles>1</meta:editing-cycles>
    <meta:document-statistic meta:table-count="3" meta:cell-count="765" meta:object-count="0"/>
    <meta:generator>OpenOffice.org/3.2$Win32 OpenOffice.org_project/320m12$Build-9483</meta:generator>
  </office:meta>
</office:document-meta>
</file>